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8BA00000297B73437AD1BD0D967.png" manifest:media-type="image/png"/>
  <manifest:file-entry manifest:full-path="Pictures/10000201000000970000009709FB2890574DA8D7.png" manifest:media-type="image/png"/>
  <manifest:file-entry manifest:full-path="Pictures/10000201000000F900000098BAEB855208FA3672.png" manifest:media-type="image/png"/>
  <manifest:file-entry manifest:full-path="Pictures/1000020100000136000000BD5872E0C725D9C5EF.png" manifest:media-type="image/png"/>
  <manifest:file-entry manifest:full-path="Pictures/100002010000090400000750712162C63C73412B.png" manifest:media-type="image/png"/>
  <manifest:file-entry manifest:full-path="Pictures/2000005E00007BE000004199889EC955C6E4E591.wmf" manifest:media-type="image/x-wmf"/>
  <manifest:file-entry manifest:full-path="Pictures/10000201000000CB000000CBAEAB33188B4590F6.png" manifest:media-type="image/png"/>
  <manifest:file-entry manifest:full-path="Pictures/10000201000001FF0000021E2FDAC3DFE48F37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miter" draw:fill="none" draw:textarea-vertical-align="top" draw:auto-grow-height="false" draw:fit-to-size="false" fo:min-height="0cm" fo:min-width="0cm"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dash" draw:stroke-dash="Dashed_20__28_var_29__20_4" svg:stroke-width="0cm" svg:stroke-color="#ff0000" draw:fill="solid" draw:fill-color="#ffffff"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026cm" draw:fill="solid" draw:fill-color="#6d2077"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graphic-properties draw:stroke="none" svg:stroke-width="0.026cm" draw:fill="solid" draw:fill-color="#e91995"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6" style:family="graphic" style:parent-style-name="standard">
      <style:graphic-properties draw:stroke="none" svg:stroke-width="0.026cm" draw:fill="solid" draw:fill-color="#007a53"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7" style:family="graphic" style:parent-style-name="standard">
      <style:graphic-properties draw:stroke="none" svg:stroke-width="0.026cm" draw:fill="solid" draw:fill-color="#78be2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8" style:family="graphic" style:parent-style-name="standard">
      <style:graphic-properties draw:stroke="none" svg:stroke-width="0.026cm" draw:fill="solid" draw:fill-color="#e4002b"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9" style:family="graphic" style:parent-style-name="standard">
      <style:graphic-properties draw:stroke="none" svg:stroke-width="0.026cm" draw:fill="solid" draw:fill-color="#004b87"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10" style:family="graphic" style:parent-style-name="standard">
      <style:graphic-properties draw:stroke="none" svg:stroke-width="0.026cm" draw:fill="solid" draw:fill-color="#ffb81c"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11" style:family="graphic" style:parent-style-name="standard">
      <style:graphic-properties draw:stroke="none" svg:stroke-width="0.026cm" draw:fill="solid" draw:fill-color="#2dccd3"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graphic-properties draw:stroke="none" svg:stroke-width="0.026cm" draw:fill="solid" draw:fill-color="#00313c"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1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 style:family="graphic" style:parent-style-name="standard">
      <style:graphic-properties draw:stroke="none" svg:stroke-width="0.026cm" draw:fill="solid" draw:fill-color="#30b787"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16" style:family="graphic" style:parent-style-name="standard">
      <style:graphic-properties draw:stroke="solid" svg:stroke-width="0.026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071cm" draw:fill="solid" draw:fill-color="#6d2077" draw:textarea-vertical-align="middle" draw:auto-grow-height="false" draw:fit-to-size="false" fo:min-height="0cm" fo:min-width="0cm" fo:padding-top="0.125cm" fo:padding-bottom="0.125cm" fo:padding-left="0.25cm" fo:padding-right="0.25cm" fo:wrap-option="wrap"/>
    </style:style>
    <style:style style:name="gr20" style:family="graphic" style:parent-style-name="standard">
      <style:graphic-properties draw:stroke="none" svg:stroke-width="0.071cm" draw:fill="solid" draw:fill-color="#ffffff" draw:textarea-vertical-align="middle" draw:auto-grow-height="false" draw:fit-to-size="false" fo:min-height="0cm" fo:min-width="0cm" fo:padding-top="0.125cm" fo:padding-bottom="0.125cm" fo:padding-left="0.25cm" fo:padding-right="0.25cm" fo:wrap-option="wrap"/>
    </style:style>
    <style:style style:name="gr21" style:family="graphic" style:parent-style-name="standard">
      <style:graphic-properties draw:stroke="none" svg:stroke-width="0.071cm" draw:fill="solid" draw:fill-color="#007a53" draw:textarea-vertical-align="middle" draw:auto-grow-height="false" draw:fit-to-size="false" fo:min-height="0cm" fo:min-width="0cm" fo:padding-top="0.125cm" fo:padding-bottom="0.125cm" fo:padding-left="0.25cm" fo:padding-right="0.25cm" fo:wrap-option="wrap"/>
    </style:style>
    <style:style style:name="gr22" style:family="graphic" style:parent-style-name="standard">
      <style:graphic-properties draw:stroke="none" svg:stroke-width="0.071cm" draw:fill="solid" draw:fill-color="#30b787"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2.386cm" fo:padding-top="0cm" fo:padding-bottom="0cm" fo:padding-left="0cm" fo:padding-right="0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8.287cm" fo:padding-top="0cm" fo:padding-bottom="0cm" fo:padding-left="0cm" fo:padding-right="0cm" fo:wrap-option="wrap"/>
    </style:style>
    <style:style style:name="pr3" style:family="presentation" style:parent-style-name="Title_20_Slide-notes">
      <style:graphic-properties draw:fill-color="#ffffff" fo:min-height="13.364cm"/>
    </style:style>
    <style:style style:name="pr4" style:family="presentation" style:parent-style-name="Title_20_Slide_20__2b__20_Collaborator_20_Logos-title">
      <style:graphic-properties draw:stroke="none" svg:stroke-width="0cm" draw:fill="none" draw:textarea-vertical-align="bottom" draw:auto-grow-height="false" draw:fit-to-size="false" fo:min-height="2.386cm" fo:padding-top="0cm" fo:padding-bottom="0cm" fo:padding-left="0cm" fo:padding-right="0cm" fo:wrap-option="wrap"/>
    </style:style>
    <style:style style:name="pr5" style:family="presentation" style:parent-style-name="Title_20_Slide_20__2b__20_Collaborator_20_Logos-subtitle">
      <style:graphic-properties draw:stroke="none" svg:stroke-width="0cm" draw:fill="none" draw:fill-color="#ffffff" draw:textarea-vertical-align="top" draw:auto-grow-height="false" draw:fit-to-size="shrink-to-fit" fo:min-height="8.287cm" fo:padding-top="0cm" fo:padding-bottom="0cm" fo:padding-left="0cm" fo:padding-right="0cm" fo:wrap-option="wrap"/>
    </style:style>
    <style:style style:name="pr6" style:family="presentation" style:parent-style-name="Title_20_Slide_20__2b__20_Collaborator_20_Logos-notes">
      <style:graphic-properties draw:fill-color="#ffffff" fo:min-height="13.364cm"/>
    </style:style>
    <style:style style:name="pr7" style:family="presentation" style:parent-style-name="Title_20_and_20_Content-title">
      <style:graphic-properties draw:stroke="none" svg:stroke-width="0cm" draw:fill="none" draw:textarea-vertical-align="top" draw:auto-grow-height="false" draw:fit-to-size="shrink-to-fit" fo:min-height="2.386cm" fo:padding-top="0cm" fo:padding-bottom="0cm" fo:padding-left="0cm" fo:padding-right="0cm" fo:wrap-option="wrap"/>
    </style:style>
    <style:style style:name="pr8" style:family="presentation" style:parent-style-name="Title_20_and_20_Content-outline1">
      <style:graphic-properties draw:stroke="none" svg:stroke-width="0cm" draw:fill="none" draw:textarea-vertical-align="top" draw:auto-grow-height="false" draw:fit-to-size="false" fo:min-height="8.036cm" fo:padding-top="0cm" fo:padding-bottom="0cm" fo:padding-left="0cm" fo:padding-right="0cm" fo:wrap-option="wrap"/>
    </style:style>
    <style:style style:name="pr9" style:family="presentation" style:parent-style-name="Title_20_and_20_Content-backgroundobjects">
      <style:graphic-properties draw:stroke="none" svg:stroke-width="0cm" draw:stroke-linejoin="miter" draw:fill="none" draw:fill-color="#ffffff" draw:textarea-vertical-align="middle" draw:auto-grow-height="false" draw:fit-to-size="false" fo:min-height="8.287cm" fo:padding-top="0cm" fo:padding-bottom="0cm" fo:padding-left="0cm" fo:padding-right="0cm" fo:wrap-option="wrap"/>
    </style:style>
    <style:style style:name="pr10"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pr11" style:family="presentation" style:parent-style-name="Title_20_and_20_Content-notes">
      <style:graphic-properties draw:fill-color="#ffffff" fo:min-height="13.364cm"/>
    </style:style>
    <style:style style:name="pr12" style:family="presentation" style:parent-style-name="Title_2c__20_Subtitle_20_and_20_Content-outline1">
      <style:graphic-properties draw:stroke="none" svg:stroke-width="0cm" draw:fill="none" draw:textarea-vertical-align="top" draw:auto-grow-height="false" draw:fit-to-size="shrink-to-fit" fo:min-height="8.036cm" fo:padding-top="0cm" fo:padding-bottom="0cm" fo:padding-left="0cm" fo:padding-right="0cm" fo:wrap-option="wrap"/>
    </style:style>
    <style:style style:name="pr13" style:family="presentation" style:parent-style-name="Title_2c__20_Subtitle_20_and_20_Content-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pr14" style:family="presentation" style:parent-style-name="Title_2c__20_Subtitle_20_and_20_Content-notes">
      <style:graphic-properties draw:fill-color="#ffffff" fo:min-height="13.364cm"/>
    </style:style>
    <style:style style:name="pr15" style:family="presentation" style:parent-style-name="Title_20_and_20_Content_20_Black_20_Background-title">
      <style:graphic-properties draw:stroke="none" svg:stroke-width="0cm" draw:fill="none" draw:textarea-vertical-align="top" draw:auto-grow-height="false" draw:fit-to-size="shrink-to-fit" fo:min-height="2.386cm" fo:padding-top="0cm" fo:padding-bottom="0cm" fo:padding-left="0cm" fo:padding-right="0cm" fo:wrap-option="wrap"/>
    </style:style>
    <style:style style:name="pr16" style:family="presentation" style:parent-style-name="Title_20_and_20_Content_20_Black_20_Background-outline1">
      <style:graphic-properties draw:stroke="none" svg:stroke-width="0cm" draw:fill="none" draw:textarea-vertical-align="top" draw:auto-grow-height="false" draw:fit-to-size="false" fo:min-height="8.036cm" fo:padding-top="0cm" fo:padding-bottom="0cm" fo:padding-left="0cm" fo:padding-right="0cm" fo:wrap-option="wrap"/>
    </style:style>
    <style:style style:name="pr17" style:family="presentation" style:parent-style-name="Title_20_and_20_Content_20_Black_20_Background-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pr18" style:family="presentation" style:parent-style-name="Title_20_and_20_Content_20_Black_20_Background-notes">
      <style:graphic-properties draw:fill-color="#ffffff" fo:min-height="13.364cm"/>
    </style:style>
    <style:style style:name="pr19" style:family="presentation" style:parent-style-name="Title_20_and_20_2_20_Column_20_Content-title">
      <style:graphic-properties draw:stroke="none" svg:stroke-width="0cm" draw:fill="none" draw:textarea-vertical-align="top" draw:auto-grow-height="false" draw:fit-to-size="shrink-to-fit" fo:min-height="2.386cm" fo:padding-top="0cm" fo:padding-bottom="0cm" fo:padding-left="0cm" fo:padding-right="0cm" fo:wrap-option="wrap"/>
    </style:style>
    <style:style style:name="pr20" style:family="presentation" style:parent-style-name="Title_20_and_20_2_20_Column_20_Content-outline1">
      <style:graphic-properties draw:stroke="none" svg:stroke-width="0cm" draw:fill="none" draw:textarea-vertical-align="top" draw:auto-grow-height="false" draw:fit-to-size="false" fo:min-height="8.036cm" fo:padding-top="0cm" fo:padding-bottom="0cm" fo:padding-left="0cm" fo:padding-right="0cm" fo:wrap-option="wrap"/>
    </style:style>
    <style:style style:name="pr21" style:family="presentation" style:parent-style-name="Title_20_and_20_2_20_Column_20_Content-backgroundobjects">
      <style:graphic-properties draw:stroke="none" svg:stroke-width="0cm" draw:stroke-linejoin="miter" draw:fill="none" draw:fill-color="#ffffff" draw:textarea-vertical-align="middle" draw:auto-grow-height="false" draw:fit-to-size="false" fo:min-height="8.287cm" fo:padding-top="0cm" fo:padding-bottom="0cm" fo:padding-left="0cm" fo:padding-right="0cm" fo:wrap-option="wrap"/>
    </style:style>
    <style:style style:name="pr22" style:family="presentation" style:parent-style-name="Title_20_and_20_2_20_Column_20_Content-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pr23" style:family="presentation" style:parent-style-name="Title_20_and_20_2_20_Column_20_Content-notes">
      <style:graphic-properties draw:fill-color="#ffffff" fo:min-height="13.364cm"/>
    </style:style>
    <style:style style:name="pr24" style:family="presentation" style:parent-style-name="Title_20_Only-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pr25" style:family="presentation" style:parent-style-name="Title_20_Only-backgroundobjects">
      <style:graphic-properties draw:stroke="none" svg:stroke-width="0cm" draw:stroke-linejoin="miter" draw:fill="none" draw:fill-color="#ffffff" draw:textarea-vertical-align="middle" draw:auto-grow-height="false" draw:fit-to-size="false" fo:min-height="8.287cm" fo:padding-top="0cm" fo:padding-bottom="0cm" fo:padding-left="0cm" fo:padding-right="0cm" fo:wrap-option="wrap"/>
    </style:style>
    <style:style style:name="pr26" style:family="presentation" style:parent-style-name="Title_20_Only-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pr27" style:family="presentation" style:parent-style-name="Title_20_Only-notes">
      <style:graphic-properties draw:fill-color="#ffffff" fo:min-height="13.364cm"/>
    </style:style>
    <style:style style:name="pr28" style:family="presentation" style:parent-style-name="Section_20_Header-outline1">
      <style:graphic-properties draw:stroke="none" svg:stroke-width="0cm" draw:fill="none" draw:textarea-vertical-align="top" draw:auto-grow-height="false" draw:fit-to-size="shrink-to-fit" fo:min-height="8.036cm" fo:padding-top="0cm" fo:padding-bottom="0cm" fo:padding-left="0cm" fo:padding-right="0cm" fo:wrap-option="wrap"/>
    </style:style>
    <style:style style:name="pr29" style:family="presentation" style:parent-style-name="Section_20_Header-notes">
      <style:graphic-properties draw:fill-color="#ffffff" fo:min-height="13.364cm"/>
    </style:style>
    <style:style style:name="pr30" style:family="presentation" style:parent-style-name="Title_20_and_20_Content-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pr31" style:family="presentation" style:parent-style-name="Title_20_Only_20_Black_20_Background-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pr32" style:family="presentation" style:parent-style-name="Title_20_Only_20_Black_20_Background-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pr33" style:family="presentation" style:parent-style-name="Title_20_Only_20_Black_20_Background-notes">
      <style:graphic-properties draw:fill-color="#ffffff" fo:min-height="13.364cm"/>
    </style:style>
    <style:style style:name="pr34" style:family="presentation" style:parent-style-name="Blank-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pr35" style:family="presentation" style:parent-style-name="Blank-notes">
      <style:graphic-properties draw:fill-color="#ffffff" fo:min-height="13.364cm"/>
    </style:style>
    <style:style style:name="pr36" style:family="presentation" style:parent-style-name="Blank_20_Black_20_Background-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pr37" style:family="presentation" style:parent-style-name="Blank_20_Black_20_Background-notes">
      <style:graphic-properties draw:fill-color="#ffffff" fo:min-height="13.364cm"/>
    </style:style>
    <style:style style:name="pr38" style:family="presentation" style:parent-style-name="Thank_20_You_20_Option_20_1-subtitle">
      <style:graphic-properties draw:stroke="none" svg:stroke-width="0cm" draw:fill="none" draw:fill-color="#ffffff" draw:textarea-vertical-align="top" draw:auto-grow-height="false" draw:fit-to-size="shrink-to-fit" fo:min-height="8.287cm" fo:padding-top="0cm" fo:padding-bottom="0cm" fo:padding-left="0cm" fo:padding-right="0cm" fo:wrap-option="wrap"/>
    </style:style>
    <style:style style:name="pr39" style:family="presentation" style:parent-style-name="Thank_20_You_20_Option_20_1-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pr40" style:family="presentation" style:parent-style-name="Thank_20_You_20_Option_20_1-notes">
      <style:graphic-properties draw:fill-color="#ffffff" fo:min-height="13.364cm"/>
    </style:style>
    <style:style style:name="pr41" style:family="presentation" style:parent-style-name="Thank_20_You_20__2b__20_Collaborator_20_Logos-subtitle">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pr42" style:family="presentation" style:parent-style-name="Thank_20_You_20__2b__20_Collaborator_20_Logos-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pr43" style:family="presentation" style:parent-style-name="Thank_20_You_20__2b__20_Collaborator_20_Logos-notes">
      <style:graphic-properties draw:fill-color="#ffffff" fo:min-height="13.364cm"/>
    </style:style>
    <style:style style:name="pr44" style:family="presentation" style:parent-style-name="Title_20_and_20_Content-outline1">
      <style:graphic-properties draw:stroke="none" svg:stroke-width="0cm" draw:fill="none" draw:textarea-vertical-align="top" draw:auto-grow-height="false" draw:fit-to-size="shrink-to-fit" fo:min-height="8.036cm" fo:padding-top="0cm" fo:padding-bottom="0cm" fo:padding-left="0cm" fo:padding-right="0cm" fo:wrap-option="wrap"/>
    </style:style>
    <style:style style:name="pr45" style:family="presentation" style:parent-style-name="Title_20_and_20_Content-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4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7.834cm" style:use-optimal-column-width="false"/>
    </style:style>
    <style:style style:name="co2" style:family="table-column">
      <style:table-column-properties style:column-width="7.835cm" style:use-optimal-column-width="false"/>
    </style:style>
    <style:style style:name="ro1" style:family="table-row">
      <style:table-row-properties style:row-height="0.564cm"/>
    </style:style>
    <style:style style:name="ro2" style:family="table-row">
      <style:table-row-properties style:row-height="1.097cm"/>
    </style:style>
    <style:style style:name="ro3" style:family="table-row">
      <style:table-row-properties style:row-height="1.127cm"/>
    </style:style>
    <style:style style:name="ro4" style:family="table-row">
      <style:table-row-properties style:row-height="0.644cm"/>
    </style:style>
    <style:style style:name="ce1" style:family="table-cell">
      <loext:graphic-properties draw:fill="solid" draw:fill-color="#000000" draw:textarea-vertical-align="middle" fo:padding-top="0.095cm" fo:padding-bottom="0.095cm" fo:padding-left="0.254cm" fo:padding-right="0.254cm"/>
      <style:paragraph-properties fo:border-left="none" fo:border-right="none" fo:border-top="0.99pt solid #000000" fo:border-bottom="0.99pt solid #000000"/>
    </style:style>
    <style:style style:name="ce2" style:family="table-cell">
      <loext:graphic-properties draw:fill="solid" draw:fill-color="#e7e7e7" draw:textarea-vertical-align="top" fo:padding-top="0.075cm" fo:padding-bottom="0.075cm" fo:padding-left="0.254cm" fo:padding-right="0.1cm"/>
      <style:paragraph-properties fo:border-left="none" fo:border-right="none" fo:border-top="0.99pt solid #000000" fo:border-bottom="0.99pt solid #000000"/>
    </style:style>
    <style:style style:name="ce3" style:family="table-cell">
      <loext:graphic-properties draw:fill="solid" draw:fill-color="#e7e7e7" draw:textarea-vertical-align="top" fo:padding-top="0.095cm" fo:padding-bottom="0.095cm" fo:padding-left="0.254cm" fo:padding-right="0.254cm"/>
      <style:paragraph-properties fo:border-left="none" fo:border-right="none" fo:border-top="0.99pt solid #000000" fo:border-bottom="0.99pt solid #000000"/>
    </style:style>
    <style:style style:name="ce4" style:family="table-cell">
      <loext:graphic-properties draw:fill="solid" draw:fill-color="#ffffff" draw:textarea-vertical-align="top" fo:padding-top="0.095cm" fo:padding-bottom="0.095cm" fo:padding-left="0.254cm" fo:padding-right="0.254cm"/>
      <style:paragraph-properties fo:border-left="none" fo:border-right="none" fo:border-top="0.99pt solid #000000" fo:border-bottom="0.99pt solid #000000"/>
    </style:style>
    <style:style style:name="P1" style:family="paragraph">
      <loext:graphic-properties draw:fill="none"/>
      <style:paragraph-properties fo:text-align="start" style:font-independent-line-spacing="true"/>
      <style:text-properties fo:font-size="44pt"/>
    </style:style>
    <style:style style:name="P2" style:family="paragraph">
      <loext:graphic-properties draw:fill="none" draw:fill-color="#ffffff"/>
      <style:paragraph-properties fo:text-align="start" style:font-independent-line-spacing="true"/>
      <style:text-properties fo:font-size="22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color="#ffffff"/>
    </style:style>
    <style:style style:name="P6" style:family="paragraph">
      <loext:graphic-properties draw:fill="solid" draw:fill-color="#ffffff"/>
      <style:paragraph-properties fo:text-align="start" style:font-independent-line-spacing="true"/>
      <style:text-properties fo:font-size="18pt"/>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6pt"/>
    </style:style>
    <style:style style:name="P9"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106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24pt"/>
    </style:style>
    <style:style style:name="P1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9pt" style:font-size-asian="14pt" style:font-size-complex="14pt"/>
    </style:style>
    <style:style style:name="P1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6" style:family="paragraph">
      <loext:graphic-properties draw:fill="none"/>
      <style:paragraph-properties fo:text-align="start" style:font-independent-line-spacing="true"/>
      <style:text-properties fo:font-size="28pt"/>
    </style:style>
    <style:style style:name="P17" style:family="paragraph">
      <style:paragraph-properties fo:margin-left="0.6cm" fo:margin-right="0cm" fo:margin-top="0.212cm" fo:margin-bottom="0cm" fo:line-height="100%" fo:text-align="start" fo:text-indent="-0.599cm" style:punctuation-wrap="hanging" style:writing-mode="lr-tb">
        <style:tab-stops>
          <style:tab-stop style:position="0cm"/>
        </style:tab-stops>
      </style:paragraph-properties>
      <style:text-properties fo:hyphenate="false"/>
    </style:style>
    <style:style style:name="P18" style:family="paragraph">
      <style:paragraph-properties fo:margin-left="0cm" fo:margin-right="0cm" fo:text-indent="0cm"/>
    </style:style>
    <style:style style:name="P19"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6cm" fo:margin-right="0cm" fo:margin-top="0cm" fo:margin-bottom="0.2cm" fo:line-height="100%" fo:text-align="start" fo:text-indent="-0.599cm" style:punctuation-wrap="hanging" style:writing-mode="lr-tb">
        <style:tab-stops>
          <style:tab-stop style:position="0cm"/>
        </style:tab-stops>
      </style:paragraph-properties>
      <style:text-properties fo:hyphenate="false"/>
    </style:style>
    <style:style style:name="P21" style:family="paragraph">
      <loext:graphic-properties draw:fill="solid" draw:fill-color="#6d2077"/>
      <style:paragraph-properties fo:text-align="start" style:font-independent-line-spacing="true"/>
      <style:text-properties fo:font-size="18pt"/>
    </style:style>
    <style:style style:name="P22" style:family="paragraph">
      <loext:graphic-properties draw:fill="solid" draw:fill-color="#e91995"/>
      <style:paragraph-properties fo:text-align="start" style:font-independent-line-spacing="true"/>
      <style:text-properties fo:font-size="18pt"/>
    </style:style>
    <style:style style:name="P23" style:family="paragraph">
      <loext:graphic-properties draw:fill="solid" draw:fill-color="#007a53"/>
      <style:paragraph-properties fo:text-align="start" style:font-independent-line-spacing="true"/>
      <style:text-properties fo:font-size="18pt"/>
    </style:style>
    <style:style style:name="P24" style:family="paragraph">
      <loext:graphic-properties draw:fill="solid" draw:fill-color="#78be20"/>
      <style:paragraph-properties fo:text-align="start" style:font-independent-line-spacing="true"/>
      <style:text-properties fo:font-size="18pt"/>
    </style:style>
    <style:style style:name="P25" style:family="paragraph">
      <loext:graphic-properties draw:fill="solid" draw:fill-color="#e4002b"/>
      <style:paragraph-properties fo:text-align="start" style:font-independent-line-spacing="true"/>
      <style:text-properties fo:font-size="18pt"/>
    </style:style>
    <style:style style:name="P26" style:family="paragraph">
      <loext:graphic-properties draw:fill="solid" draw:fill-color="#004b87"/>
      <style:paragraph-properties fo:text-align="start" style:font-independent-line-spacing="true"/>
      <style:text-properties fo:font-size="18pt"/>
    </style:style>
    <style:style style:name="P27" style:family="paragraph">
      <loext:graphic-properties draw:fill="solid" draw:fill-color="#ffb81c"/>
      <style:paragraph-properties fo:text-align="start" style:font-independent-line-spacing="true"/>
      <style:text-properties fo:font-size="18pt"/>
    </style:style>
    <style:style style:name="P28" style:family="paragraph">
      <loext:graphic-properties draw:fill="solid" draw:fill-color="#2dccd3"/>
      <style:paragraph-properties fo:text-align="start" style:font-independent-line-spacing="true"/>
      <style:text-properties fo:font-size="18pt"/>
    </style:style>
    <style:style style:name="P29" style:family="paragraph">
      <loext:graphic-properties draw:fill="solid" draw:fill-color="#00313c"/>
      <style:paragraph-properties fo:text-align="start" style:font-independent-line-spacing="true"/>
      <style:text-properties fo:font-size="18pt"/>
    </style:style>
    <style:style style:name="P3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1" style:family="paragraph">
      <loext:graphic-properties draw:fill="solid" draw:fill-color="#30b787"/>
      <style:paragraph-properties fo:text-align="start" style:font-independent-line-spacing="true"/>
      <style:text-properties fo:font-size="18pt"/>
    </style:style>
    <style:style style:name="P32" style:family="paragraph">
      <loext:graphic-properties draw:fill="solid" draw:fill-color="#000000"/>
      <style:paragraph-properties fo:text-align="start" style:font-independent-line-spacing="true"/>
      <style:text-properties fo:font-size="18pt"/>
    </style:style>
    <style:style style:name="P33" style:family="paragraph">
      <style:paragraph-properties fo:margin-left="0cm" fo:margin-right="0cm" fo:margin-top="0.212cm" fo:margin-bottom="0.3cm" fo:text-align="start" fo:text-indent="0cm">
        <style:tab-stops>
          <style:tab-stop style:position="0cm"/>
        </style:tab-stops>
      </style:paragraph-properties>
    </style:style>
    <style:style style:name="P34" style:family="paragraph">
      <style:paragraph-properties fo:margin-left="0cm" fo:margin-right="0cm" fo:margin-top="0.212cm" fo:margin-bottom="0cm" fo:text-align="start" fo:text-indent="0cm">
        <style:tab-stops>
          <style:tab-stop style:position="0cm"/>
        </style:tab-stops>
      </style:paragraph-properties>
    </style:style>
    <style:style style:name="P35" style:family="paragraph">
      <style:paragraph-properties fo:margin-left="0.247cm" fo:margin-right="0cm" fo:margin-top="0cm" fo:margin-bottom="0cm" fo:line-height="100%" fo:text-align="start" fo:text-indent="-0.246cm" style:punctuation-wrap="hanging" style:writing-mode="lr-tb">
        <style:tab-stops>
          <style:tab-stop style:position="0cm"/>
        </style:tab-stops>
      </style:paragraph-properties>
      <style:text-properties fo:hyphenate="false"/>
    </style:style>
    <style:style style:name="P36" style:family="paragraph">
      <loext:graphic-properties draw:fill="none"/>
      <style:paragraph-properties fo:text-align="start"/>
      <style:text-properties fo:font-size="18pt"/>
    </style:style>
    <style:style style:name="P37" style:family="paragraph">
      <style:paragraph-properties fo:text-align="center"/>
    </style:style>
    <style:style style:name="P38" style:family="paragraph">
      <style:paragraph-properties fo:margin-left="0cm" fo:margin-right="0cm" fo:margin-top="0cm" fo:margin-bottom="0.212cm" fo:line-height="100%" fo:text-align="start" fo:text-indent="0cm" style:punctuation-wrap="hanging" style:writing-mode="lr-tb"/>
      <style:text-properties fo:hyphenate="false"/>
    </style:style>
    <style:style style:name="P39" style:family="paragraph">
      <style:paragraph-properties fo:margin-left="0cm" fo:margin-right="0cm" fo:margin-top="1.058cm" fo:margin-bottom="0cm" fo:line-height="80%" fo:text-align="start" fo:text-indent="0cm" style:punctuation-wrap="hanging" style:writing-mode="lr-tb">
        <style:tab-stops>
          <style:tab-stop style:position="0cm"/>
        </style:tab-stops>
      </style:paragraph-properties>
      <style:text-properties fo:hyphenate="false"/>
    </style:style>
    <style:style style:name="P40" style:family="paragraph">
      <style:paragraph-properties fo:margin-left="0cm" fo:margin-right="0cm" fo:margin-top="0cm" fo:margin-bottom="0.199cm" fo:line-height="80%" fo:text-align="start" fo:text-indent="0cm" style:punctuation-wrap="hanging" style:writing-mode="lr-tb">
        <style:tab-stops>
          <style:tab-stop style:position="0cm"/>
        </style:tab-stops>
      </style:paragraph-properties>
      <style:text-properties fo:hyphenate="false"/>
    </style:style>
    <style:style style:name="P41" style:family="paragraph">
      <style:paragraph-properties fo:margin-left="0.75cm" fo:margin-right="0cm" fo:margin-top="0cm" fo:margin-bottom="0cm" fo:line-height="80%" fo:text-align="start" fo:text-indent="-0.749cm" style:punctuation-wrap="hanging" style:writing-mode="lr-tb">
        <style:tab-stops>
          <style:tab-stop style:position="0cm"/>
        </style:tab-stops>
      </style:paragraph-properties>
      <style:text-properties fo:hyphenate="false"/>
    </style:style>
    <style:style style:name="P42" style:family="paragraph">
      <loext:graphic-properties draw:fill="none" draw:fill-color="#ffffff"/>
      <style:paragraph-properties fo:text-align="start" style:font-independent-line-spacing="true"/>
      <style:text-properties fo:font-size="16pt"/>
    </style:style>
    <style:style style:name="P43" style:family="paragraph">
      <loext:graphic-properties draw:fill="none"/>
      <style:paragraph-properties fo:text-align="start" style:font-independent-line-spacing="true"/>
      <style:text-properties fo:font-size="55pt"/>
    </style:style>
    <style:style style:name="P44" style:family="paragraph">
      <loext:graphic-properties draw:fill="none" draw:fill-color="#ffffff"/>
      <style:paragraph-properties fo:text-align="start" style:font-independent-line-spacing="true"/>
      <style:text-properties fo:font-size="18pt"/>
    </style:style>
    <style:style style:name="P45"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 style:family="text">
      <style:text-properties fo:font-variant="normal" fo:text-transform="none" fo:color="#ffffff" style:text-line-through-style="none" style:text-line-through-type="none" style:text-position="0% 100%" style:font-name="Calibri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ff0000"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7pt" fo:letter-spacing="normal" fo:font-style="italic" style:text-underline-style="none" fo:font-weight="normal" style:font-size-asian="17pt" style:font-style-asian="italic" style:font-weight-asian="normal" style:font-size-complex="17pt" style:font-style-complex="italic" style:font-weight-complex="normal"/>
    </style:style>
    <style:style style:name="T8"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30b787"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3" style:family="text">
      <style:text-properties fo:font-variant="normal" fo:text-transform="none" fo:color="#30b787"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font-variant="normal" fo:text-transform="none" fo:color="#30b787"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5"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8"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fo:font-variant="normal" fo:text-transform="none" fo:color="#ffffff"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1" style:family="text">
      <style:text-properties fo:font-variant="normal" fo:text-transform="none" fo:color="#0000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3" style:family="text">
      <style:text-properties fo:font-variant="normal" fo:text-transform="none" fo:color="#ffffff"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4" style:family="text">
      <style:text-properties fo:font-variant="normal" fo:text-transform="none" fo:color="#ffffff"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5" style:family="text">
      <style:text-properties fo:text-transform="uppercase" fo:color="#ffffff" style:text-line-through-style="none" style:text-line-through-type="none" style:text-position="0% 100%" style:font-name="Calibri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26"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7" style:family="text">
      <style:text-properties fo:font-variant="normal" fo:text-transform="none" fo:color="#ff0000" style:text-line-through-style="none" style:text-line-through-type="none" style:text-position="0% 100%" style:font-name="Calibri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Calibri1"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29" style:family="text">
      <style:text-properties fo:font-variant="normal" fo:text-transform="none" fo:color="#ffffff"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Calibri1" fo:font-size="55pt" fo:letter-spacing="normal" fo:font-style="normal" style:text-underline-style="none" fo:font-weight="bold" style:font-size-asian="55pt" style:font-style-asian="normal" style:font-weight-asian="bold" style:font-size-complex="55pt" style:font-style-complex="normal" style:font-weight-complex="bold"/>
    </style:style>
    <style:style style:name="T31" style:family="text">
      <style:text-properties fo:font-variant="normal" fo:text-transform="none" fo:color="#000000" style:text-line-through-style="none" style:text-line-through-type="none" style:text-position="0% 100%" style:font-name="Calibri1"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Calibri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33"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35" style:family="text">
      <style:text-properties fo:font-variant="normal" fo:text-transform="none" fo:color="#00313c" style:text-line-through-style="none" style:text-line-through-type="none" style:text-position="0% 100%" style:font-name="Calibri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2" fo:color="#000000" fo:font-size="100%"/>
      </text:list-level-style-bullet>
      <text:list-level-style-bullet text:level="3" text:bullet-char="–">
        <style:list-level-properties text:space-before="1.201cm" text:min-label-width="0.599cm"/>
        <style:text-properties style:font-name="Calibri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2" fo:color="#000000" fo:font-size="100%"/>
      </text:list-level-style-bullet>
      <text:list-level-style-bullet text:level="3" text:bullet-char="–">
        <style:list-level-properties text:space-before="1.201cm" text:min-label-width="0.599cm"/>
        <style:text-properties style:font-name="Calibri2" fo:color="#000000" fo:font-size="100%"/>
      </text:list-level-style-bullet>
      <text:list-level-style-bullet text:level="4" text:bullet-char="–">
        <style:list-level-properties text:space-before="1.801cm" text:min-label-width="0.599cm"/>
        <style:text-properties style:font-name="Calibri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2" fo:color="#000000" fo:font-size="100%"/>
      </text:list-level-style-bullet>
      <text:list-level-style-bullet text:level="3" text:bullet-char="–">
        <style:list-level-properties text:space-before="1.201cm" text:min-label-width="0.599cm"/>
        <style:text-properties style:font-name="Calibri2" fo:color="#000000" fo:font-size="100%"/>
      </text:list-level-style-bullet>
      <text:list-level-style-bullet text:level="4" text:bullet-char="–">
        <style:list-level-properties text:space-before="1.801cm" text:min-label-width="0.599cm"/>
        <style:text-properties style:font-name="Calibri2" fo:color="#000000" fo:font-size="100%"/>
      </text:list-level-style-bullet>
      <text:list-level-style-bullet text:level="5" text:bullet-char="•">
        <style:list-level-properties text:space-before="2.401cm" text:min-label-width="0.599cm"/>
        <style:text-properties style:font-name="Calibri2" fo:color="#30b787"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30b78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30b78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599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599cm"/>
        <style:text-properties fo:font-family="Arial" style:font-family-generic="swiss" style:font-pitch="variable" fo:color="#ffffff" fo:font-size="100%"/>
      </text:list-level-style-bullet>
      <text:list-level-style-bullet text:level="2" text:bullet-char="•">
        <style:list-level-properties text:space-before="0.601cm" text:min-label-width="0.599cm"/>
        <style:text-properties style:font-name="Calibri2"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599cm"/>
        <style:text-properties fo:font-family="Arial" style:font-family-generic="swiss" style:font-pitch="variable" fo:color="#ffffff" fo:font-size="100%"/>
      </text:list-level-style-bullet>
      <text:list-level-style-bullet text:level="2" text:bullet-char="•">
        <style:list-level-properties text:space-before="0.601cm" text:min-label-width="0.599cm"/>
        <style:text-properties style:font-name="Calibri2" fo:color="#ffffff" fo:font-size="100%"/>
      </text:list-level-style-bullet>
      <text:list-level-style-bullet text:level="3" text:bullet-char="–">
        <style:list-level-properties text:space-before="1.201cm" text:min-label-width="0.599cm"/>
        <style:text-properties style:font-name="Calibri2"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599cm"/>
        <style:text-properties fo:font-family="Arial" style:font-family-generic="swiss" style:font-pitch="variable" fo:color="#ffffff" fo:font-size="100%"/>
      </text:list-level-style-bullet>
      <text:list-level-style-bullet text:level="2" text:bullet-char="•">
        <style:list-level-properties text:space-before="0.601cm" text:min-label-width="0.599cm"/>
        <style:text-properties style:font-name="Calibri2" fo:color="#ffffff" fo:font-size="100%"/>
      </text:list-level-style-bullet>
      <text:list-level-style-bullet text:level="3" text:bullet-char="–">
        <style:list-level-properties text:space-before="1.201cm" text:min-label-width="0.599cm"/>
        <style:text-properties style:font-name="Calibri2" fo:color="#ffffff" fo:font-size="100%"/>
      </text:list-level-style-bullet>
      <text:list-level-style-bullet text:level="4" text:bullet-char="–">
        <style:list-level-properties text:space-before="1.801cm" text:min-label-width="0.599cm"/>
        <style:text-properties style:font-name="Calibri2"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599cm"/>
        <style:text-properties fo:font-family="Arial" style:font-family-generic="swiss" style:font-pitch="variable" fo:color="#ffffff" fo:font-size="100%"/>
      </text:list-level-style-bullet>
      <text:list-level-style-bullet text:level="2" text:bullet-char="•">
        <style:list-level-properties text:space-before="0.601cm" text:min-label-width="0.599cm"/>
        <style:text-properties style:font-name="Calibri2" fo:color="#ffffff" fo:font-size="100%"/>
      </text:list-level-style-bullet>
      <text:list-level-style-bullet text:level="3" text:bullet-char="–">
        <style:list-level-properties text:space-before="1.201cm" text:min-label-width="0.599cm"/>
        <style:text-properties style:font-name="Calibri2" fo:color="#ffffff" fo:font-size="100%"/>
      </text:list-level-style-bullet>
      <text:list-level-style-bullet text:level="4" text:bullet-char="–">
        <style:list-level-properties text:space-before="1.801cm" text:min-label-width="0.599cm"/>
        <style:text-properties style:font-name="Calibri2" fo:color="#ffffff" fo:font-size="100%"/>
      </text:list-level-style-bullet>
      <text:list-level-style-bullet text:level="5" text:bullet-char="•">
        <style:list-level-properties text:space-before="2.401cm" text:min-label-width="0.599cm"/>
        <style:text-properties style:font-name="Calibri2" fo:color="#30b787"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001cm" text:min-label-width="0.599cm"/>
        <style:text-properties fo:color="#ffffff" fo:font-size="100%"/>
      </text:list-level-style-number>
      <text:list-level-style-bullet text:level="2" text:bullet-char="•">
        <style:list-level-properties text:space-before="0.601cm" text:min-label-width="0.599cm"/>
        <style:text-properties style:font-name="Calibri2" fo:color="#ffffff" fo:font-size="100%"/>
      </text:list-level-style-bullet>
      <text:list-level-style-bullet text:level="3" text:bullet-char="–">
        <style:list-level-properties text:space-before="1.201cm" text:min-label-width="0.599cm"/>
        <style:text-properties style:font-name="Calibri2" fo:color="#ffffff" fo:font-size="100%"/>
      </text:list-level-style-bullet>
      <text:list-level-style-bullet text:level="4" text:bullet-char="–">
        <style:list-level-properties text:space-before="1.801cm" text:min-label-width="0.599cm"/>
        <style:text-properties style:font-name="Calibri2" fo:color="#ffffff" fo:font-size="100%"/>
      </text:list-level-style-bullet>
      <text:list-level-style-bullet text:level="5" text:bullet-char="•">
        <style:list-level-properties text:space-before="2.401cm" text:min-label-width="0.599cm"/>
        <style:text-properties style:font-name="Calibri2" fo:color="#30b787"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001cm" text:min-label-width="0.599cm"/>
        <style:text-properties fo:color="#000000" fo:font-size="100%"/>
      </text:list-level-style-number>
      <text:list-level-style-bullet text:level="2" text:bullet-char="•">
        <style:list-level-properties text:space-before="0.601cm" text:min-label-width="0.599cm"/>
        <style:text-properties style:font-name="Calibri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001cm" text:min-label-width="0.599cm"/>
        <style:text-properties fo:color="#000000" fo:font-size="100%"/>
      </text:list-level-style-number>
      <text:list-level-style-bullet text:level="2" text:bullet-char="•">
        <style:list-level-properties text:space-before="0.601cm" text:min-label-width="0.599cm"/>
        <style:text-properties style:font-name="Calibri2" fo:color="#000000" fo:font-size="100%"/>
      </text:list-level-style-bullet>
      <text:list-level-style-bullet text:level="3" text:bullet-char="–">
        <style:list-level-properties text:space-before="1.201cm" text:min-label-width="0.599cm"/>
        <style:text-properties style:font-name="Calibri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001cm" text:min-label-width="0.599cm"/>
        <style:text-properties fo:color="#000000" fo:font-size="100%"/>
      </text:list-level-style-number>
      <text:list-level-style-bullet text:level="2" text:bullet-char="•">
        <style:list-level-properties text:space-before="0.601cm" text:min-label-width="0.599cm"/>
        <style:text-properties style:font-name="Calibri2" fo:color="#000000" fo:font-size="100%"/>
      </text:list-level-style-bullet>
      <text:list-level-style-bullet text:level="3" text:bullet-char="–">
        <style:list-level-properties text:space-before="1.201cm" text:min-label-width="0.599cm"/>
        <style:text-properties style:font-name="Calibri2" fo:color="#000000" fo:font-size="100%"/>
      </text:list-level-style-bullet>
      <text:list-level-style-bullet text:level="4" text:bullet-char="–">
        <style:list-level-properties text:space-before="1.801cm" text:min-label-width="0.599cm"/>
        <style:text-properties style:font-name="Calibri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001cm" text:min-label-width="0.599cm"/>
        <style:text-properties fo:color="#000000" fo:font-size="100%"/>
      </text:list-level-style-number>
      <text:list-level-style-bullet text:level="2" text:bullet-char="•">
        <style:list-level-properties text:space-before="0.601cm" text:min-label-width="0.599cm"/>
        <style:text-properties style:font-name="Calibri2" fo:color="#000000" fo:font-size="100%"/>
      </text:list-level-style-bullet>
      <text:list-level-style-bullet text:level="3" text:bullet-char="–">
        <style:list-level-properties text:space-before="1.201cm" text:min-label-width="0.599cm"/>
        <style:text-properties style:font-name="Calibri2" fo:color="#000000" fo:font-size="100%"/>
      </text:list-level-style-bullet>
      <text:list-level-style-bullet text:level="4" text:bullet-char="–">
        <style:list-level-properties text:space-before="1.801cm" text:min-label-width="0.599cm"/>
        <style:text-properties style:font-name="Calibri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ffffff" fo:font-size="100%"/>
      </text:list-level-style-number>
      <text:list-level-style-number text:level="3" style:num-format="">
        <style:list-level-properties text:space-before="2.8cm" text:min-label-width="0.8cm"/>
        <style:text-properties fo:color="#ffffff"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26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ffffff" fo:font-size="100%"/>
      </text:list-level-style-number>
      <text:list-level-style-number text:level="2" style:num-format="">
        <style:list-level-properties text:space-before="0.6cm" text:min-label-width="0.6cm"/>
        <style:text-properties fo:color="#ffffff"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ffffff" fo:font-size="100%"/>
      </text:list-level-style-number>
      <text:list-level-style-number text:level="2" style:num-format="">
        <style:list-level-properties text:space-before="0.6cm" text:min-label-width="0.6cm"/>
        <style:text-properties fo:color="#ffffff" fo:font-size="100%"/>
      </text:list-level-style-number>
      <text:list-level-style-number text:level="3" style:num-format="">
        <style:list-level-properties text:space-before="1.2cm" text:min-label-width="0.6cm"/>
        <style:text-properties fo:color="#fffff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001cm" text:min-label-width="0.599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2" fo:color="#000000" fo:font-size="100%"/>
      </text:list-level-style-bullet>
      <text:list-level-style-bullet text:level="3" text:bullet-char="•">
        <style:list-level-properties text:space-before="0.001cm" text:min-label-width="0.599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draw:frame draw:name="Title 20" presentation:style-name="pr1" draw:text-style-name="P1" draw:layer="layout" svg:width="17.743cm" svg:height="2.199cm" svg:x="0.957cm" svg:y="7.573cm" presentation:class="title" presentation:user-transformed="true">
          <draw:text-box>
            <text:p/>
          </draw:text-box>
        </draw:frame>
        <draw:frame draw:name="Subtitle 21" presentation:style-name="pr2" draw:text-style-name="P2" draw:layer="layout" svg:width="17.743cm" svg:height="0.749cm" svg:x="0.957cm" svg:y="9.973cm" presentation:class="subtitle" presentation:placeholder="true" presentation:user-transformed="true">
          <draw:text-box/>
        </draw:frame>
        <draw:custom-shape draw:name="Footer Placeholder 2" draw:style-name="gr1" draw:text-style-name="P4" draw:layer="layout" svg:width="17.694cm" svg:height="0.522cm" svg:x="1.001cm" svg:y="11.256cm">
          <text:p text:style-name="P3"><text:span text:style-name="T1">Presenter name <text:s/></text:span><text:span text:style-name="T2">| <text:s/>Presenter tit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2" draw:style-name="gr1" draw:text-style-name="P4" draw:layer="layout" svg:width="17.694cm" svg:height="0.525cm" svg:x="1.005cm" svg:y="11.93cm">
          <text:p text:style-name="P3"><text:span text:style-name="T2">November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le_20_Slide_20__2b__20_Collaborator_20_Logos">
        <draw:frame draw:name="Title 5" presentation:style-name="pr4" draw:text-style-name="P1" draw:layer="layout" svg:width="16.543cm" svg:height="2.249cm" svg:x="0.957cm" svg:y="6.344cm" presentation:class="title" presentation:user-transformed="true">
          <draw:text-box>
            <text:p/>
          </draw:text-box>
        </draw:frame>
        <draw:frame draw:name="Subtitle 6" presentation:style-name="pr5" draw:text-style-name="P2" draw:layer="layout" svg:width="16.543cm" svg:height="0.824cm" svg:x="0.957cm" svg:y="8.707cm" presentation:class="subtitle" presentation:placeholder="true" presentation:user-transformed="true">
          <draw:text-box/>
        </draw:frame>
        <draw:custom-shape draw:name="Footer Placeholder 2" draw:style-name="gr1" draw:text-style-name="P4" draw:layer="layout" svg:width="16.499cm" svg:height="0.522cm" svg:x="1.001cm" svg:y="9.968cm">
          <text:p text:style-name="P3"><text:span text:style-name="T1">Presenter name <text:s/></text:span><text:span text:style-name="T2">| <text:s/>Presenter tit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2" draw:style-name="gr1" draw:text-style-name="P4" draw:layer="layout" svg:width="16.494cm" svg:height="0.525cm" svg:x="1.005cm" svg:y="10.568cm">
          <text:p text:style-name="P3"><text:span text:style-name="T2">November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 draw:text-style-name="P6" draw:layer="layout" svg:width="19.465cm" svg:height="1.265cm" svg:x="1.005cm" svg:y="12.086cm">
          <text:p text:style-name="P3"><text:span text:style-name="T3">Space for collaborator logos, do not overlap CSIRO logo or url</text:span></text:p>
          <text:p text:style-name="P3"><text:span text:style-name="T3">[delete these instructions before 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Template Information" draw:style-name="dp1" draw:master-page-name="Title_20_and_20_Content" presentation:presentation-page-layout-name="AL1T11">
        <draw:frame draw:name="Title 1" presentation:style-name="pr7" draw:text-style-name="P8" draw:layer="layout" svg:width="20.303cm" svg:height="1.775cm" svg:x="0.997cm" svg:y="0.572cm" presentation:class="title" presentation:user-transformed="true">
          <draw:text-box>
            <text:p text:style-name="P7"><text:span text:style-name="T4">Template Information</text:span></text:p>
          </draw:text-box>
        </draw:frame>
        <draw:frame draw:name="Content Placeholder 4" presentation:style-name="pr8" draw:text-style-name="P11" draw:layer="layout" svg:width="23.503cm" svg:height="10.701cm" svg:x="0.997cm" svg:y="2.643cm" presentation:class="outline" presentation:user-transformed="true">
          <draw:text-box>
            <text:list text:style-name="L4">
              <text:list-item>
                <text:p text:style-name="P9"><text:span text:style-name="T5">This template pack shows users how different slide layouts can be used within the CSIRO Data61 PowerPoint template</text:span></text:p>
              </text:list-item>
            </text:list>
            <text:list text:style-name="L5">
              <text:list-item>
                <text:list>
                  <text:list-item>
                    <text:p text:style-name="P10"><text:span text:style-name="T6">Slide 4-5: one column layout plus various bullet levels</text:span></text:p>
                  </text:list-item>
                  <text:list-item>
                    <text:p text:style-name="P10"><text:span text:style-name="T6">Slide 6: two column layout plus 2 heading levels</text:span></text:p>
                  </text:list-item>
                  <text:list-item>
                    <text:p text:style-name="P10"><text:span text:style-name="T6">Slide 7: approved colour palette</text:span></text:p>
                  </text:list-item>
                  <text:list-item>
                    <text:p text:style-name="P10"><text:span text:style-name="T6">Slide 8: section divider slide</text:span></text:p>
                  </text:list-item>
                  <text:list-item>
                    <text:p text:style-name="P10"><text:span text:style-name="T6">Slides 9-10: example of table and diagrams</text:span></text:p>
                  </text:list-item>
                  <text:list-item>
                    <text:p text:style-name="P10"><text:span text:style-name="T6">Slides 11-14: title only and blank slides</text:span></text:p>
                  </text:list-item>
                  <text:list-item>
                    <text:p text:style-name="P10"><text:span text:style-name="T6">Slide 15-16: end slide that must be included in all presentations providing contact details, option to include collaborator logos if required</text:span></text:p>
                  </text:list-item>
                  <text:list-item>
                    <text:p text:style-name="P10"><text:span text:style-name="T6">Slide 17-27: accessibility tips and troubleshooting</text:span></text:p>
                  </text:list-item>
                </text:list>
              </text:list-item>
              <text:list-item>
                <text:p text:style-name="P9"><text:span text:style-name="T5">Customise or remove the footer</text:span></text:p>
                <text:list>
                  <text:list-item>
                    <text:p text:style-name="P10"><text:span text:style-name="T7">Insert</text:span><text:span text:style-name="T6"> | </text:span><text:span text:style-name="T7">Header &amp; Footer</text:span><text:span text:style-name="T6">, insert presentation title and name</text:span></text:p>
                  </text:list-item>
                </text:list>
              </text:list-item>
            </text:list>
          </draw:text-box>
        </draw:frame>
        <draw:frame draw:name="Footer Placeholder 3" presentation:style-name="pr9"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draw:frame draw:name="Slide Number Placeholder 5" presentation:style-name="pr10" draw:text-style-name="P13" draw:layer="layout" svg:width="0.801cm" svg:height="0.264cm" svg:x="0.917cm" svg:y="13.551cm" presentation:class="page-number" presentation:user-transformed="true">
          <draw:text-box>
            <text:p text:style-name="P14"><text:span text:style-name="T8"><text:page-number>1</text:page-number></text:span><text:span text:style-name="T8"> <text:s/>|</text:span></text:p>
          </draw:text-box>
        </draw:frame>
        <presentation:notes draw:style-name="dp2">
          <draw:page-thumbnail draw:style-name="gr2" draw:layer="layout" svg:width="19.797cm" svg:height="11.136cm" svg:x="0.601cm" svg:y="2.257cm" draw:page-number="3" presentation:class="page"/>
          <draw:frame presentation:style-name="pr11" draw:text-style-name="P5" draw:layer="layout" svg:width="16.799cm" svg:height="13.364cm" svg:x="2.1cm" svg:y="14.107cm" presentation:class="notes" presentation:placeholder="true">
            <draw:text-box/>
          </draw:frame>
        </presentation:notes>
      </draw:page>
      <draw:page draw:name="page4" draw:style-name="dp1" draw:master-page-name="Title_2c__20_Subtitle_20_and_20_Content">
        <draw:frame draw:name="Content Placeholder 1" presentation:style-name="pr12" draw:text-style-name="P11" draw:layer="layout" svg:width="23.503cm" svg:height="9.801cm" svg:x="0.997cm" svg:y="2.643cm" presentation:class="outline" presentation:user-transformed="true">
          <draw:text-box>
            <text:list text:style-name="L4">
              <text:list-item>
                <text:p text:style-name="P9"><text:span text:style-name="T9">Text level one (24pt)</text:span></text:p>
              </text:list-item>
            </text:list>
            <text:list text:style-name="L5">
              <text:list-item>
                <text:list>
                  <text:list-item>
                    <text:p text:style-name="P9"><text:span text:style-name="T5">Text level two (20pt)</text:span></text:p>
                  </text:list-item>
                </text:list>
              </text:list-item>
            </text:list>
            <text:list text:style-name="L7">
              <text:list-item>
                <text:list>
                  <text:list-item>
                    <text:list>
                      <text:list-item>
                        <text:p text:style-name="P9"><text:span text:style-name="T5">Text level three (20pt)</text:span></text:p>
                      </text:list-item>
                    </text:list>
                  </text:list-item>
                </text:list>
              </text:list-item>
            </text:list>
            <text:list text:style-name="L8">
              <text:list-item>
                <text:list>
                  <text:list-item>
                    <text:list>
                      <text:list-item>
                        <text:list>
                          <text:list-item>
                            <text:p text:style-name="P9"><text:span text:style-name="T5">Text level four (20pt)</text:span></text:p>
                          </text:list-item>
                        </text:list>
                      </text:list-item>
                    </text:list>
                  </text:list-item>
                </text:list>
              </text:list-item>
            </text:list>
            <text:list text:style-name="L9">
              <text:list-item>
                <text:list>
                  <text:list-item>
                    <text:list>
                      <text:list-item>
                        <text:list>
                          <text:list-item>
                            <text:list>
                              <text:list-item>
                                <text:p text:style-name="P9"><text:span text:style-name="T10">Text level five (18pt)</text:span></text:p>
                              </text:list-item>
                            </text:list>
                          </text:list-item>
                        </text:list>
                      </text:list-item>
                    </text:list>
                  </text:list-item>
                </text:list>
              </text:list-item>
              <text:list-item>
                <text:p text:style-name="P9"><text:span text:style-name="T11">These font sizes are recommended, font must be Calibri </text:span></text:p>
              </text:list-item>
              <text:list-item>
                <text:p text:style-name="P9"><text:span text:style-name="T11">You can increase font sizes providing the hierarchy of information is maintained (ie. slide heading is largest, followed by Level 1, then Level 2 and so on) </text:span></text:p>
              </text:list-item>
              <text:list-item>
                <text:p text:style-name="P9"><text:span text:style-name="T11">Font size must be consistent across all slides</text:span></text:p>
              </text:list-item>
              <text:list-item>
                <text:p text:style-name="P9"><text:span text:style-name="T11">Do not use font sizes smaller than 16pt; if you do not have enough room to fit your text, spread your content over multiple slides</text:span></text:p>
              </text:list-item>
            </text:list>
          </draw:text-box>
        </draw:frame>
        <draw:frame draw:name="Footer Placeholder 3" presentation:style-name="pr13"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draw:frame draw:name="Text Placeholder 5" presentation:style-name="pr12" draw:text-style-name="P16" draw:layer="layout" svg:width="23.499cm" svg:height="1.777cm" svg:x="1.001cm" svg:y="0.563cm" presentation:class="outline" presentation:user-transformed="true">
          <draw:text-box>
            <text:p text:style-name="P15"><text:span text:style-name="T12">One column layout</text:span></text:p>
            <text:p text:style-name="P15"><text:span text:style-name="T13">Second level</text:span></text:p>
          </draw:text-box>
        </draw:frame>
        <draw:frame draw:name="Slide Number Placeholder 2" presentation:style-name="pr13" draw:text-style-name="P13" draw:layer="layout" svg:width="0.801cm" svg:height="0.264cm" svg:x="0.917cm" svg:y="13.551cm" presentation:class="page-number" presentation:user-transformed="true">
          <draw:text-box>
            <text:p text:style-name="P14"><text:span text:style-name="T8"><text:page-number>1</text:page-number></text:span><text:span text:style-name="T8"> <text:s/>|</text:span></text:p>
          </draw:text-box>
        </draw:frame>
        <presentation:notes draw:style-name="dp2">
          <draw:page-thumbnail draw:style-name="gr2" draw:layer="layout" svg:width="19.797cm" svg:height="11.136cm" svg:x="0.601cm" svg:y="2.257cm" draw:page-number="4" presentation:class="page"/>
          <draw:frame presentation:style-name="pr14" draw:text-style-name="P5" draw:layer="layout" svg:width="16.799cm" svg:height="13.364cm" svg:x="2.1cm" svg:y="14.107cm" presentation:class="notes" presentation:placeholder="true">
            <draw:text-box/>
          </draw:frame>
        </presentation:notes>
      </draw:page>
      <draw:page draw:name="Alternate one column layout" draw:style-name="dp1" draw:master-page-name="Title_20_and_20_Content_20_Black_20_Background" presentation:presentation-page-layout-name="AL1T11">
        <draw:frame draw:name="Title 5" presentation:style-name="pr15" draw:text-style-name="P8" draw:layer="layout" svg:width="20.303cm" svg:height="1.775cm" svg:x="0.997cm" svg:y="0.572cm" presentation:class="title" presentation:user-transformed="true">
          <draw:text-box>
            <text:p text:style-name="P7"><text:span text:style-name="T14">Alternate one column layout</text:span></text:p>
          </draw:text-box>
        </draw:frame>
        <draw:frame draw:name="Content Placeholder 6" presentation:style-name="pr16" draw:text-style-name="P11" draw:layer="layout" svg:width="23.503cm" svg:height="9.526cm" svg:x="0.997cm" svg:y="2.643cm" presentation:class="outline" presentation:user-transformed="true">
          <draw:text-box>
            <text:list text:style-name="L13">
              <text:list-item>
                <text:p text:style-name="P9"><text:span text:style-name="T15">Alternate one column layout with black background</text:span></text:p>
              </text:list-item>
            </text:list>
            <text:list text:style-name="L14">
              <text:list-item>
                <text:list>
                  <text:list-item>
                    <text:p text:style-name="P9"><text:span text:style-name="T16">Text level two (20pt)</text:span></text:p>
                  </text:list-item>
                </text:list>
              </text:list-item>
            </text:list>
            <text:list text:style-name="L15">
              <text:list-item>
                <text:list>
                  <text:list-item>
                    <text:list>
                      <text:list-item>
                        <text:p text:style-name="P9"><text:span text:style-name="T16">Text level three (20pt)</text:span></text:p>
                      </text:list-item>
                    </text:list>
                  </text:list-item>
                </text:list>
              </text:list-item>
            </text:list>
            <text:list text:style-name="L16">
              <text:list-item>
                <text:list>
                  <text:list-item>
                    <text:list>
                      <text:list-item>
                        <text:list>
                          <text:list-item>
                            <text:p text:style-name="P9"><text:span text:style-name="T16">Text level four (20pt)</text:span></text:p>
                          </text:list-item>
                        </text:list>
                      </text:list-item>
                    </text:list>
                  </text:list-item>
                </text:list>
              </text:list-item>
            </text:list>
            <text:list text:style-name="L17">
              <text:list-item>
                <text:list>
                  <text:list-item>
                    <text:list>
                      <text:list-item>
                        <text:list>
                          <text:list-item>
                            <text:list>
                              <text:list-item>
                                <text:p text:style-name="P9"><text:span text:style-name="T10">Text level five (18pt)</text:span></text:p>
                              </text:list-item>
                            </text:list>
                          </text:list-item>
                        </text:list>
                      </text:list-item>
                    </text:list>
                  </text:list-item>
                </text:list>
              </text:list-item>
            </text:list>
            <text:p text:style-name="P17"><text:span text:style-name="T15"/></text:p>
          </draw:text-box>
        </draw:frame>
        <draw:frame draw:name="Footer Placeholder 3" presentation:style-name="pr17"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draw:frame draw:name="Slide Number Placeholder 4" presentation:style-name="pr17" draw:text-style-name="P13" draw:layer="layout" svg:width="0.801cm" svg:height="0.264cm" svg:x="0.917cm" svg:y="13.551cm" presentation:class="page-number" presentation:user-transformed="true">
          <draw:text-box>
            <text:p text:style-name="P14"><text:span text:style-name="T8"><text:page-number>1</text:page-number></text:span><text:span text:style-name="T8"> <text:s/>|</text:span></text:p>
          </draw:text-box>
        </draw:frame>
        <presentation:notes draw:style-name="dp2">
          <draw:page-thumbnail draw:style-name="gr2" draw:layer="layout" svg:width="19.797cm" svg:height="11.136cm" svg:x="0.601cm" svg:y="2.257cm" draw:page-number="5" presentation:class="page"/>
          <draw:frame presentation:style-name="pr18" draw:text-style-name="P5" draw:layer="layout" svg:width="16.799cm" svg:height="13.364cm" svg:x="2.1cm" svg:y="14.107cm" presentation:class="notes" presentation:placeholder="true">
            <draw:text-box/>
          </draw:frame>
        </presentation:notes>
      </draw:page>
      <draw:page draw:name="Two column layout" draw:style-name="dp1" draw:master-page-name="Title_20_and_20_2_20_Column_20_Content" presentation:presentation-page-layout-name="AL1T11">
        <draw:frame draw:name="Title 5" presentation:style-name="pr19" draw:text-style-name="P8" draw:layer="layout" svg:width="20.303cm" svg:height="1.775cm" svg:x="0.997cm" svg:y="0.572cm" presentation:class="title" presentation:user-transformed="true">
          <draw:text-box>
            <text:p text:style-name="P7"><text:span text:style-name="T4">Two column layout</text:span></text:p>
          </draw:text-box>
        </draw:frame>
        <draw:frame draw:name="Content Placeholder 1" presentation:style-name="pr20" draw:text-style-name="P11" draw:layer="layout" svg:width="23.503cm" svg:height="9.526cm" svg:x="0.997cm" svg:y="2.643cm" presentation:class="outline" presentation:user-transformed="true">
          <draw:text-box>
            <text:list text:style-name="L4">
              <text:list-item>
                <text:p text:style-name="P9"><text:span text:style-name="T9">To remove the bullets and indent on the text level one</text:span></text:p>
              </text:list-item>
            </text:list>
            <text:list text:style-name="L5">
              <text:list-item>
                <text:list>
                  <text:list-item>
                    <text:p text:style-name="P9"><text:span text:style-name="T5">right-click and select </text:span><text:span text:style-name="T17">Bullets</text:span><text:span text:style-name="T5"> | </text:span><text:span text:style-name="T17">None, </text:span><text:span text:style-name="T5">or select the </text:span><text:span text:style-name="T17">Bullets</text:span><text:span text:style-name="T5"> button and select </text:span><text:span text:style-name="T17">None</text:span></text:p>
                  </text:list-item>
                  <text:list-item>
                    <text:p text:style-name="P9"><text:span text:style-name="T5">right-click select </text:span><text:span text:style-name="T17">Paragraph</text:span><text:span text:style-name="T5"> | </text:span><text:span text:style-name="T17">Indentation </text:span><text:span text:style-name="T5">– set </text:span><text:span text:style-name="T17">Before text </text:span><text:span text:style-name="T5">to 0cm and change </text:span><text:span text:style-name="T17">Special</text:span><text:span text:style-name="T5">: </text:span><text:span text:style-name="T17">Hanging</text:span><text:span text:style-name="T5"> to </text:span><text:span text:style-name="T17">(none)</text:span></text:p>
                  </text:list-item>
                </text:list>
              </text:list-item>
            </text:list>
            <text:p text:style-name="P18"><text:span text:style-name="T5"/></text:p>
            <text:p text:style-name="P19"><text:span text:style-name="T9"/></text:p>
            <text:p text:style-name="P19"><text:span text:style-name="T9"/></text:p>
            <text:p text:style-name="P19"><text:span text:style-name="T9">Example of Text level one without bullets</text:span></text:p>
            <text:list text:style-name="L19">
              <text:list-item>
                <text:list>
                  <text:list-item>
                    <text:p text:style-name="P19"><text:span text:style-name="T5">Text level two (to make this a bullet select all the text and click tab or increase indent button, and then click the bullet button)</text:span></text:p>
                  </text:list-item>
                </text:list>
              </text:list-item>
            </text:list>
            <text:list text:style-name="L20">
              <text:list-item>
                <text:list>
                  <text:list-item>
                    <text:list>
                      <text:list-item>
                        <text:p text:style-name="P19"><text:span text:style-name="T5">Text level three</text:span></text:p>
                      </text:list-item>
                    </text:list>
                  </text:list-item>
                </text:list>
              </text:list-item>
            </text:list>
            <text:list text:style-name="L21">
              <text:list-item>
                <text:list>
                  <text:list-item>
                    <text:list>
                      <text:list-item>
                        <text:list>
                          <text:list-item>
                            <text:p text:style-name="P19"><text:span text:style-name="T5">Text level four</text:span></text:p>
                          </text:list-item>
                        </text:list>
                      </text:list-item>
                    </text:list>
                  </text:list-item>
                </text:list>
              </text:list-item>
            </text:list>
            <text:p text:style-name="P20"><text:span text:style-name="T9"/></text:p>
            <text:p text:style-name="P20"><text:span text:style-name="T9"/></text:p>
            <text:p text:style-name="P20"><text:span text:style-name="T9"/></text:p>
          </draw:text-box>
        </draw:frame>
        <draw:frame draw:name="Footer Placeholder 3" presentation:style-name="pr21"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draw:frame draw:name="Slide Number Placeholder 3" presentation:style-name="pr22" draw:text-style-name="P13" draw:layer="layout" svg:width="0.801cm" svg:height="0.264cm" svg:x="0.917cm" svg:y="13.551cm" presentation:class="page-number" presentation:user-transformed="true">
          <draw:text-box>
            <text:p text:style-name="P14"><text:span text:style-name="T8"><text:page-number>1</text:page-number></text:span><text:span text:style-name="T8"> <text:s/>|</text:span></text:p>
          </draw:text-box>
        </draw:frame>
        <presentation:notes draw:style-name="dp2">
          <draw:page-thumbnail draw:style-name="gr2" draw:layer="layout" svg:width="19.797cm" svg:height="11.136cm" svg:x="0.601cm" svg:y="2.257cm" draw:page-number="6" presentation:class="page"/>
          <draw:frame presentation:style-name="pr23" draw:text-style-name="P5" draw:layer="layout" svg:width="16.799cm" svg:height="13.364cm" svg:x="2.1cm" svg:y="14.107cm" presentation:class="notes" presentation:placeholder="true">
            <draw:text-box/>
          </draw:frame>
        </presentation:notes>
      </draw:page>
      <draw:page draw:name="Approved colour palette" draw:style-name="dp1" draw:master-page-name="Title_20_Only" presentation:presentation-page-layout-name="AL2T19">
        <draw:custom-shape draw:name="Hexagon 90" draw:style-name="gr4" draw:text-style-name="P21" draw:layer="layout" svg:width="3.436cm" svg:height="3.576cm" draw:transform="rotate (-1.5707963267949) translate (9.099cm 6.544cm)">
          <text:p text:style-name="P30"/>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2" draw:style-name="gr5" draw:text-style-name="P22" draw:layer="layout" svg:width="3.436cm" svg:height="3.576cm" draw:transform="rotate (-1.5707963267949) translate (10.998cm 9.287cm)">
          <text:p text:style-name="P30"/>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3" draw:style-name="gr6" draw:text-style-name="P23" draw:layer="layout" svg:width="3.436cm" svg:height="3.576cm" draw:transform="rotate (-1.5707963267949) translate (12.949cm 6.544cm)">
          <text:p text:style-name="P30"/>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8" draw:style-name="gr7" draw:text-style-name="P24" draw:layer="layout" svg:width="3.436cm" svg:height="3.576cm" draw:transform="rotate (-1.5707963267949) translate (14.862cm 9.287cm)">
          <text:p text:style-name="P30"/>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100" draw:style-name="gr8" draw:text-style-name="P25" draw:layer="layout" svg:width="3.436cm" svg:height="3.576cm" draw:transform="rotate (-1.5707963267949) translate (16.8cm 6.544cm)">
          <text:p text:style-name="P30"/>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101" draw:style-name="gr9" draw:text-style-name="P26" draw:layer="layout" svg:width="3.436cm" svg:height="3.576cm" draw:transform="rotate (-1.5707963267949) translate (20.65cm 6.544cm)">
          <text:p text:style-name="P30"/>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106" draw:style-name="gr10" draw:text-style-name="P27" draw:layer="layout" svg:width="3.436cm" svg:height="3.576cm" draw:transform="rotate (-1.5707963267949) translate (18.725cm 9.287cm)">
          <text:p text:style-name="P30"/>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107" draw:style-name="gr11" draw:text-style-name="P28" draw:layer="layout" svg:width="3.436cm" svg:height="3.576cm" draw:transform="rotate (-1.5707963267949) translate (22.588cm 9.287cm)">
          <text:p text:style-name="P30"/>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108" draw:style-name="gr12" draw:text-style-name="P29" draw:layer="layout" svg:width="3.436cm" svg:height="3.576cm" draw:transform="rotate (-1.5707963267949) translate (24.5cm 6.544cm)">
          <text:p text:style-name="P30"/>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Title 6" presentation:style-name="pr24" draw:text-style-name="P8" draw:layer="layout" svg:width="20.303cm" svg:height="1.775cm" svg:x="0.997cm" svg:y="0.572cm" presentation:class="title" presentation:user-transformed="true">
          <draw:text-box>
            <text:p text:style-name="P7"><text:span text:style-name="T4">Approved colour palette</text:span></text:p>
          </draw:text-box>
        </draw:frame>
        <draw:frame draw:name="Footer Placeholder 3" presentation:style-name="pr25"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draw:custom-shape draw:name="TextBox 18" draw:style-name="gr13" draw:text-style-name="P4" draw:layer="layout" svg:width="3.599cm" svg:height="1.856cm" svg:x="20.901cm" svg:y="7.545cm">
          <text:p text:style-name="P30"><text:span text:style-name="T18">Midnight Blue</text:span></text:p>
          <text:p text:style-name="P30"><text:span text:style-name="T19">R0 G49 B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677" draw:style-name="gr13" draw:text-style-name="P4" draw:layer="layout" svg:width="4.848cm" svg:height="1.182cm" svg:x="0.742cm" svg:y="3.679cm">
          <text:p text:style-name="P3"><text:span text:style-name="T11">C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13" draw:text-style-name="P4" draw:layer="layout" svg:width="6.188cm" svg:height="1.182cm" svg:x="0.699cm" svg:y="8.145cm">
          <text:p text:style-name="P3"><text:span text:style-name="T11">SECOND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13" draw:text-style-name="P4" draw:layer="layout" svg:width="3.068cm" svg:height="2.279cm" svg:x="19.301cm" svg:y="10.462cm">
          <text:p text:style-name="P30"><text:span text:style-name="T18">Light Teal</text:span></text:p>
          <text:p text:style-name="P30"><text:span text:style-name="T19">R45 G204 B2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9" draw:style-name="gr13" draw:text-style-name="P4" draw:layer="layout" svg:width="3.068cm" svg:height="2.279cm" svg:x="11.518cm" svg:y="10.462cm">
          <text:p text:style-name="P30"><text:span text:style-name="T18">Light Forest</text:span></text:p>
          <text:p text:style-name="P30"><text:span text:style-name="T19">R120 G190 B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5" draw:style-name="gr13" draw:text-style-name="P4" draw:layer="layout" svg:width="3.599cm" svg:height="1.856cm" svg:x="17.1cm" svg:y="7.545cm">
          <text:p text:style-name="P30"><text:span text:style-name="T18">Ocean Blue</text:span></text:p>
          <text:p text:style-name="P30"><text:span text:style-name="T19">R0 G75 B1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 draw:style-name="gr13" draw:text-style-name="P4" draw:layer="layout" svg:width="3.286cm" svg:height="1.266cm" svg:x="9.502cm" svg:y="7.545cm">
          <text:p text:style-name="P30"><text:span text:style-name="T18">Dark Mint</text:span></text:p>
          <text:p text:style-name="P30"><text:span text:style-name="T19">R0 G122 B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26" draw:text-style-name="P13" draw:layer="layout" svg:width="0.801cm" svg:height="0.264cm" svg:x="0.917cm" svg:y="13.551cm" presentation:class="page-number" presentation:user-transformed="true">
          <draw:text-box>
            <text:p text:style-name="P14"><text:span text:style-name="T8"><text:page-number>1</text:page-number></text:span><text:span text:style-name="T8"> <text:s/>|</text:span></text:p>
          </draw:text-box>
        </draw:frame>
        <draw:g draw:name="Group 111">
          <draw:custom-shape draw:name="Hexagon 71" draw:style-name="gr14" draw:text-style-name="P31" draw:layer="layout" svg:width="3.301cm" svg:height="3.576cm" draw:transform="rotate (-1.5707963267949) translate (9.099cm 2.641cm)">
            <text:p text:style-name="P30"/>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TextBox 2" draw:style-name="gr13" draw:text-style-name="P4" draw:layer="layout" svg:width="3.483cm" svg:height="1.856cm" svg:x="5.55cm" svg:y="3.797cm">
            <text:p text:style-name="P30"><text:span text:style-name="T18">Data61 Green</text:span></text:p>
            <text:p text:style-name="P30"><text:span text:style-name="T19">R48 G184 B1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9">
          <draw:custom-shape draw:name="Hexagon 74" draw:style-name="gr15" draw:text-style-name="P32" draw:layer="layout" svg:width="3.301cm" svg:height="3.576cm" draw:transform="rotate (-1.5707963267949) translate (12.949cm 2.641cm)">
            <text:p text:style-name="P30"/>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TextBox 77" draw:style-name="gr13" draw:text-style-name="P4" draw:layer="layout" svg:width="3.483cm" svg:height="1.266cm" svg:x="9.389cm" svg:y="3.797cm">
            <text:p text:style-name="P30"><text:span text:style-name="T18">Black</text:span></text:p>
            <text:p text:style-name="P30"><text:span text:style-name="T19">R0 G0 B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0">
          <draw:custom-shape draw:name="Hexagon 76" draw:style-name="gr16" draw:text-style-name="P6" draw:layer="layout" svg:width="3.301cm" svg:height="3.576cm" draw:transform="rotate (-1.5707963267949) translate (16.8cm 2.641cm)">
            <text:p text:style-name="P30"/>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TextBox 82" draw:style-name="gr13" draw:text-style-name="P4" draw:layer="layout" svg:width="3.483cm" svg:height="1.687cm" svg:x="13.257cm" svg:y="3.739cm">
            <text:p text:style-name="P30"><text:span text:style-name="T20">White</text:span></text:p>
            <text:p text:style-name="P30"><text:span text:style-name="T21">R255 G255 B2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13" draw:style-name="gr13" draw:text-style-name="P4" draw:layer="layout" svg:width="3.068cm" svg:height="1.687cm" svg:x="15.412cm" svg:y="10.462cm">
          <text:p text:style-name="P30"><text:span text:style-name="T18">Gold</text:span></text:p>
          <text:p text:style-name="P30"><text:span text:style-name="T19">R255 G184 B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4" draw:style-name="gr13" draw:text-style-name="P4" draw:layer="layout" svg:width="3.068cm" svg:height="1.687cm" svg:x="7.664cm" svg:y="10.462cm">
          <text:p text:style-name="P30"><text:span text:style-name="T18">Fuschia</text:span></text:p>
          <text:p text:style-name="P30"><text:span text:style-name="T19">R233 G25 B1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5" draw:style-name="gr13" draw:text-style-name="P4" draw:layer="layout" svg:width="3.068cm" svg:height="1.856cm" svg:x="13.465cm" svg:y="7.545cm">
          <text:p text:style-name="P30"><text:span text:style-name="T18">Vermillion</text:span></text:p>
          <text:p text:style-name="P30"><text:span text:style-name="T19">R228 G0 B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6" draw:style-name="gr13" draw:text-style-name="P4" draw:layer="layout" svg:width="3.068cm" svg:height="1.687cm" svg:x="5.752cm" svg:y="7.545cm">
          <text:p text:style-name="P30"><text:span text:style-name="T18">Plum</text:span></text:p>
          <text:p text:style-name="P30"><text:span text:style-name="T19">R109 G32 B1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7" presentation:class="page"/>
          <draw:frame presentation:style-name="pr27" draw:text-style-name="P5" draw:layer="layout" svg:width="16.799cm" svg:height="13.364cm" svg:x="2.1cm" svg:y="14.107cm" presentation:class="notes" presentation:placeholder="true">
            <draw:text-box/>
          </draw:frame>
        </presentation:notes>
      </draw:page>
      <draw:page draw:name="page8" draw:style-name="dp1" draw:master-page-name="Section_20_Header">
        <draw:frame draw:name="Text Placeholder 1" presentation:style-name="pr28" draw:text-style-name="P1" draw:layer="layout" svg:width="20.769cm" svg:height="6.2cm" svg:x="1cm" svg:y="7.144cm" presentation:class="outline" presentation:user-transformed="true">
          <draw:text-box>
            <text:p text:style-name="P17"><text:span text:style-name="T22">Section 1:</text:span></text:p>
            <text:p text:style-name="P33"><text:span text:style-name="T23">Level 2</text:span></text:p>
            <text:p text:style-name="P34"><text:span text:style-name="T24">Level 3</text:span></text:p>
            <text:p text:style-name="P34"><text:span text:style-name="T24"/></text:p>
            <text:p text:style-name="P34"><text:span text:style-name="T24">Section divider slide with 3 text levels</text:span></text:p>
            <text:p text:style-name="P17"><text:span text:style-name="T22"/></text:p>
          </draw:text-box>
        </draw:frame>
        <presentation:notes draw:style-name="dp2">
          <draw:page-thumbnail draw:style-name="gr2" draw:layer="layout" svg:width="19.797cm" svg:height="11.136cm" svg:x="0.601cm" svg:y="2.257cm" draw:page-number="8" presentation:class="page"/>
          <draw:frame presentation:style-name="pr29" draw:text-style-name="P5" draw:layer="layout" svg:width="16.799cm" svg:height="13.364cm" svg:x="2.1cm" svg:y="14.107cm" presentation:class="notes" presentation:placeholder="true">
            <draw:text-box/>
          </draw:frame>
        </presentation:notes>
      </draw:page>
      <draw:page draw:name="Example of table" draw:style-name="dp1" draw:master-page-name="Title_20_and_20_Content" presentation:presentation-page-layout-name="AL1T11">
        <draw:frame draw:name="Title 1" presentation:style-name="pr30" draw:text-style-name="P8" draw:layer="layout" svg:width="20.303cm" svg:height="1.775cm" svg:x="0.997cm" svg:y="0.572cm" presentation:class="title" presentation:user-transformed="true">
          <draw:text-box>
            <text:p text:style-name="P15"><text:span text:style-name="T4">Example of table</text:span></text:p>
          </draw:text-box>
        </draw:frame>
        <draw:frame draw:name="Content Placeholder 3" draw:style-name="standard" draw:layer="layout" svg:width="23.502cm" svg:height="6.812cm" svg:x="0.997cm" svg:y="2.643cm">
          <table:table>
            <table:table-column table:style-name="co1"/>
            <table:table-column table:style-name="co1"/>
            <table:table-column table:style-name="co2"/>
            <table:table-row table:style-name="ro1" table:default-cell-style-name="ce1">
              <table:table-cell>
                <text:p text:style-name="P3"><text:span text:style-name="T25">Title</text:span></text:p>
              </table:table-cell>
              <table:table-cell>
                <text:p text:style-name="P3"><text:span text:style-name="T25">Title</text:span></text:p>
              </table:table-cell>
              <table:table-cell>
                <text:p text:style-name="P3"><text:span text:style-name="T25">title</text:span></text:p>
              </table:table-cell>
            </table:table-row>
            <table:table-row table:style-name="ro2" table:default-cell-style-name="ce3">
              <table:table-cell table:style-name="ce2">
                <text:p text:style-name="P3"><text:span text:style-name="T26">Text</text:span></text:p>
              </table:table-cell>
              <table:table-cell>
                <text:list text:style-name="L27">
                  <text:list-item>
                    <text:p text:style-name="P3"><text:span text:style-name="T26">Bullet</text:span></text:p>
                  </text:list-item>
                  <text:list-item>
                    <text:p text:style-name="P3"><text:span text:style-name="T26">Bullet</text:span></text:p>
                  </text:list-item>
                </text:list>
              </table:table-cell>
              <table:table-cell>
                <text:list text:continue-numbering="true" text:style-name="L27">
                  <text:list-item>
                    <text:p text:style-name="P3"><text:span text:style-name="T26">Bullet</text:span></text:p>
                  </text:list-item>
                  <text:list-item>
                    <text:p text:style-name="P3"><text:span text:style-name="T26">Bullet</text:span></text:p>
                  </text:list-item>
                </text:list>
              </table:table-cell>
            </table:table-row>
            <table:table-row table:style-name="ro3" table:default-cell-style-name="ce4">
              <table:table-cell/>
              <table:table-cell/>
              <table:table-cell/>
            </table:table-row>
            <table:table-row table:style-name="ro4" table:default-cell-style-name="ce3">
              <table:table-cell/>
              <table:table-cell>
                <text:p text:style-name="P35"><text:span text:style-name="T26"><text:s/></text:span></text:p>
              </table:table-cell>
              <table:table-cell/>
            </table:table-row>
            <table:table-row table:style-name="ro3" table:default-cell-style-name="ce4">
              <table:table-cell/>
              <table:table-cell/>
              <table:table-cell/>
            </table:table-row>
            <table:table-row table:style-name="ro3" table:default-cell-style-name="ce3">
              <table:table-cell/>
              <table:table-cell/>
              <table:table-cell/>
            </table:table-row>
            <table:table-row table:style-name="ro3" table:default-cell-style-name="ce4">
              <table:table-cell/>
              <table:table-cell/>
              <table:table-cell/>
            </table:table-row>
          </table:table>
          <draw:image xlink:href="Pictures/TablePreview1.svm" xlink:type="simple" xlink:show="embed" xlink:actuate="onLoad"/>
        </draw:frame>
        <draw:frame draw:name="Footer Placeholder 3" presentation:style-name="pr9"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draw:frame draw:name="Slide Number Placeholder 5" presentation:style-name="pr10"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presentation:notes draw:style-name="dp2">
          <draw:page-thumbnail draw:style-name="gr2" draw:layer="layout" svg:width="19.797cm" svg:height="11.136cm" svg:x="0.601cm" svg:y="2.257cm" draw:page-number="9" presentation:class="page"/>
          <draw:frame presentation:style-name="pr11" draw:text-style-name="P5" draw:layer="layout" svg:width="16.799cm" svg:height="13.364cm" svg:x="2.1cm" svg:y="14.107cm" presentation:class="notes" presentation:placeholder="true">
            <draw:text-box/>
          </draw:frame>
        </presentation:notes>
      </draw:page>
      <draw:page draw:name="Example of figure" draw:style-name="dp1" draw:master-page-name="Title_20_and_20_Content" presentation:presentation-page-layout-name="AL1T11">
        <draw:frame draw:name="Title 1" presentation:style-name="pr7" draw:text-style-name="P8" draw:layer="layout" svg:width="20.303cm" svg:height="1.775cm" svg:x="0.997cm" svg:y="0.572cm" presentation:class="title" presentation:user-transformed="true">
          <draw:text-box>
            <text:p text:style-name="P7"><text:span text:style-name="T4">Example of figure</text:span></text:p>
          </draw:text-box>
        </draw:frame>
        <draw:frame draw:name="Footer Placeholder 2" presentation:style-name="pr9"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draw:frame draw:name="Slide Number Placeholder 4" presentation:style-name="pr10"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draw:frame draw:name="Object 8" draw:style-name="gr17" draw:text-style-name="P36" draw:layer="layout" svg:width="16.89cm" svg:height="8.943cm" svg:x="4.499cm" svg:y="3.143cm">
          <loext:p/>
          <draw:object/>
          <draw:image xlink:href="./ObjectReplacements/" xlink:type="simple" xlink:show="embed" xlink:actuate="onLoad"/>
        </draw:frame>
        <draw:frame draw:style-name="gr18" draw:text-style-name="P37" draw:layer="layout" svg:width="16.863cm" svg:height="8.925cm" svg:x="4.48cm" svg:y="3.14cm">
          <draw:image xlink:href="Pictures/2000005E00007BE000004199889EC955C6E4E591.wmf" xlink:type="simple" xlink:show="embed" xlink:actuate="onLoad">
            <text:p/>
          </draw:image>
        </draw:frame>
        <presentation:notes draw:style-name="dp2">
          <draw:page-thumbnail draw:style-name="gr2" draw:layer="layout" svg:width="19.797cm" svg:height="11.136cm" svg:x="0.601cm" svg:y="2.257cm" draw:page-number="10" presentation:class="page"/>
          <draw:frame presentation:style-name="pr11" draw:text-style-name="P5" draw:layer="layout" svg:width="16.799cm" svg:height="13.364cm" svg:x="2.1cm" svg:y="14.107cm" presentation:class="notes" presentation:placeholder="true">
            <draw:text-box/>
          </draw:frame>
        </presentation:notes>
      </draw:page>
      <draw:page draw:name="Title only slide" draw:style-name="dp1" draw:master-page-name="Title_20_Only" presentation:presentation-page-layout-name="AL2T19">
        <draw:frame draw:name="Title 5" presentation:style-name="pr24" draw:text-style-name="P8" draw:layer="layout" svg:width="20.303cm" svg:height="1.775cm" svg:x="0.997cm" svg:y="0.572cm" presentation:class="title" presentation:user-transformed="true">
          <draw:text-box>
            <text:p text:style-name="P7"><text:span text:style-name="T4">Title only slide</text:span></text:p>
          </draw:text-box>
        </draw:frame>
        <draw:frame draw:name="Footer Placeholder 3" presentation:style-name="pr26"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draw:frame draw:name="Slide Number Placeholder 4" presentation:style-name="pr26"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presentation:notes draw:style-name="dp2">
          <draw:page-thumbnail draw:style-name="gr2" draw:layer="layout" svg:width="19.797cm" svg:height="11.136cm" svg:x="0.601cm" svg:y="2.257cm" draw:page-number="11" presentation:class="page"/>
          <draw:frame presentation:style-name="pr27" draw:text-style-name="P5" draw:layer="layout" svg:width="16.799cm" svg:height="13.364cm" svg:x="2.1cm" svg:y="14.107cm" presentation:class="notes" presentation:placeholder="true">
            <draw:text-box/>
          </draw:frame>
        </presentation:notes>
      </draw:page>
      <draw:page draw:name="Alternate title only slide" draw:style-name="dp1" draw:master-page-name="Title_20_Only_20_Black_20_Background" presentation:presentation-page-layout-name="AL2T19">
        <draw:frame draw:name="Title 5" presentation:style-name="pr31" draw:text-style-name="P8" draw:layer="layout" svg:width="20.303cm" svg:height="1.775cm" svg:x="0.997cm" svg:y="0.572cm" presentation:class="title" presentation:user-transformed="true">
          <draw:text-box>
            <text:p text:style-name="P7"><text:span text:style-name="T14">Alternate title only slide</text:span></text:p>
          </draw:text-box>
        </draw:frame>
        <draw:frame draw:name="Footer Placeholder 3" presentation:style-name="pr32"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draw:frame draw:name="Slide Number Placeholder 4" presentation:style-name="pr32"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presentation:notes draw:style-name="dp2">
          <draw:page-thumbnail draw:style-name="gr2" draw:layer="layout" svg:width="19.797cm" svg:height="11.136cm" svg:x="0.601cm" svg:y="2.257cm" draw:page-number="12" presentation:class="page"/>
          <draw:frame presentation:style-name="pr33" draw:text-style-name="P5" draw:layer="layout" svg:width="16.799cm" svg:height="13.364cm" svg:x="2.1cm" svg:y="14.107cm" presentation:class="notes" presentation:placeholder="true">
            <draw:text-box/>
          </draw:frame>
        </presentation:notes>
      </draw:page>
      <draw:page draw:name="page13" draw:style-name="dp1" draw:master-page-name="Blank">
        <draw:frame draw:name="Footer Placeholder 2" presentation:style-name="pr34"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draw:frame draw:name="Slide Number Placeholder 3" presentation:style-name="pr34"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draw:custom-shape draw:name="TextBox 5" draw:style-name="gr3" draw:text-style-name="P6" draw:layer="layout" svg:width="15.403cm" svg:height="2.237cm" svg:x="0.997cm" svg:y="1.392cm">
          <text:p text:style-name="P38"><text:span text:style-name="T27">Blank slide layout with footer bar only, no logo or text frames</text:span></text:p>
          <text:p text:style-name="P38"><text:span text:style-name="T27">[delete these instructions before 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3" presentation:class="page"/>
          <draw:frame presentation:style-name="pr35" draw:text-style-name="P5" draw:layer="layout" svg:width="16.799cm" svg:height="13.364cm" svg:x="2.1cm" svg:y="14.107cm" presentation:class="notes" presentation:placeholder="true">
            <draw:text-box/>
          </draw:frame>
        </presentation:notes>
      </draw:page>
      <draw:page draw:name="page14" draw:style-name="dp1" draw:master-page-name="Blank_20_Black_20_Background">
        <draw:frame draw:name="Footer Placeholder 2" presentation:style-name="pr36"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draw:frame draw:name="Slide Number Placeholder 3" presentation:style-name="pr36"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draw:custom-shape draw:name="TextBox 4" draw:style-name="gr3" draw:text-style-name="P6" draw:layer="layout" svg:width="15.403cm" svg:height="2.237cm" svg:x="0.997cm" svg:y="1.392cm">
          <text:p text:style-name="P38"><text:span text:style-name="T27">Alternate blank slide layout with footer bar only, no logo or text frames</text:span></text:p>
          <text:p text:style-name="P38"><text:span text:style-name="T27">[delete these instructions before 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4" presentation:class="page"/>
          <draw:frame presentation:style-name="pr37" draw:text-style-name="P5" draw:layer="layout" svg:width="16.799cm" svg:height="13.364cm" svg:x="2.1cm" svg:y="14.107cm" presentation:class="notes" presentation:placeholder="true">
            <draw:text-box/>
          </draw:frame>
        </presentation:notes>
      </draw:page>
      <draw:page draw:name="Thank you" draw:style-name="dp1" draw:master-page-name="Thank_20_You_20_Option_20_1">
        <draw:frame draw:name="Text Placeholder 5" presentation:style-name="pr38" draw:text-style-name="P42" draw:layer="layout" svg:width="17.003cm" svg:height="4.006cm" svg:x="0.997cm" svg:y="9.344cm" presentation:class="subtitle" presentation:user-transformed="true">
          <draw:text-box>
            <text:p text:style-name="P39"><text:span text:style-name="T28">Division/Unit Name</text:span></text:p>
            <text:p text:style-name="P40"><text:span text:style-name="T29">Presenter Name</text:span><text:span text:style-name="T29"><text:line-break/></text:span><text:span text:style-name="T29">Presenter Title</text:span></text:p>
            <text:p text:style-name="P41"><text:span text:style-name="T28">t</text:span><text:span text:style-name="T29"><text:tab/></text:span><text:span text:style-name="T29">+61 2 9123 4567</text:span></text:p>
            <text:p text:style-name="P41"><text:span text:style-name="T28">e</text:span><text:span text:style-name="T29"><text:tab/></text:span><text:span text:style-name="T29">firstname.surname@csiro.au</text:span></text:p>
            <text:p text:style-name="P41"><text:span text:style-name="T28">w</text:span><text:span text:style-name="T29"><text:tab/></text:span><text:span text:style-name="T29">www.csiro.au/lorem</text:span></text:p>
            <text:p text:style-name="P39"><text:span text:style-name="T28">Division/Unit Name</text:span></text:p>
            <text:p text:style-name="P40"><text:span text:style-name="T29">Presenter Name</text:span><text:span text:style-name="T29"><text:line-break/></text:span><text:span text:style-name="T29">Presenter Title</text:span></text:p>
            <text:p text:style-name="P41"><text:span text:style-name="T28">t</text:span><text:span text:style-name="T29"><text:tab/></text:span><text:span text:style-name="T29">+61 2 9123 4567</text:span></text:p>
            <text:p text:style-name="P41"><text:span text:style-name="T28">e</text:span><text:span text:style-name="T29"><text:tab/></text:span><text:span text:style-name="T29">firstname.surname@csiro.au</text:span></text:p>
            <text:p text:style-name="P41"><text:span text:style-name="T28">w</text:span><text:span text:style-name="T29"><text:tab/></text:span><text:span text:style-name="T29">www.csiro.au/lorem</text:span></text:p>
          </draw:text-box>
        </draw:frame>
        <draw:frame draw:name="Title 3" presentation:style-name="pr39" draw:text-style-name="P43" draw:layer="layout" svg:width="15.703cm" svg:height="1.775cm" svg:x="0.997cm" svg:y="6.744cm" presentation:class="title" presentation:user-transformed="true">
          <draw:text-box>
            <text:p text:style-name="P7"><text:span text:style-name="T30">Thank you</text:span></text:p>
          </draw:text-box>
        </draw:frame>
        <presentation:notes draw:style-name="dp2">
          <draw:page-thumbnail draw:style-name="gr2" draw:layer="layout" svg:width="19.797cm" svg:height="11.136cm" svg:x="0.601cm" svg:y="2.257cm" draw:page-number="15" presentation:class="page"/>
          <draw:frame presentation:style-name="pr40" draw:text-style-name="P5" draw:layer="layout" svg:width="16.799cm" svg:height="13.364cm" svg:x="2.1cm" svg:y="14.107cm" presentation:class="notes" presentation:placeholder="true">
            <draw:text-box/>
          </draw:frame>
        </presentation:notes>
      </draw:page>
      <draw:page draw:name="Thank you" draw:style-name="dp1" draw:master-page-name="Thank_20_You_20__2b__20_Collaborator_20_Logos">
        <draw:frame draw:name="Text Placeholder 5" presentation:style-name="pr41" draw:text-style-name="P42" draw:layer="layout" svg:width="17.003cm" svg:height="3.206cm" svg:x="0.997cm" svg:y="8.114cm" presentation:class="subtitle" presentation:user-transformed="true">
          <draw:text-box>
            <text:p text:style-name="P39"><text:span text:style-name="T28">Division/Unit Name</text:span></text:p>
            <text:p text:style-name="P40"><text:span text:style-name="T29">Presenter Name</text:span><text:span text:style-name="T29"><text:line-break/></text:span><text:span text:style-name="T29">Presenter Title</text:span></text:p>
            <text:p text:style-name="P41"><text:span text:style-name="T28">t</text:span><text:span text:style-name="T29"><text:tab/></text:span><text:span text:style-name="T29">+61 2 9123 4567</text:span></text:p>
            <text:p text:style-name="P41"><text:span text:style-name="T28">e</text:span><text:span text:style-name="T29"><text:tab/></text:span><text:span text:style-name="T29">firstname.surname@csiro.au</text:span></text:p>
            <text:p text:style-name="P41"><text:span text:style-name="T28">w</text:span><text:span text:style-name="T29"><text:tab/></text:span><text:span text:style-name="T29">www.csiro.au/lorem</text:span></text:p>
            <text:p text:style-name="P39"><text:span text:style-name="T28">Division/Unit Name</text:span></text:p>
            <text:p text:style-name="P40"><text:span text:style-name="T29">Presenter Name</text:span><text:span text:style-name="T29"><text:line-break/></text:span><text:span text:style-name="T29">Presenter Title</text:span></text:p>
            <text:p text:style-name="P41"><text:span text:style-name="T28">t</text:span><text:span text:style-name="T29"><text:tab/></text:span><text:span text:style-name="T29">+61 2 9123 4567</text:span></text:p>
            <text:p text:style-name="P41"><text:span text:style-name="T28">e</text:span><text:span text:style-name="T29"><text:tab/></text:span><text:span text:style-name="T29">firstname.surname@csiro.au</text:span></text:p>
            <text:p text:style-name="P41"><text:span text:style-name="T28">w</text:span><text:span text:style-name="T29"><text:tab/></text:span><text:span text:style-name="T29">www.csiro.au/lorem</text:span></text:p>
          </draw:text-box>
        </draw:frame>
        <draw:frame draw:name="Title 3" presentation:style-name="pr42" draw:text-style-name="P43" draw:layer="layout" svg:width="14.903cm" svg:height="1.775cm" svg:x="0.997cm" svg:y="5.744cm" presentation:class="title" presentation:user-transformed="true">
          <draw:text-box>
            <text:p text:style-name="P7"><text:span text:style-name="T30">Thank you</text:span></text:p>
          </draw:text-box>
        </draw:frame>
        <draw:custom-shape draw:name="TextBox 4" draw:style-name="gr3" draw:text-style-name="P6" draw:layer="layout" svg:width="19.465cm" svg:height="1.265cm" svg:x="1.005cm" svg:y="12.086cm">
          <text:p text:style-name="P3"><text:span text:style-name="T3">Space for collaborator logos, do not overlap CSIRO logo or url</text:span></text:p>
          <text:p text:style-name="P3"><text:span text:style-name="T3">[delete these instructions before 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6" presentation:class="page"/>
          <draw:frame presentation:style-name="pr43" draw:text-style-name="P5" draw:layer="layout" svg:width="16.799cm" svg:height="13.364cm" svg:x="2.1cm" svg:y="14.107cm" presentation:class="notes" presentation:placeholder="true">
            <draw:text-box/>
          </draw:frame>
        </presentation:notes>
      </draw:page>
      <draw:page draw:name="Accessible presentations" draw:style-name="dp1" draw:master-page-name="Title_20_and_20_Content" presentation:presentation-page-layout-name="AL1T11">
        <draw:frame draw:name="Title 5" presentation:style-name="pr30" draw:text-style-name="P8" draw:layer="layout" svg:width="20.303cm" svg:height="1.775cm" svg:x="0.997cm" svg:y="0.572cm" presentation:class="title" presentation:user-transformed="true">
          <draw:text-box>
            <text:p text:style-name="P7"><text:span text:style-name="T4">Accessible presentations</text:span></text:p>
          </draw:text-box>
        </draw:frame>
        <draw:frame draw:name="Content Placeholder 2" presentation:style-name="pr44" draw:text-style-name="P11" draw:layer="layout" svg:width="23.503cm" svg:height="10.101cm" svg:x="0.997cm" svg:y="2.643cm" presentation:class="outline" presentation:user-transformed="true">
          <draw:text-box>
            <text:list text:style-name="L4">
              <text:list-item>
                <text:p text:style-name="P9"><text:span text:style-name="T11">follow theses techniques to meet WCAG 2.0 document accessibility guidelines:</text:span></text:p>
              </text:list-item>
            </text:list>
            <text:list text:style-name="L5">
              <text:list-item>
                <text:list>
                  <text:list-item>
                    <text:p text:style-name="P9"><text:span text:style-name="T31">use built-in slide layouts and styling features</text:span></text:p>
                  </text:list-item>
                  <text:list-item>
                    <text:p text:style-name="P9"><text:span text:style-name="T31">set a logical tab order for ‘floating objects’</text:span></text:p>
                  </text:list-item>
                  <text:list-item>
                    <text:p text:style-name="P9"><text:span text:style-name="T31">avoid text boxes</text:span></text:p>
                  </text:list-item>
                  <text:list-item>
                    <text:p text:style-name="P9"><text:span text:style-name="T31">avoid blank lines (line spacing is included)</text:span></text:p>
                  </text:list-item>
                  <text:list-item>
                    <text:p text:style-name="P9"><text:span text:style-name="T31">use slide notes</text:span></text:p>
                  </text:list-item>
                  <text:list-item>
                    <text:p text:style-name="P9"><text:span text:style-name="T31">provide alternative text for images and graphical objects</text:span></text:p>
                  </text:list-item>
                  <text:list-item>
                    <text:p text:style-name="P9"><text:span text:style-name="T31">provide captions and text transcript for multimedia content </text:span></text:p>
                  </text:list-item>
                  <text:list-item>
                    <text:p text:style-name="P9"><text:span text:style-name="T31">use built-in structuring features (tables, lists, columns, document title)</text:span></text:p>
                  </text:list-item>
                  <text:list-item>
                    <text:p text:style-name="P9"><text:span text:style-name="T31">create accessible charts</text:span></text:p>
                  </text:list-item>
                  <text:list-item>
                    <text:p text:style-name="P9"><text:span text:style-name="T31">make content easier to see (e.g. text size, colours, transitions)</text:span></text:p>
                  </text:list-item>
                  <text:list-item>
                    <text:p text:style-name="P9"><text:span text:style-name="T31">make content easy to understand.</text:span></text:p>
                  </text:list-item>
                </text:list>
              </text:list-item>
            </text:list>
          </draw:text-box>
        </draw:frame>
        <draw:frame draw:name="Slide Number Placeholder 5" presentation:style-name="pr10"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draw:frame draw:name="Footer Placeholder 6" presentation:style-name="pr10"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presentation:notes draw:style-name="dp2">
          <draw:page-thumbnail draw:style-name="gr2" draw:layer="layout" svg:width="19.797cm" svg:height="11.136cm" svg:x="0.601cm" svg:y="2.257cm" draw:page-number="17" presentation:class="page"/>
          <draw:frame presentation:style-name="pr11" draw:text-style-name="P5" draw:layer="layout" svg:width="16.799cm" svg:height="13.364cm" svg:x="2.1cm" svg:y="14.107cm" presentation:class="notes" presentation:placeholder="true">
            <draw:text-box/>
          </draw:frame>
        </presentation:notes>
      </draw:page>
      <draw:page draw:name="Accessible layout" draw:style-name="dp1" draw:master-page-name="Title_20_and_20_Content" presentation:presentation-page-layout-name="AL1T11">
        <draw:frame draw:name="Footer Placeholder 18" presentation:style-name="pr10"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draw:frame draw:name="Slide Number Placeholder 17" presentation:style-name="pr10"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draw:g draw:name="Group 13">
          <draw:custom-shape draw:name="Rectangle 6" draw:style-name="gr19" draw:text-style-name="P21" draw:layer="layout" svg:width="1.948cm" svg:height="1.461cm" svg:x="22.194cm" svg:y="10.983cm">
            <text:p text:style-name="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Triangle 7" draw:style-name="gr20" draw:text-style-name="P6" draw:layer="layout" svg:width="0.348cm" svg:height="0.261cm" draw:transform="rotate (-3.14159265358979) translate (24.049cm 11.32cm)">
            <text:p text:style-name="P30"/>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TextBox 2" draw:style-name="gr13" draw:text-style-name="P4" draw:layer="layout" svg:width="1.948cm" svg:height="0.674cm" svg:x="22.194cm" svg:y="11.485cm">
            <text:p text:style-name="P30"><text:span text:style-name="T32">3: 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10" draw:style-name="gr21" draw:text-style-name="P23" draw:layer="layout" svg:width="1.948cm" svg:height="1.461cm" svg:x="21.65cm" svg:y="9.307cm">
            <text:p text:style-name="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Triangle 11" draw:style-name="gr20" draw:text-style-name="P6" draw:layer="layout" svg:width="0.348cm" svg:height="0.261cm" draw:transform="rotate (-3.14159265358979) translate (23.505cm 9.645cm)">
            <text:p text:style-name="P30"/>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TextBox 2" draw:style-name="gr13" draw:text-style-name="P4" draw:layer="layout" svg:width="1.948cm" svg:height="1.095cm" svg:x="21.65cm" svg:y="9.81cm">
            <text:p text:style-name="P30"><text:span text:style-name="T32">2: Midd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Rectangle 14" draw:style-name="gr22" draw:text-style-name="P31" draw:layer="layout" svg:width="1.948cm" svg:height="1.461cm" svg:x="21.101cm" svg:y="7.604cm">
            <text:p text:style-name="P3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Triangle 15" draw:style-name="gr20" draw:text-style-name="P6" draw:layer="layout" svg:width="0.348cm" svg:height="0.261cm" draw:transform="rotate (-3.14159265358979) translate (22.956cm 7.941cm)">
            <text:p text:style-name="P30"/>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TextBox 2" draw:style-name="gr13" draw:text-style-name="P4" draw:layer="layout" svg:width="1.948cm" svg:height="0.674cm" svg:x="21.101cm" svg:y="8.106cm">
            <text:p text:style-name="P30"><text:span text:style-name="T32">1: Hig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Content Placeholder 2" presentation:style-name="pr44" draw:text-style-name="P11" draw:layer="layout" svg:width="23.503cm" svg:height="9.526cm" svg:x="0.997cm" svg:y="2.643cm" presentation:class="outline" presentation:user-transformed="true">
          <draw:text-box>
            <text:list text:style-name="L4">
              <text:list-item>
                <text:p text:style-name="P9"><text:span text:style-name="T9">use built-in slide layouts and styling features</text:span><text:span text:style-name="T9"><text:line-break/></text:span><text:span text:style-name="T33">Home &gt; Slides &gt; Layout </text:span><text:span text:style-name="T9">and select slide</text:span></text:p>
              </text:list-item>
            </text:list>
            <text:list text:style-name="L33">
              <text:list-item>
                <text:list>
                  <text:list-item>
                    <text:list>
                      <text:list-item>
                        <text:p text:style-name="P9"><text:span text:style-name="T9">set a logical tab order for ‘floating objects’. To display tab order click on </text:span><text:span text:style-name="T33">Home &gt; Drawing &gt; Arrange &gt; Selection Pane </text:span><text:span text:style-name="T9">and reorder as required using the arrow buttons at the bottom</text:span></text:p>
                      </text:list-item>
                    </text:list>
                  </text:list-item>
                </text:list>
              </text:list-item>
            </text:list>
            <text:list text:style-name="L34">
              <text:list-item>
                <text:list>
                  <text:list-item>
                    <text:p text:style-name="P9"><text:span text:style-name="T5">tab order is usually from ‘lowest’ to ‘highest’ (e.g. title first in tab order)</text:span></text:p>
                  </text:list-item>
                  <text:list-item>
                    <text:p text:style-name="P9"><text:span text:style-name="T5">for simple layouts, insert objects in a logical tab order</text:span></text:p>
                  </text:list-item>
                  <text:list-item>
                    <text:p text:style-name="P9"><text:span text:style-name="T5">for complex layouts, create the slide and then set the tab order</text:span></text:p>
                  </text:list-item>
                </text:list>
              </text:list-item>
            </text:list>
            <text:list text:style-name="L7">
              <text:list-item>
                <text:list>
                  <text:list-item>
                    <text:list>
                      <text:list-item>
                        <text:p text:style-name="P9"><text:span text:style-name="T17">Home &gt; Arrange &gt; Selection Pane</text:span></text:p>
                      </text:list-item>
                      <text:list-item>
                        <text:p text:style-name="P9"><text:span text:style-name="T5">reorder as required</text:span></text:p>
                      </text:list-item>
                      <text:list-item>
                        <text:p text:style-name="P9"><text:span text:style-name="T5">example with the three boxes on this page’s arrange settings</text:span></text:p>
                      </text:list-item>
                    </text:list>
                  </text:list-item>
                </text:list>
              </text:list-item>
            </text:list>
            <text:p text:style-name="P9"><text:span text:style-name="T9"/></text:p>
          </draw:text-box>
        </draw:frame>
        <draw:frame draw:name="Title 1" presentation:style-name="pr30" draw:text-style-name="P8" draw:layer="layout" svg:width="20.303cm" svg:height="1.775cm" svg:x="0.997cm" svg:y="0.572cm" presentation:class="title" presentation:user-transformed="true">
          <draw:text-box>
            <text:p text:style-name="P7"><text:span text:style-name="T4">Accessible layout</text:span></text:p>
          </draw:text-box>
        </draw:frame>
        <presentation:notes draw:style-name="dp3">
          <draw:page-thumbnail draw:name="Slide Image Placeholder 1" draw:style-name="gr2" draw:layer="layout" svg:width="16.932cm" svg:height="9.524cm" svg:x="1.058cm" svg:y="1.905cm" draw:page-number="18" presentation:class="page"/>
          <draw:frame draw:name="Notes Placeholder 2" presentation:style-name="pr45" draw:text-style-name="P44" draw:layer="layout" svg:width="15.239cm" svg:height="11.429cm" svg:x="1.905cm" svg:y="12.065cm" presentation:class="notes" presentation:placeholder="true" presentation:user-transformed="true">
            <draw:text-box/>
          </draw:frame>
          <draw:frame draw:name="Slide Number Placeholder 3" presentation:style-name="pr46" draw:text-style-name="P45" draw:layer="layout" svg:width="8.254cm" svg:height="1.269cm" svg:x="10.791cm" svg:y="24.126cm" presentation:class="page-number" presentation:user-transformed="true">
            <draw:text-box>
              <text:p text:style-name="P14"><text:span text:style-name="T34"><text:page-number>&lt;number&gt;</text:page-number></text:span></text:p>
            </draw:text-box>
          </draw:frame>
        </presentation:notes>
      </draw:page>
      <draw:page draw:name="Accessible layout" draw:style-name="dp1" draw:master-page-name="Title_20_and_20_Content" presentation:presentation-page-layout-name="AL1T11">
        <draw:frame draw:name="Content Placeholder 2" presentation:style-name="pr8" draw:text-style-name="P11" draw:layer="layout" svg:width="23.503cm" svg:height="9.526cm" svg:x="0.997cm" svg:y="2.643cm" presentation:class="outline" presentation:user-transformed="true">
          <draw:text-box>
            <text:list text:style-name="L4">
              <text:list-item>
                <text:p text:style-name="P9"><text:span text:style-name="T9">avoid text boxes for main content</text:span></text:p>
              </text:list-item>
            </text:list>
            <text:list text:style-name="L5">
              <text:list-item>
                <text:list>
                  <text:list-item>
                    <text:p text:style-name="P9"><text:span text:style-name="T5">do not insert text boxes on blank slides, use the text boxes contained in the built-in slide layouts</text:span></text:p>
                  </text:list-item>
                </text:list>
              </text:list-item>
              <text:list-item>
                <text:p text:style-name="P9"><text:span text:style-name="T9">avoid blank lines</text:span></text:p>
                <text:list>
                  <text:list-item>
                    <text:p text:style-name="P9"><text:span text:style-name="T5">to insert space between lines, use the Line Spacing Options and not blank lines (right-click select </text:span><text:span text:style-name="T17">Paragraph &gt; Spacing</text:span><text:span text:style-name="T5">)</text:span></text:p>
                  </text:list-item>
                </text:list>
              </text:list-item>
              <text:list-item>
                <text:p text:style-name="P9"><text:span text:style-name="T9">use slide notes to explain and expand on the slide content in text format</text:span></text:p>
              </text:list-item>
            </text:list>
            <text:p text:style-name="P18"><text:span text:style-name="T5"/></text:p>
          </draw:text-box>
        </draw:frame>
        <draw:frame draw:name="Title 1" presentation:style-name="pr30" draw:text-style-name="P8" draw:layer="layout" svg:width="20.303cm" svg:height="1.775cm" svg:x="0.997cm" svg:y="0.572cm" presentation:class="title" presentation:user-transformed="true">
          <draw:text-box>
            <text:p text:style-name="P7"><text:span text:style-name="T4">Accessible layout</text:span></text:p>
          </draw:text-box>
        </draw:frame>
        <draw:frame draw:name="Slide Number Placeholder 5" presentation:style-name="pr10"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draw:frame draw:name="Footer Placeholder 6" presentation:style-name="pr10"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presentation:notes draw:style-name="dp2">
          <draw:page-thumbnail draw:style-name="gr2" draw:layer="layout" svg:width="19.797cm" svg:height="11.136cm" svg:x="0.601cm" svg:y="2.257cm" draw:page-number="19" presentation:class="page"/>
          <draw:frame presentation:style-name="pr11" draw:text-style-name="P5" draw:layer="layout" svg:width="16.799cm" svg:height="13.364cm" svg:x="2.1cm" svg:y="14.107cm" presentation:class="notes" presentation:placeholder="true">
            <draw:text-box/>
          </draw:frame>
        </presentation:notes>
      </draw:page>
      <draw:page draw:name="Accessible images and multimedia" draw:style-name="dp1" draw:master-page-name="Title_20_and_20_Content" presentation:presentation-page-layout-name="AL1T11">
        <draw:frame draw:name="Content Placeholder 2" presentation:style-name="pr44" draw:text-style-name="P11" draw:layer="layout" svg:width="23.503cm" svg:height="9.399cm" svg:x="0.997cm" svg:y="2.643cm" presentation:class="outline" presentation:user-transformed="true">
          <draw:text-box>
            <text:list text:style-name="L4">
              <text:list-item>
                <text:p text:style-name="P9"><text:span text:style-name="T9">add alternative text to images/graphical objects</text:span></text:p>
              </text:list-item>
            </text:list>
            <text:list text:style-name="L5">
              <text:list-item>
                <text:list>
                  <text:list-item>
                    <text:p text:style-name="P9"><text:span text:style-name="T5">alternative text should include what information the image is trying to convey</text:span></text:p>
                  </text:list-item>
                  <text:list-item>
                    <text:p text:style-name="P9"><text:span text:style-name="T5">to add alt text:</text:span></text:p>
                  </text:list-item>
                </text:list>
              </text:list-item>
            </text:list>
            <text:list text:style-name="L7">
              <text:list-item>
                <text:list>
                  <text:list-item>
                    <text:list>
                      <text:list-item>
                        <text:p text:style-name="P9"><text:span text:style-name="T5">PPT 2007/2013: right-click on your image, select </text:span><text:span text:style-name="T17">Size and Position &gt; Alt Text</text:span><text:span text:style-name="T5">, enter a short description</text:span></text:p>
                      </text:list-item>
                      <text:list-item>
                        <text:p text:style-name="P9"><text:span text:style-name="T5">PPT 2010: right-click on your figure, select </text:span><text:span text:style-name="T17">Format Picture &gt; Alt Text</text:span><text:span text:style-name="T5">, enter a short description</text:span></text:p>
                      </text:list-item>
                    </text:list>
                  </text:list-item>
                </text:list>
              </text:list-item>
              <text:list-item>
                <text:p text:style-name="P9"><text:span text:style-name="T9">provide captions and text transcript for multimedia content (see </text:span><text:span text:style-name="T35"><text:a xlink:href="http://office.microsoft.com/en-us/powerpoint-help/sub-titling-text-add-in-for-microsoft-powerpoint-stamp-HA102540315.aspx" xlink:type="simple">Sub-titling text add-in for Microsoft PowerPoint</text:a></text:span><text:span text:style-name="T9"> for PPT 2010)</text:span></text:p>
              </text:list-item>
            </text:list>
            <text:p text:style-name="P18"><text:span text:style-name="T5"/></text:p>
            <text:p text:style-name="P9"><text:span text:style-name="T9"/></text:p>
          </draw:text-box>
        </draw:frame>
        <draw:frame draw:name="Title 1" presentation:style-name="pr30" draw:text-style-name="P8" draw:layer="layout" svg:width="20.303cm" svg:height="1.775cm" svg:x="0.997cm" svg:y="0.572cm" presentation:class="title" presentation:user-transformed="true">
          <draw:text-box>
            <text:p text:style-name="P7"><text:span text:style-name="T4">Accessible images and multimedia</text:span></text:p>
          </draw:text-box>
        </draw:frame>
        <draw:frame draw:name="Slide Number Placeholder 5" presentation:style-name="pr10"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draw:frame draw:name="Footer Placeholder 6" presentation:style-name="pr10"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presentation:notes draw:style-name="dp2">
          <draw:page-thumbnail draw:style-name="gr2" draw:layer="layout" svg:width="19.797cm" svg:height="11.136cm" svg:x="0.601cm" svg:y="2.257cm" draw:page-number="20" presentation:class="page"/>
          <draw:frame presentation:style-name="pr11" draw:text-style-name="P5" draw:layer="layout" svg:width="16.799cm" svg:height="13.364cm" svg:x="2.1cm" svg:y="14.107cm" presentation:class="notes" presentation:placeholder="true">
            <draw:text-box/>
          </draw:frame>
        </presentation:notes>
      </draw:page>
      <draw:page draw:name="Use built-in structuring features" draw:style-name="dp1" draw:master-page-name="Title_20_and_20_Content" presentation:presentation-page-layout-name="AL1T11">
        <draw:frame draw:name="Content Placeholder 2" presentation:style-name="pr44" draw:text-style-name="P11" draw:layer="layout" svg:width="23.503cm" svg:height="9.526cm" svg:x="0.997cm" svg:y="2.643cm" presentation:class="outline" presentation:user-transformed="true">
          <draw:text-box>
            <text:list text:style-name="L4">
              <text:list-item>
                <text:p text:style-name="P9"><text:span text:style-name="T9">tables should be clear and appropriately structured</text:span></text:p>
              </text:list-item>
            </text:list>
            <text:list text:style-name="L5">
              <text:list-item>
                <text:list>
                  <text:list-item>
                    <text:p text:style-name="P9"><text:span text:style-name="T5">Use tables and not spaces or tabs (</text:span><text:span text:style-name="T17">Insert &gt; Tables</text:span><text:span text:style-name="T5">)</text:span></text:p>
                  </text:list-item>
                  <text:list-item>
                    <text:p text:style-name="P9"><text:span text:style-name="T5">identify the column headers of tables</text:span></text:p>
                  </text:list-item>
                </text:list>
              </text:list-item>
            </text:list>
            <text:list text:style-name="L7">
              <text:list-item>
                <text:list>
                  <text:list-item>
                    <text:list>
                      <text:list-item>
                        <text:p text:style-name="P9"><text:span text:style-name="T5">PPT 2007/2010: select the table, select </text:span><text:span text:style-name="T17">Table Tools &gt; Design</text:span><text:span text:style-name="T5">, tick the ‘Header Row’ option</text:span></text:p>
                      </text:list-item>
                      <text:list-item>
                        <text:p text:style-name="P9"><text:span text:style-name="T5">PPT 2013: select the table, select </text:span><text:span text:style-name="T17">Design &gt; Table Style Options</text:span><text:span text:style-name="T5">, tick the ‘Header Row’ option </text:span></text:p>
                      </text:list-item>
                    </text:list>
                  </text:list-item>
                  <text:list-item>
                    <text:p text:style-name="P9"><text:span text:style-name="T5">avoid complex tables</text:span></text:p>
                    <text:list>
                      <text:list-item>
                        <text:p text:style-name="P9"><text:span text:style-name="T5">simple data tables (containing one row of headers and one column of headers) are preferred</text:span></text:p>
                      </text:list-item>
                      <text:list-item>
                        <text:p text:style-name="P9"><text:span text:style-name="T5">merged cells and nested tables should be avoided</text:span></text:p>
                      </text:list-item>
                      <text:list-item>
                        <text:p text:style-name="P9"><text:span text:style-name="T5">when possible separate complex tables into multiple simple tables</text:span></text:p>
                      </text:list-item>
                    </text:list>
                  </text:list-item>
                </text:list>
              </text:list-item>
            </text:list>
          </draw:text-box>
        </draw:frame>
        <draw:frame draw:name="Title 1" presentation:style-name="pr30" draw:text-style-name="P8" draw:layer="layout" svg:width="20.303cm" svg:height="1.775cm" svg:x="0.997cm" svg:y="0.572cm" presentation:class="title" presentation:user-transformed="true">
          <draw:text-box>
            <text:p text:style-name="P7"><text:span text:style-name="T4">Use built-in structuring features</text:span></text:p>
          </draw:text-box>
        </draw:frame>
        <draw:frame draw:name="Slide Number Placeholder 5" presentation:style-name="pr10"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draw:frame draw:name="Footer Placeholder 6" presentation:style-name="pr10"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presentation:notes draw:style-name="dp2">
          <draw:page-thumbnail draw:style-name="gr2" draw:layer="layout" svg:width="19.797cm" svg:height="11.136cm" svg:x="0.601cm" svg:y="2.257cm" draw:page-number="21" presentation:class="page"/>
          <draw:frame presentation:style-name="pr11" draw:text-style-name="P5" draw:layer="layout" svg:width="16.799cm" svg:height="13.364cm" svg:x="2.1cm" svg:y="14.107cm" presentation:class="notes" presentation:placeholder="true">
            <draw:text-box/>
          </draw:frame>
        </presentation:notes>
      </draw:page>
      <draw:page draw:name="Use built-in structuring features" draw:style-name="dp1" draw:master-page-name="Title_20_and_20_Content" presentation:presentation-page-layout-name="AL1T11">
        <draw:frame draw:name="Content Placeholder 2" presentation:style-name="pr8" draw:text-style-name="P11" draw:layer="layout" svg:width="23.503cm" svg:height="9.526cm" svg:x="0.997cm" svg:y="2.643cm" presentation:class="outline" presentation:user-transformed="true">
          <draw:text-box>
            <text:list text:style-name="L4">
              <text:list-item>
                <text:p text:style-name="P9"><text:span text:style-name="T9">use lists: </text:span><text:span text:style-name="T33">Home &gt; Paragraph </text:span><text:span text:style-name="T9">and select the </text:span><text:span text:style-name="T33">Bullets</text:span><text:span text:style-name="T9"> or </text:span><text:span text:style-name="T33">Numbering</text:span><text:span text:style-name="T9"> icon</text:span></text:p>
              </text:list-item>
              <text:list-item>
                <text:p text:style-name="P9"><text:span text:style-name="T9">only use the column feature if necessary, not recommended </text:span></text:p>
              </text:list-item>
              <text:list-item>
                <text:p text:style-name="P9"><text:span text:style-name="T9">add a Document Title, note this is different to the file name</text:span></text:p>
              </text:list-item>
            </text:list>
            <text:list text:style-name="L5">
              <text:list-item>
                <text:list>
                  <text:list-item>
                    <text:p text:style-name="P9"><text:span text:style-name="T5">PPT 2007/2010: click the </text:span><text:span text:style-name="T17">Office button &gt; Prepare &gt; Properties</text:span><text:span text:style-name="T5"> then select the </text:span><text:span text:style-name="T17">Title</text:span><text:span text:style-name="T5"> text box and enter the Title</text:span></text:p>
                  </text:list-item>
                  <text:list-item>
                    <text:p text:style-name="P9"><text:span text:style-name="T5">PPT 2013: click </text:span><text:span text:style-name="T17">File &gt; Properties </text:span><text:span text:style-name="T5">then enter the Title in the </text:span><text:span text:style-name="T17">Title</text:span><text:span text:style-name="T5"> text box</text:span></text:p>
                  </text:list-item>
                </text:list>
              </text:list-item>
            </text:list>
          </draw:text-box>
        </draw:frame>
        <draw:frame draw:name="Title 1" presentation:style-name="pr30" draw:text-style-name="P8" draw:layer="layout" svg:width="20.303cm" svg:height="1.775cm" svg:x="0.997cm" svg:y="0.572cm" presentation:class="title" presentation:user-transformed="true">
          <draw:text-box>
            <text:p text:style-name="P7"><text:span text:style-name="T4">Use built-in structuring features</text:span></text:p>
          </draw:text-box>
        </draw:frame>
        <draw:frame draw:name="Slide Number Placeholder 5" presentation:style-name="pr10"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draw:frame draw:name="Footer Placeholder 6" presentation:style-name="pr10"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presentation:notes draw:style-name="dp2">
          <draw:page-thumbnail draw:style-name="gr2" draw:layer="layout" svg:width="19.797cm" svg:height="11.136cm" svg:x="0.601cm" svg:y="2.257cm" draw:page-number="22" presentation:class="page"/>
          <draw:frame presentation:style-name="pr11" draw:text-style-name="P5" draw:layer="layout" svg:width="16.799cm" svg:height="13.364cm" svg:x="2.1cm" svg:y="14.107cm" presentation:class="notes" presentation:placeholder="true">
            <draw:text-box/>
          </draw:frame>
        </presentation:notes>
      </draw:page>
      <draw:page draw:name="Create accessible charts" draw:style-name="dp1" draw:master-page-name="Title_20_and_20_Content" presentation:presentation-page-layout-name="AL1T11">
        <draw:frame draw:name="Content Placeholder 2" presentation:style-name="pr8" draw:text-style-name="P11" draw:layer="layout" svg:width="23.503cm" svg:height="9.526cm" svg:x="0.997cm" svg:y="2.643cm" presentation:class="outline" presentation:user-transformed="true">
          <draw:text-box>
            <text:list text:style-name="L4">
              <text:list-item>
                <text:p text:style-name="P9"><text:span text:style-name="T33">Insert &gt; Illustrations &gt; Chart</text:span></text:p>
              </text:list-item>
              <text:list-item>
                <text:p text:style-name="P9"><text:span text:style-name="T9">use shape and colour to convey information</text:span></text:p>
              </text:list-item>
              <text:list-item>
                <text:p text:style-name="P9"><text:span text:style-name="T9">add titles and labels</text:span></text:p>
              </text:list-item>
              <text:list-item>
                <text:p text:style-name="P9"><text:span text:style-name="T9">apply a predefined chart layout and then alter if required</text:span></text:p>
              </text:list-item>
              <text:list-item>
                <text:p text:style-name="P9"><text:span text:style-name="T9">use different line types (dotted, dashed) for line charts and not just colour</text:span></text:p>
              </text:list-item>
              <text:list-item>
                <text:p text:style-name="P9"><text:span text:style-name="T9">use fill patterns for bar charts as well as colour</text:span></text:p>
              </text:list-item>
            </text:list>
            <text:p text:style-name="P9"><text:span text:style-name="T9"/></text:p>
          </draw:text-box>
        </draw:frame>
        <draw:frame draw:name="Title 1" presentation:style-name="pr30" draw:text-style-name="P8" draw:layer="layout" svg:width="20.303cm" svg:height="1.775cm" svg:x="0.997cm" svg:y="0.572cm" presentation:class="title" presentation:user-transformed="true">
          <draw:text-box>
            <text:p text:style-name="P7"><text:span text:style-name="T4">Create accessible charts</text:span></text:p>
          </draw:text-box>
        </draw:frame>
        <draw:frame draw:name="Slide Number Placeholder 5" presentation:style-name="pr10"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draw:frame draw:name="Footer Placeholder 6" presentation:style-name="pr10"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presentation:notes draw:style-name="dp3">
          <draw:page-thumbnail draw:name="Slide Image Placeholder 1" draw:style-name="gr2" draw:layer="layout" svg:width="16.932cm" svg:height="9.524cm" svg:x="1.058cm" svg:y="1.905cm" draw:page-number="23" presentation:class="page"/>
          <draw:frame draw:name="Notes Placeholder 2" presentation:style-name="pr45" draw:text-style-name="P44" draw:layer="layout" svg:width="15.239cm" svg:height="11.429cm" svg:x="1.905cm" svg:y="12.065cm" presentation:class="notes" presentation:placeholder="true" presentation:user-transformed="true">
            <draw:text-box/>
          </draw:frame>
          <draw:frame draw:name="Slide Number Placeholder 3" presentation:style-name="pr46" draw:text-style-name="P45" draw:layer="layout" svg:width="8.254cm" svg:height="1.269cm" svg:x="10.791cm" svg:y="24.126cm" presentation:class="page-number" presentation:user-transformed="true">
            <draw:text-box>
              <text:p text:style-name="P14"><text:span text:style-name="T34"><text:page-number>&lt;number&gt;</text:page-number></text:span></text:p>
            </draw:text-box>
          </draw:frame>
        </presentation:notes>
      </draw:page>
      <draw:page draw:name="Make content easier to see" draw:style-name="dp1" draw:master-page-name="Title_20_and_20_Content" presentation:presentation-page-layout-name="AL1T11">
        <draw:frame draw:name="Content Placeholder 2" presentation:style-name="pr8" draw:text-style-name="P11" draw:layer="layout" svg:width="23.503cm" svg:height="9.526cm" svg:x="0.997cm" svg:y="2.643cm" presentation:class="outline" presentation:user-transformed="true">
          <draw:text-box>
            <text:list text:style-name="L4">
              <text:list-item>
                <text:p text:style-name="P9"><text:span text:style-name="T9">text should be no smaller than 16 pt for content and 12 pt for graphical objects</text:span></text:p>
              </text:list-item>
              <text:list-item>
                <text:p text:style-name="P9"><text:span text:style-name="T9">avoid use of slide transitions and text animations</text:span></text:p>
              </text:list-item>
            </text:list>
            <text:list text:style-name="L5">
              <text:list-item>
                <text:list>
                  <text:list-item>
                    <text:p text:style-name="P9"><text:span text:style-name="T5">as these can be problematic for many users, best practice is to avoid slide transitions and text animations unless necessary to communicate information</text:span></text:p>
                  </text:list-item>
                </text:list>
              </text:list-item>
              <text:list-item>
                <text:p text:style-name="P9"><text:span text:style-name="T9">use the approved colour palette (see slide 9) as these colours have sufficient contrast</text:span></text:p>
              </text:list-item>
              <text:list-item>
                <text:p text:style-name="P9"><text:span text:style-name="T9">do not use images of text</text:span></text:p>
              </text:list-item>
            </text:list>
            <text:p text:style-name="P9"><text:span text:style-name="T9"/></text:p>
          </draw:text-box>
        </draw:frame>
        <draw:frame draw:name="Title 1" presentation:style-name="pr30" draw:text-style-name="P8" draw:layer="layout" svg:width="20.303cm" svg:height="1.775cm" svg:x="0.997cm" svg:y="0.572cm" presentation:class="title" presentation:user-transformed="true">
          <draw:text-box>
            <text:p text:style-name="P7"><text:span text:style-name="T4">Make content easier to see</text:span></text:p>
          </draw:text-box>
        </draw:frame>
        <draw:frame draw:name="Slide Number Placeholder 5" presentation:style-name="pr10"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draw:frame draw:name="Footer Placeholder 6" presentation:style-name="pr10"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presentation:notes draw:style-name="dp2">
          <draw:page-thumbnail draw:style-name="gr2" draw:layer="layout" svg:width="19.797cm" svg:height="11.136cm" svg:x="0.601cm" svg:y="2.257cm" draw:page-number="24" presentation:class="page"/>
          <draw:frame presentation:style-name="pr11" draw:text-style-name="P5" draw:layer="layout" svg:width="16.799cm" svg:height="13.364cm" svg:x="2.1cm" svg:y="14.107cm" presentation:class="notes" presentation:placeholder="true">
            <draw:text-box/>
          </draw:frame>
        </presentation:notes>
      </draw:page>
      <draw:page draw:name="Make the content easy to understand" draw:style-name="dp1" draw:master-page-name="Title_20_and_20_Content" presentation:presentation-page-layout-name="AL1T11">
        <draw:frame draw:name="Content Placeholder 2" presentation:style-name="pr8" draw:text-style-name="P11" draw:layer="layout" svg:width="23.503cm" svg:height="9.526cm" svg:x="0.997cm" svg:y="2.643cm" presentation:class="outline" presentation:user-transformed="true">
          <draw:text-box>
            <text:list text:style-name="L4">
              <text:list-item>
                <text:p text:style-name="P9"><text:span text:style-name="T9">when possible write clear and short sentences</text:span></text:p>
              </text:list-item>
              <text:list-item>
                <text:p text:style-name="P9"><text:span text:style-name="T9">avoid making your presentation too cluttered</text:span></text:p>
              </text:list-item>
            </text:list>
            <text:list text:style-name="L5">
              <text:list-item>
                <text:list>
                  <text:list-item>
                    <text:p text:style-name="P9"><text:span text:style-name="T5">use lots of white space</text:span></text:p>
                  </text:list-item>
                  <text:list-item>
                    <text:p text:style-name="P9"><text:span text:style-name="T5">stick to the slide template fonts and colours</text:span></text:p>
                  </text:list-item>
                </text:list>
              </text:list-item>
              <text:list-item>
                <text:p text:style-name="P9"><text:span text:style-name="T9">provide context for hyperlinks</text:span></text:p>
              </text:list-item>
              <text:list-item>
                <text:p text:style-name="P9"><text:span text:style-name="T9">give each slide a title</text:span></text:p>
              </text:list-item>
            </text:list>
            <text:p text:style-name="P9"><text:span text:style-name="T9"/></text:p>
            <text:p text:style-name="P9"><text:span text:style-name="T9"/></text:p>
          </draw:text-box>
        </draw:frame>
        <draw:frame draw:name="Title 1" presentation:style-name="pr30" draw:text-style-name="P8" draw:layer="layout" svg:width="20.303cm" svg:height="1.775cm" svg:x="0.997cm" svg:y="0.572cm" presentation:class="title" presentation:user-transformed="true">
          <draw:text-box>
            <text:p text:style-name="P7"><text:span text:style-name="T4">Make the content easy to understand</text:span></text:p>
          </draw:text-box>
        </draw:frame>
        <draw:frame draw:name="Slide Number Placeholder 5" presentation:style-name="pr10"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draw:frame draw:name="Footer Placeholder 6" presentation:style-name="pr10"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presentation:notes draw:style-name="dp2">
          <draw:page-thumbnail draw:style-name="gr2" draw:layer="layout" svg:width="19.797cm" svg:height="11.136cm" svg:x="0.601cm" svg:y="2.257cm" draw:page-number="25" presentation:class="page"/>
          <draw:frame presentation:style-name="pr11" draw:text-style-name="P5" draw:layer="layout" svg:width="16.799cm" svg:height="13.364cm" svg:x="2.1cm" svg:y="14.107cm" presentation:class="notes" presentation:placeholder="true">
            <draw:text-box/>
          </draw:frame>
        </presentation:notes>
      </draw:page>
      <draw:page draw:name="Troubleshooting" draw:style-name="dp1" draw:master-page-name="Title_20_and_20_Content" presentation:presentation-page-layout-name="AL1T11">
        <draw:frame draw:name="Title 5" presentation:style-name="pr30" draw:text-style-name="P8" draw:layer="layout" svg:width="20.303cm" svg:height="1.775cm" svg:x="0.997cm" svg:y="0.572cm" presentation:class="title" presentation:user-transformed="true">
          <draw:text-box>
            <text:p text:style-name="P7"><text:span text:style-name="T4">Troubleshooting</text:span></text:p>
          </draw:text-box>
        </draw:frame>
        <draw:frame draw:name="Content Placeholder 1" presentation:style-name="pr44" draw:text-style-name="P11" draw:layer="layout" svg:width="23.503cm" svg:height="9.526cm" svg:x="0.997cm" svg:y="2.643cm" presentation:class="outline" presentation:user-transformed="true">
          <draw:text-box>
            <text:list text:style-name="L4">
              <text:list-item>
                <text:p text:style-name="P9"><text:span text:style-name="T9">The background image disappears when I print</text:span></text:p>
              </text:list-item>
            </text:list>
            <text:list text:style-name="L5">
              <text:list-item>
                <text:list>
                  <text:list-item>
                    <text:p text:style-name="P9"><text:span text:style-name="T5">Make sure your presentation has not turned off the background</text:span></text:p>
                  </text:list-item>
                </text:list>
              </text:list-item>
            </text:list>
            <text:list text:style-name="L7">
              <text:list-item>
                <text:list>
                  <text:list-item>
                    <text:list>
                      <text:list-item>
                        <text:p text:style-name="P9"><text:span text:style-name="T5">Go to the </text:span><text:span text:style-name="T17">Office button </text:span><text:span text:style-name="T5">or </text:span><text:span text:style-name="T17">File</text:span><text:span text:style-name="T5"> select </text:span><text:span text:style-name="T17">PowerPoint options</text:span></text:p>
                      </text:list-item>
                      <text:list-item>
                        <text:p text:style-name="P9"><text:span text:style-name="T5">Under the </text:span><text:span text:style-name="T17">Advanced</text:span><text:span text:style-name="T5"> tab ensure </text:span><text:span text:style-name="T17">Print in background </text:span><text:span text:style-name="T5">is checked</text:span></text:p>
                      </text:list-item>
                      <text:list-item>
                        <text:p text:style-name="P9"><text:span text:style-name="T5">If the background still disappears select all slides, go to </text:span><text:span text:style-name="T17">Design</text:span><text:span text:style-name="T5"> menu – uncheck </text:span><text:span text:style-name="T17">Hide Background Graphics</text:span></text:p>
                      </text:list-item>
                    </text:list>
                  </text:list-item>
                </text:list>
              </text:list-item>
            </text:list>
          </draw:text-box>
        </draw:frame>
        <draw:frame draw:name="Footer Placeholder 3" presentation:style-name="pr10"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draw:frame draw:name="Slide Number Placeholder 6" presentation:style-name="pr10"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presentation:notes draw:style-name="dp2">
          <draw:page-thumbnail draw:style-name="gr2" draw:layer="layout" svg:width="19.797cm" svg:height="11.136cm" svg:x="0.601cm" svg:y="2.257cm" draw:page-number="26" presentation:class="page"/>
          <draw:frame presentation:style-name="pr11" draw:text-style-name="P5" draw:layer="layout" svg:width="16.799cm" svg:height="13.364cm" svg:x="2.1cm" svg:y="14.107cm" presentation:class="notes" presentation:placeholder="true">
            <draw:text-box/>
          </draw:frame>
        </presentation:notes>
      </draw:page>
      <draw:page draw:name="Troubleshooting" draw:style-name="dp1" draw:master-page-name="Title_20_and_20_Content" presentation:presentation-page-layout-name="AL1T11">
        <draw:frame draw:name="Content Placeholder 1" presentation:style-name="pr44" draw:text-style-name="P11" draw:layer="layout" svg:width="23.503cm" svg:height="9.526cm" svg:x="0.997cm" svg:y="2.643cm" presentation:class="outline" presentation:user-transformed="true">
          <draw:text-box>
            <text:list text:style-name="L4">
              <text:list-item>
                <text:p text:style-name="P9"><text:span text:style-name="T9">The file size of my presentation is very large</text:span></text:p>
              </text:list-item>
            </text:list>
            <text:list text:style-name="L5">
              <text:list-item>
                <text:list>
                  <text:list-item>
                    <text:p text:style-name="P9"><text:span text:style-name="T5">If your presentation has multiple images the file size will be large. You can compress your images to help the final size</text:span></text:p>
                  </text:list-item>
                  <text:list-item>
                    <text:p text:style-name="P9"><text:span text:style-name="T5">Compress images by using the Picture toolbar</text:span></text:p>
                  </text:list-item>
                  <text:list-item>
                    <text:p text:style-name="P9"><text:span text:style-name="T5">Either change the resolution of your images (which can affect image quality so make sure to check your images if you select this option) or compress pictures which works with colour without affecting the quality of your image</text:span></text:p>
                  </text:list-item>
                  <text:list-item>
                    <text:p text:style-name="P9"><text:span text:style-name="T5">Deleting cropped areas of images will also reduce the file size</text:span></text:p>
                  </text:list-item>
                </text:list>
              </text:list-item>
            </text:list>
          </draw:text-box>
        </draw:frame>
        <draw:frame draw:name="Footer Placeholder 3" presentation:style-name="pr10" draw:text-style-name="P13" draw:layer="layout" svg:width="16.899cm" svg:height="0.258cm" svg:x="1.883cm" svg:y="13.551cm" presentation:class="footer" presentation:user-transformed="true">
          <draw:text-box>
            <text:p text:style-name="P12"><text:span text:style-name="T8">Presentation title <text:s/>| <text:s/>Presenter name</text:span></text:p>
          </draw:text-box>
        </draw:frame>
        <draw:frame draw:name="Slide Number Placeholder 6" presentation:style-name="pr10" draw:text-style-name="P13" draw:layer="layout" svg:width="0.801cm" svg:height="0.264cm" svg:x="0.917cm" svg:y="13.551cm" presentation:class="page-number" presentation:user-transformed="true">
          <draw:text-box>
            <text:p text:style-name="P14"><text:span text:style-name="T8"><text:page-number>&lt;number&gt;</text:page-number></text:span><text:span text:style-name="T8"> <text:s/>|</text:span></text:p>
          </draw:text-box>
        </draw:frame>
        <draw:frame draw:name="Title 5" presentation:style-name="pr30" draw:text-style-name="P8" draw:layer="layout" svg:width="20.303cm" svg:height="1.775cm" svg:x="0.997cm" svg:y="0.572cm" presentation:class="title" presentation:user-transformed="true">
          <draw:text-box>
            <text:p text:style-name="P7"><text:span text:style-name="T4">Troubleshooting</text:span></text:p>
          </draw:text-box>
        </draw:frame>
        <presentation:notes draw:style-name="dp2">
          <draw:page-thumbnail draw:style-name="gr2" draw:layer="layout" svg:width="19.797cm" svg:height="11.136cm" svg:x="0.601cm" svg:y="2.257cm" draw:page-number="27" presentation:class="page"/>
          <draw:frame presentation:style-name="pr1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30b787"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_2b__20_Collaborator_20_Logos-background" style:display-name="Title Slide + Collaborator Logos-background" style:family="presentation">
      <style:graphic-properties draw:stroke="none" draw:fill="solid" draw:fill-color="#000000"/>
      <style:text-properties style:letter-kerning="true"/>
    </style:style>
    <style:style style:name="Title_20_Slide_20__2b__20_Collaborator_20_Logos-backgroundobjects" style:display-name="Title Slide + Collaborator Logos-backgroundobjects" style:family="presentation">
      <style:graphic-properties draw:textarea-horizontal-align="justify" draw:shadow="hidden" draw:shadow-offset-x="0.2cm" draw:shadow-offset-y="0.2cm" draw:shadow-color="#808080"/>
      <style:text-properties style:letter-kerning="true"/>
    </style:style>
    <style:style style:name="Title_20_Slide_20__2b__20_Collaborator_20_Logos-notes" style:display-name="Title Slide + Collaborator Log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_2b__20_Collaborator_20_Logos-outline1" style:display-name="Title Slide + Collaborator Logos-outline1" style:family="presentation">
      <style:graphic-properties draw:stroke="none" draw:fill="none" draw:auto-grow-height="false" draw:fit-to-size="shrink-to-fit">
        <text:list-style style:name="Title_20_Slide_20__2b__20_Collaborator_20_Logos-outline1" style:display-name="Title Slide + Collaborator Log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_2b__20_Collaborator_20_Logos-outline2" style:display-name="Title Slide + Collaborator Logos-outline2" style:family="presentation" style:parent-style-name="Title_20_Slide_20__2b__20_Collaborator_20_Logos-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_2b__20_Collaborator_20_Logos-outline3" style:display-name="Title Slide + Collaborator Logos-outline3" style:family="presentation" style:parent-style-name="Title_20_Slide_20__2b__20_Collaborator_20_Logos-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_2b__20_Collaborator_20_Logos-outline4" style:display-name="Title Slide + Collaborator Logos-outline4" style:family="presentation" style:parent-style-name="Title_20_Slide_20__2b__20_Collaborator_20_Logos-outline3">
      <style:paragraph-properties fo:margin-top="0.2cm" fo:margin-bottom="0cm" fo:line-height="90%" fo:text-align="start" style:punctuation-wrap="hanging" style:writing-mode="lr-tb"/>
      <style:text-properties fo:font-variant="normal" fo:text-transform="none" fo:color="#30b787"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_2b__20_Collaborator_20_Logos-outline5" style:display-name="Title Slide + Collaborator Logos-outline5" style:family="presentation" style:parent-style-name="Title_20_Slide_20__2b__20_Collaborator_20_Logos-outline4">
      <style:paragraph-properties fo:margin-top="0.1cm" fo:margin-bottom="0cm"/>
      <style:text-properties fo:font-size="20pt" style:font-size-asian="20pt" style:font-size-complex="20pt"/>
    </style:style>
    <style:style style:name="Title_20_Slide_20__2b__20_Collaborator_20_Logos-outline6" style:display-name="Title Slide + Collaborator Logos-outline6" style:family="presentation" style:parent-style-name="Title_20_Slide_20__2b__20_Collaborator_20_Logos-outline5">
      <style:paragraph-properties fo:margin-top="0.1cm" fo:margin-bottom="0cm"/>
      <style:text-properties fo:font-size="20pt" style:font-size-asian="20pt" style:font-size-complex="20pt"/>
    </style:style>
    <style:style style:name="Title_20_Slide_20__2b__20_Collaborator_20_Logos-outline7" style:display-name="Title Slide + Collaborator Logos-outline7" style:family="presentation" style:parent-style-name="Title_20_Slide_20__2b__20_Collaborator_20_Logos-outline6">
      <style:paragraph-properties fo:margin-top="0.1cm" fo:margin-bottom="0cm"/>
      <style:text-properties fo:font-size="20pt" style:font-size-asian="20pt" style:font-size-complex="20pt"/>
    </style:style>
    <style:style style:name="Title_20_Slide_20__2b__20_Collaborator_20_Logos-outline8" style:display-name="Title Slide + Collaborator Logos-outline8" style:family="presentation" style:parent-style-name="Title_20_Slide_20__2b__20_Collaborator_20_Logos-outline7">
      <style:paragraph-properties fo:margin-top="0.1cm" fo:margin-bottom="0cm"/>
      <style:text-properties fo:font-size="20pt" style:font-size-asian="20pt" style:font-size-complex="20pt"/>
    </style:style>
    <style:style style:name="Title_20_Slide_20__2b__20_Collaborator_20_Logos-outline9" style:display-name="Title Slide + Collaborator Logos-outline9" style:family="presentation" style:parent-style-name="Title_20_Slide_20__2b__20_Collaborator_20_Logos-outline8">
      <style:paragraph-properties fo:margin-top="0.1cm" fo:margin-bottom="0cm"/>
      <style:text-properties fo:font-size="20pt" style:font-size-asian="20pt" style:font-size-complex="20pt"/>
    </style:style>
    <style:style style:name="Title_20_Slide_20__2b__20_Collaborator_20_Logos-subtitle" style:display-name="Title Slide + Collaborator Logos-subtitle" style:family="presentation">
      <style:graphic-properties draw:stroke="none" draw:fill="none" draw:textarea-vertical-align="middle">
        <text:list-style style:name="Title_20_Slide_20__2b__20_Collaborator_20_Logos-subtitle" style:display-name="Title Slide + Collaborator Log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_2b__20_Collaborator_20_Logos-title" style:display-name="Title Slide + Collaborator Logos-title" style:family="presentation">
      <style:graphic-properties draw:stroke="none" draw:fill="none" draw:textarea-vertical-align="middle">
        <text:list-style style:name="Title_20_Slide_20__2b__20_Collaborator_20_Logos-title" style:display-name="Title Slide + Collaborator Log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30b787"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background" style:display-name="Title, Subtitle and Content-background" style:family="presentation">
      <style:graphic-properties draw:stroke="none" draw:fill="solid" draw:fill-color="#ffffff"/>
      <style:text-properties style:letter-kerning="true"/>
    </style:style>
    <style:style style:name="Title_2c__20_Subtitle_20_and_20_Content-backgroundobjects" style:display-name="Title, Sub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0_and_20_Content-notes" style:display-name="Title, Sub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0_and_20_Content-outline1" style:display-name="Title, Subtitle and Content-outline1" style:family="presentation">
      <style:graphic-properties draw:stroke="none" draw:fill="none" draw:auto-grow-height="false" draw:fit-to-size="shrink-to-fit">
        <text:list-style style:name="Title_2c__20_Subtitle_20_and_20_Content-outline1" style:display-name="Title, Sub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outline2" style:display-name="Title, Subtitle and Content-outline2" style:family="presentation" style:parent-style-name="Title_2c__20_Sub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c__20_Subtitle_20_and_20_Content-outline3" style:display-name="Title, Subtitle and Content-outline3" style:family="presentation" style:parent-style-name="Title_2c__20_Sub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c__20_Subtitle_20_and_20_Content-outline4" style:display-name="Title, Subtitle and Content-outline4" style:family="presentation" style:parent-style-name="Title_2c__20_Subtitle_20_and_20_Content-outline3">
      <style:paragraph-properties fo:margin-top="0.2cm" fo:margin-bottom="0cm" fo:line-height="90%" fo:text-align="start" style:punctuation-wrap="hanging" style:writing-mode="lr-tb"/>
      <style:text-properties fo:font-variant="normal" fo:text-transform="none" fo:color="#30b787"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c__20_Subtitle_20_and_20_Content-outline5" style:display-name="Title, Subtitle and Content-outline5" style:family="presentation" style:parent-style-name="Title_2c__20_Subtitle_20_and_20_Content-outline4">
      <style:paragraph-properties fo:margin-top="0.1cm" fo:margin-bottom="0cm"/>
      <style:text-properties fo:font-size="20pt" style:font-size-asian="20pt" style:font-size-complex="20pt"/>
    </style:style>
    <style:style style:name="Title_2c__20_Subtitle_20_and_20_Content-outline6" style:display-name="Title, Subtitle and Content-outline6" style:family="presentation" style:parent-style-name="Title_2c__20_Subtitle_20_and_20_Content-outline5">
      <style:paragraph-properties fo:margin-top="0.1cm" fo:margin-bottom="0cm"/>
      <style:text-properties fo:font-size="20pt" style:font-size-asian="20pt" style:font-size-complex="20pt"/>
    </style:style>
    <style:style style:name="Title_2c__20_Subtitle_20_and_20_Content-outline7" style:display-name="Title, Subtitle and Content-outline7" style:family="presentation" style:parent-style-name="Title_2c__20_Subtitle_20_and_20_Content-outline6">
      <style:paragraph-properties fo:margin-top="0.1cm" fo:margin-bottom="0cm"/>
      <style:text-properties fo:font-size="20pt" style:font-size-asian="20pt" style:font-size-complex="20pt"/>
    </style:style>
    <style:style style:name="Title_2c__20_Subtitle_20_and_20_Content-outline8" style:display-name="Title, Subtitle and Content-outline8" style:family="presentation" style:parent-style-name="Title_2c__20_Subtitle_20_and_20_Content-outline7">
      <style:paragraph-properties fo:margin-top="0.1cm" fo:margin-bottom="0cm"/>
      <style:text-properties fo:font-size="20pt" style:font-size-asian="20pt" style:font-size-complex="20pt"/>
    </style:style>
    <style:style style:name="Title_2c__20_Subtitle_20_and_20_Content-outline9" style:display-name="Title, Subtitle and Content-outline9" style:family="presentation" style:parent-style-name="Title_2c__20_Subtitle_20_and_20_Content-outline8">
      <style:paragraph-properties fo:margin-top="0.1cm" fo:margin-bottom="0cm"/>
      <style:text-properties fo:font-size="20pt" style:font-size-asian="20pt" style:font-size-complex="20pt"/>
    </style:style>
    <style:style style:name="Title_2c__20_Subtitle_20_and_20_Content-subtitle" style:display-name="Title, Subtitle and Content-subtitle" style:family="presentation">
      <style:graphic-properties draw:stroke="none" draw:fill="none" draw:textarea-vertical-align="middle">
        <text:list-style style:name="Title_2c__20_Subtitle_20_and_20_Content-subtitle" style:display-name="Title, Sub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0_and_20_Content-title" style:display-name="Title, Subtitle and Content-title" style:family="presentation">
      <style:graphic-properties draw:stroke="none" draw:fill="none" draw:textarea-vertical-align="middle">
        <text:list-style style:name="Title_2c__20_Subtitle_20_and_20_Content-title" style:display-name="Title, Sub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20_Black_20_Background-background" style:display-name="Title and Content Black Background-background" style:family="presentation">
      <style:graphic-properties draw:stroke="none" draw:fill="solid" draw:fill-color="#000000"/>
      <style:text-properties style:letter-kerning="true"/>
    </style:style>
    <style:style style:name="Title_20_and_20_Content_20_Black_20_Background-backgroundobjects" style:display-name="Title and Content Black Background-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Black_20_Background-notes" style:display-name="Title and Content Black Backgroun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Black_20_Background-outline1" style:display-name="Title and Content Black Background-outline1" style:family="presentation">
      <style:graphic-properties draw:stroke="none" draw:fill="none" draw:auto-grow-height="false" draw:fit-to-size="shrink-to-fit">
        <text:list-style style:name="Title_20_and_20_Content_20_Black_20_Background-outline1" style:display-name="Title and Content Black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_20_Black_20_Background-outline2" style:display-name="Title and Content Black Background-outline2" style:family="presentation" style:parent-style-name="Title_20_and_20_Content_20_Black_20_Background-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20_Black_20_Background-outline3" style:display-name="Title and Content Black Background-outline3" style:family="presentation" style:parent-style-name="Title_20_and_20_Content_20_Black_20_Background-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20_Black_20_Background-outline4" style:display-name="Title and Content Black Background-outline4" style:family="presentation" style:parent-style-name="Title_20_and_20_Content_20_Black_20_Background-outline3">
      <style:paragraph-properties fo:margin-top="0.2cm" fo:margin-bottom="0cm" fo:line-height="90%" fo:text-align="start" style:punctuation-wrap="hanging" style:writing-mode="lr-tb"/>
      <style:text-properties fo:font-variant="normal" fo:text-transform="none" fo:color="#30b787"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20_Black_20_Background-outline5" style:display-name="Title and Content Black Background-outline5" style:family="presentation" style:parent-style-name="Title_20_and_20_Content_20_Black_20_Background-outline4">
      <style:paragraph-properties fo:margin-top="0.1cm" fo:margin-bottom="0cm"/>
      <style:text-properties fo:font-size="20pt" style:font-size-asian="20pt" style:font-size-complex="20pt"/>
    </style:style>
    <style:style style:name="Title_20_and_20_Content_20_Black_20_Background-outline6" style:display-name="Title and Content Black Background-outline6" style:family="presentation" style:parent-style-name="Title_20_and_20_Content_20_Black_20_Background-outline5">
      <style:paragraph-properties fo:margin-top="0.1cm" fo:margin-bottom="0cm"/>
      <style:text-properties fo:font-size="20pt" style:font-size-asian="20pt" style:font-size-complex="20pt"/>
    </style:style>
    <style:style style:name="Title_20_and_20_Content_20_Black_20_Background-outline7" style:display-name="Title and Content Black Background-outline7" style:family="presentation" style:parent-style-name="Title_20_and_20_Content_20_Black_20_Background-outline6">
      <style:paragraph-properties fo:margin-top="0.1cm" fo:margin-bottom="0cm"/>
      <style:text-properties fo:font-size="20pt" style:font-size-asian="20pt" style:font-size-complex="20pt"/>
    </style:style>
    <style:style style:name="Title_20_and_20_Content_20_Black_20_Background-outline8" style:display-name="Title and Content Black Background-outline8" style:family="presentation" style:parent-style-name="Title_20_and_20_Content_20_Black_20_Background-outline7">
      <style:paragraph-properties fo:margin-top="0.1cm" fo:margin-bottom="0cm"/>
      <style:text-properties fo:font-size="20pt" style:font-size-asian="20pt" style:font-size-complex="20pt"/>
    </style:style>
    <style:style style:name="Title_20_and_20_Content_20_Black_20_Background-outline9" style:display-name="Title and Content Black Background-outline9" style:family="presentation" style:parent-style-name="Title_20_and_20_Content_20_Black_20_Background-outline8">
      <style:paragraph-properties fo:margin-top="0.1cm" fo:margin-bottom="0cm"/>
      <style:text-properties fo:font-size="20pt" style:font-size-asian="20pt" style:font-size-complex="20pt"/>
    </style:style>
    <style:style style:name="Title_20_and_20_Content_20_Black_20_Background-subtitle" style:display-name="Title and Content Black Background-subtitle" style:family="presentation">
      <style:graphic-properties draw:stroke="none" draw:fill="none" draw:textarea-vertical-align="middle">
        <text:list-style style:name="Title_20_and_20_Content_20_Black_20_Background-subtitle" style:display-name="Title and Content Black Backgrou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Black_20_Background-title" style:display-name="Title and Content Black Background-title" style:family="presentation">
      <style:graphic-properties draw:stroke="none" draw:fill="none" draw:textarea-vertical-align="middle">
        <text:list-style style:name="Title_20_and_20_Content_20_Black_20_Background-title" style:display-name="Title and Content Black Backgro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2_20_Column_20_Content-background" style:display-name="Title and 2 Column Content-background" style:family="presentation">
      <style:graphic-properties draw:stroke="none" draw:fill="solid" draw:fill-color="#ffffff"/>
      <style:text-properties style:letter-kerning="true"/>
    </style:style>
    <style:style style:name="Title_20_and_20_2_20_Column_20_Content-backgroundobjects" style:display-name="Title and 2 Column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2_20_Column_20_Content-notes" style:display-name="Title and 2 Column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2_20_Column_20_Content-outline1" style:display-name="Title and 2 Column Content-outline1" style:family="presentation">
      <style:graphic-properties draw:stroke="none" draw:fill="none" draw:auto-grow-height="false" draw:fit-to-size="shrink-to-fit">
        <text:list-style style:name="Title_20_and_20_2_20_Column_20_Content-outline1" style:display-name="Title and 2 Column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2_20_Column_20_Content-outline2" style:display-name="Title and 2 Column Content-outline2" style:family="presentation" style:parent-style-name="Title_20_and_20_2_20_Column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2_20_Column_20_Content-outline3" style:display-name="Title and 2 Column Content-outline3" style:family="presentation" style:parent-style-name="Title_20_and_20_2_20_Column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2_20_Column_20_Content-outline4" style:display-name="Title and 2 Column Content-outline4" style:family="presentation" style:parent-style-name="Title_20_and_20_2_20_Column_20_Content-outline3">
      <style:paragraph-properties fo:margin-top="0.2cm" fo:margin-bottom="0cm" fo:line-height="90%" fo:text-align="start" style:punctuation-wrap="hanging" style:writing-mode="lr-tb"/>
      <style:text-properties fo:font-variant="normal" fo:text-transform="none" fo:color="#30b787"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2_20_Column_20_Content-outline5" style:display-name="Title and 2 Column Content-outline5" style:family="presentation" style:parent-style-name="Title_20_and_20_2_20_Column_20_Content-outline4">
      <style:paragraph-properties fo:margin-top="0.1cm" fo:margin-bottom="0cm"/>
      <style:text-properties fo:font-size="20pt" style:font-size-asian="20pt" style:font-size-complex="20pt"/>
    </style:style>
    <style:style style:name="Title_20_and_20_2_20_Column_20_Content-outline6" style:display-name="Title and 2 Column Content-outline6" style:family="presentation" style:parent-style-name="Title_20_and_20_2_20_Column_20_Content-outline5">
      <style:paragraph-properties fo:margin-top="0.1cm" fo:margin-bottom="0cm"/>
      <style:text-properties fo:font-size="20pt" style:font-size-asian="20pt" style:font-size-complex="20pt"/>
    </style:style>
    <style:style style:name="Title_20_and_20_2_20_Column_20_Content-outline7" style:display-name="Title and 2 Column Content-outline7" style:family="presentation" style:parent-style-name="Title_20_and_20_2_20_Column_20_Content-outline6">
      <style:paragraph-properties fo:margin-top="0.1cm" fo:margin-bottom="0cm"/>
      <style:text-properties fo:font-size="20pt" style:font-size-asian="20pt" style:font-size-complex="20pt"/>
    </style:style>
    <style:style style:name="Title_20_and_20_2_20_Column_20_Content-outline8" style:display-name="Title and 2 Column Content-outline8" style:family="presentation" style:parent-style-name="Title_20_and_20_2_20_Column_20_Content-outline7">
      <style:paragraph-properties fo:margin-top="0.1cm" fo:margin-bottom="0cm"/>
      <style:text-properties fo:font-size="20pt" style:font-size-asian="20pt" style:font-size-complex="20pt"/>
    </style:style>
    <style:style style:name="Title_20_and_20_2_20_Column_20_Content-outline9" style:display-name="Title and 2 Column Content-outline9" style:family="presentation" style:parent-style-name="Title_20_and_20_2_20_Column_20_Content-outline8">
      <style:paragraph-properties fo:margin-top="0.1cm" fo:margin-bottom="0cm"/>
      <style:text-properties fo:font-size="20pt" style:font-size-asian="20pt" style:font-size-complex="20pt"/>
    </style:style>
    <style:style style:name="Title_20_and_20_2_20_Column_20_Content-subtitle" style:display-name="Title and 2 Column Content-subtitle" style:family="presentation">
      <style:graphic-properties draw:stroke="none" draw:fill="none" draw:textarea-vertical-align="middle">
        <text:list-style style:name="Title_20_and_20_2_20_Column_20_Content-subtitle" style:display-name="Title and 2 Column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2_20_Column_20_Content-title" style:display-name="Title and 2 Column Content-title" style:family="presentation">
      <style:graphic-properties draw:stroke="none" draw:fill="none" draw:textarea-vertical-align="middle">
        <text:list-style style:name="Title_20_and_20_2_20_Column_20_Content-title" style:display-name="Title and 2 Column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30b787"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30b787"/>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0%" fo:text-align="start" style:punctuation-wrap="hanging" style:writing-mode="lr-tb"/>
      <style:text-properties fo:font-variant="normal" fo:text-transform="none" fo:color="#30b787"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_20_Black_20_Background-background" style:display-name="Title Only Black Background-background" style:family="presentation">
      <style:graphic-properties draw:stroke="none" draw:fill="solid" draw:fill-color="#000000"/>
      <style:text-properties style:letter-kerning="true"/>
    </style:style>
    <style:style style:name="Title_20_Only_20_Black_20_Background-backgroundobjects" style:display-name="Title Only Black Background-backgroundobjects" style:family="presentation">
      <style:graphic-properties draw:textarea-horizontal-align="justify" draw:shadow="hidden" draw:shadow-offset-x="0.2cm" draw:shadow-offset-y="0.2cm" draw:shadow-color="#808080"/>
      <style:text-properties style:letter-kerning="true"/>
    </style:style>
    <style:style style:name="Title_20_Only_20_Black_20_Background-notes" style:display-name="Title Only Black Backgroun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_20_Black_20_Background-outline1" style:display-name="Title Only Black Background-outline1" style:family="presentation">
      <style:graphic-properties draw:stroke="none" draw:fill="none" draw:auto-grow-height="false" draw:fit-to-size="shrink-to-fit">
        <text:list-style style:name="Title_20_Only_20_Black_20_Background-outline1" style:display-name="Title Only Black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Only_20_Black_20_Background-outline2" style:display-name="Title Only Black Background-outline2" style:family="presentation" style:parent-style-name="Title_20_Only_20_Black_20_Background-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_20_Black_20_Background-outline3" style:display-name="Title Only Black Background-outline3" style:family="presentation" style:parent-style-name="Title_20_Only_20_Black_20_Background-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_20_Black_20_Background-outline4" style:display-name="Title Only Black Background-outline4" style:family="presentation" style:parent-style-name="Title_20_Only_20_Black_20_Background-outline3">
      <style:paragraph-properties fo:margin-top="0.2cm" fo:margin-bottom="0cm" fo:line-height="90%" fo:text-align="start" style:punctuation-wrap="hanging" style:writing-mode="lr-tb"/>
      <style:text-properties fo:font-variant="normal" fo:text-transform="none" fo:color="#30b787"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_20_Black_20_Background-outline5" style:display-name="Title Only Black Background-outline5" style:family="presentation" style:parent-style-name="Title_20_Only_20_Black_20_Background-outline4">
      <style:paragraph-properties fo:margin-top="0.1cm" fo:margin-bottom="0cm"/>
      <style:text-properties fo:font-size="20pt" style:font-size-asian="20pt" style:font-size-complex="20pt"/>
    </style:style>
    <style:style style:name="Title_20_Only_20_Black_20_Background-outline6" style:display-name="Title Only Black Background-outline6" style:family="presentation" style:parent-style-name="Title_20_Only_20_Black_20_Background-outline5">
      <style:paragraph-properties fo:margin-top="0.1cm" fo:margin-bottom="0cm"/>
      <style:text-properties fo:font-size="20pt" style:font-size-asian="20pt" style:font-size-complex="20pt"/>
    </style:style>
    <style:style style:name="Title_20_Only_20_Black_20_Background-outline7" style:display-name="Title Only Black Background-outline7" style:family="presentation" style:parent-style-name="Title_20_Only_20_Black_20_Background-outline6">
      <style:paragraph-properties fo:margin-top="0.1cm" fo:margin-bottom="0cm"/>
      <style:text-properties fo:font-size="20pt" style:font-size-asian="20pt" style:font-size-complex="20pt"/>
    </style:style>
    <style:style style:name="Title_20_Only_20_Black_20_Background-outline8" style:display-name="Title Only Black Background-outline8" style:family="presentation" style:parent-style-name="Title_20_Only_20_Black_20_Background-outline7">
      <style:paragraph-properties fo:margin-top="0.1cm" fo:margin-bottom="0cm"/>
      <style:text-properties fo:font-size="20pt" style:font-size-asian="20pt" style:font-size-complex="20pt"/>
    </style:style>
    <style:style style:name="Title_20_Only_20_Black_20_Background-outline9" style:display-name="Title Only Black Background-outline9" style:family="presentation" style:parent-style-name="Title_20_Only_20_Black_20_Background-outline8">
      <style:paragraph-properties fo:margin-top="0.1cm" fo:margin-bottom="0cm"/>
      <style:text-properties fo:font-size="20pt" style:font-size-asian="20pt" style:font-size-complex="20pt"/>
    </style:style>
    <style:style style:name="Title_20_Only_20_Black_20_Background-subtitle" style:display-name="Title Only Black Background-subtitle" style:family="presentation">
      <style:graphic-properties draw:stroke="none" draw:fill="none" draw:textarea-vertical-align="middle">
        <text:list-style style:name="Title_20_Only_20_Black_20_Background-subtitle" style:display-name="Title Only Black Backgrou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_20_Black_20_Background-title" style:display-name="Title Only Black Background-title" style:family="presentation">
      <style:graphic-properties draw:stroke="none" draw:fill="none" draw:textarea-vertical-align="middle">
        <text:list-style style:name="Title_20_Only_20_Black_20_Background-title" style:display-name="Title Only Black Backgro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writing-mode="lr-tb"/>
      <style:text-properties fo:font-variant="normal" fo:text-transform="none" fo:color="#30b787"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20_Black_20_Background-background" style:display-name="Blank Black Background-background" style:family="presentation">
      <style:graphic-properties draw:stroke="none" draw:fill="solid" draw:fill-color="#000000"/>
      <style:text-properties style:letter-kerning="true"/>
    </style:style>
    <style:style style:name="Blank_20_Black_20_Background-backgroundobjects" style:display-name="Blank Black Background-backgroundobjects" style:family="presentation">
      <style:graphic-properties draw:textarea-horizontal-align="justify" draw:shadow="hidden" draw:shadow-offset-x="0.2cm" draw:shadow-offset-y="0.2cm" draw:shadow-color="#808080"/>
      <style:text-properties style:letter-kerning="true"/>
    </style:style>
    <style:style style:name="Blank_20_Black_20_Background-notes" style:display-name="Blank Black Backgroun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Black_20_Background-outline1" style:display-name="Blank Black Background-outline1" style:family="presentation">
      <style:graphic-properties draw:stroke="none" draw:fill="none" draw:auto-grow-height="false" draw:fit-to-size="shrink-to-fit">
        <text:list-style style:name="Blank_20_Black_20_Background-outline1" style:display-name="Blank Black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Blank_20_Black_20_Background-outline2" style:display-name="Blank Black Background-outline2" style:family="presentation" style:parent-style-name="Blank_20_Black_20_Background-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_20_Black_20_Background-outline3" style:display-name="Blank Black Background-outline3" style:family="presentation" style:parent-style-name="Blank_20_Black_20_Background-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_20_Black_20_Background-outline4" style:display-name="Blank Black Background-outline4" style:family="presentation" style:parent-style-name="Blank_20_Black_20_Background-outline3">
      <style:paragraph-properties fo:margin-top="0.2cm" fo:margin-bottom="0cm" fo:line-height="90%" fo:text-align="start" style:punctuation-wrap="hanging" style:writing-mode="lr-tb"/>
      <style:text-properties fo:font-variant="normal" fo:text-transform="none" fo:color="#30b787"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20_Black_20_Background-outline5" style:display-name="Blank Black Background-outline5" style:family="presentation" style:parent-style-name="Blank_20_Black_20_Background-outline4">
      <style:paragraph-properties fo:margin-top="0.1cm" fo:margin-bottom="0cm"/>
      <style:text-properties fo:font-size="20pt" style:font-size-asian="20pt" style:font-size-complex="20pt"/>
    </style:style>
    <style:style style:name="Blank_20_Black_20_Background-outline6" style:display-name="Blank Black Background-outline6" style:family="presentation" style:parent-style-name="Blank_20_Black_20_Background-outline5">
      <style:paragraph-properties fo:margin-top="0.1cm" fo:margin-bottom="0cm"/>
      <style:text-properties fo:font-size="20pt" style:font-size-asian="20pt" style:font-size-complex="20pt"/>
    </style:style>
    <style:style style:name="Blank_20_Black_20_Background-outline7" style:display-name="Blank Black Background-outline7" style:family="presentation" style:parent-style-name="Blank_20_Black_20_Background-outline6">
      <style:paragraph-properties fo:margin-top="0.1cm" fo:margin-bottom="0cm"/>
      <style:text-properties fo:font-size="20pt" style:font-size-asian="20pt" style:font-size-complex="20pt"/>
    </style:style>
    <style:style style:name="Blank_20_Black_20_Background-outline8" style:display-name="Blank Black Background-outline8" style:family="presentation" style:parent-style-name="Blank_20_Black_20_Background-outline7">
      <style:paragraph-properties fo:margin-top="0.1cm" fo:margin-bottom="0cm"/>
      <style:text-properties fo:font-size="20pt" style:font-size-asian="20pt" style:font-size-complex="20pt"/>
    </style:style>
    <style:style style:name="Blank_20_Black_20_Background-outline9" style:display-name="Blank Black Background-outline9" style:family="presentation" style:parent-style-name="Blank_20_Black_20_Background-outline8">
      <style:paragraph-properties fo:margin-top="0.1cm" fo:margin-bottom="0cm"/>
      <style:text-properties fo:font-size="20pt" style:font-size-asian="20pt" style:font-size-complex="20pt"/>
    </style:style>
    <style:style style:name="Blank_20_Black_20_Background-subtitle" style:display-name="Blank Black Background-subtitle" style:family="presentation">
      <style:graphic-properties draw:stroke="none" draw:fill="none" draw:textarea-vertical-align="middle">
        <text:list-style style:name="Blank_20_Black_20_Background-subtitle" style:display-name="Blank Black Backgrou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Black_20_Background-title" style:display-name="Blank Black Background-title" style:family="presentation">
      <style:graphic-properties draw:stroke="none" draw:fill="none" draw:textarea-vertical-align="middle">
        <text:list-style style:name="Blank_20_Black_20_Background-title" style:display-name="Blank Black Backgro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ank_20_You_20_Option_20_1-background" style:display-name="Thank You Option 1-background" style:family="presentation">
      <style:graphic-properties draw:stroke="none" draw:fill="solid" draw:fill-color="#000000"/>
      <style:text-properties style:letter-kerning="true"/>
    </style:style>
    <style:style style:name="Thank_20_You_20_Option_20_1-backgroundobjects" style:display-name="Thank You Option 1-backgroundobjects" style:family="presentation">
      <style:graphic-properties draw:textarea-horizontal-align="justify" draw:shadow="hidden" draw:shadow-offset-x="0.2cm" draw:shadow-offset-y="0.2cm" draw:shadow-color="#808080"/>
      <style:text-properties style:letter-kerning="true"/>
    </style:style>
    <style:style style:name="Thank_20_You_20_Option_20_1-notes" style:display-name="Thank You Option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_20_Option_20_1-outline1" style:display-name="Thank You Option 1-outline1" style:family="presentation">
      <style:graphic-properties draw:stroke="none" draw:fill="none" draw:auto-grow-height="false" draw:fit-to-size="shrink-to-fit">
        <text:list-style style:name="Thank_20_You_20_Option_20_1-outline1" style:display-name="Thank You Option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hank_20_You_20_Option_20_1-outline2" style:display-name="Thank You Option 1-outline2" style:family="presentation" style:parent-style-name="Thank_20_You_20_Option_20_1-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ank_20_You_20_Option_20_1-outline3" style:display-name="Thank You Option 1-outline3" style:family="presentation" style:parent-style-name="Thank_20_You_20_Option_20_1-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ank_20_You_20_Option_20_1-outline4" style:display-name="Thank You Option 1-outline4" style:family="presentation" style:parent-style-name="Thank_20_You_20_Option_20_1-outline3">
      <style:paragraph-properties fo:margin-top="0.2cm" fo:margin-bottom="0cm" fo:line-height="90%" fo:text-align="start" style:punctuation-wrap="hanging" style:writing-mode="lr-tb"/>
      <style:text-properties fo:font-variant="normal" fo:text-transform="none" fo:color="#30b787"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ank_20_You_20_Option_20_1-outline5" style:display-name="Thank You Option 1-outline5" style:family="presentation" style:parent-style-name="Thank_20_You_20_Option_20_1-outline4">
      <style:paragraph-properties fo:margin-top="0.1cm" fo:margin-bottom="0cm"/>
      <style:text-properties fo:font-size="20pt" style:font-size-asian="20pt" style:font-size-complex="20pt"/>
    </style:style>
    <style:style style:name="Thank_20_You_20_Option_20_1-outline6" style:display-name="Thank You Option 1-outline6" style:family="presentation" style:parent-style-name="Thank_20_You_20_Option_20_1-outline5">
      <style:paragraph-properties fo:margin-top="0.1cm" fo:margin-bottom="0cm"/>
      <style:text-properties fo:font-size="20pt" style:font-size-asian="20pt" style:font-size-complex="20pt"/>
    </style:style>
    <style:style style:name="Thank_20_You_20_Option_20_1-outline7" style:display-name="Thank You Option 1-outline7" style:family="presentation" style:parent-style-name="Thank_20_You_20_Option_20_1-outline6">
      <style:paragraph-properties fo:margin-top="0.1cm" fo:margin-bottom="0cm"/>
      <style:text-properties fo:font-size="20pt" style:font-size-asian="20pt" style:font-size-complex="20pt"/>
    </style:style>
    <style:style style:name="Thank_20_You_20_Option_20_1-outline8" style:display-name="Thank You Option 1-outline8" style:family="presentation" style:parent-style-name="Thank_20_You_20_Option_20_1-outline7">
      <style:paragraph-properties fo:margin-top="0.1cm" fo:margin-bottom="0cm"/>
      <style:text-properties fo:font-size="20pt" style:font-size-asian="20pt" style:font-size-complex="20pt"/>
    </style:style>
    <style:style style:name="Thank_20_You_20_Option_20_1-outline9" style:display-name="Thank You Option 1-outline9" style:family="presentation" style:parent-style-name="Thank_20_You_20_Option_20_1-outline8">
      <style:paragraph-properties fo:margin-top="0.1cm" fo:margin-bottom="0cm"/>
      <style:text-properties fo:font-size="20pt" style:font-size-asian="20pt" style:font-size-complex="20pt"/>
    </style:style>
    <style:style style:name="Thank_20_You_20_Option_20_1-subtitle" style:display-name="Thank You Option 1-subtitle" style:family="presentation">
      <style:graphic-properties draw:stroke="none" draw:fill="none" draw:textarea-vertical-align="middle">
        <text:list-style style:name="Thank_20_You_20_Option_20_1-subtitle" style:display-name="Thank You Option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_20_Option_20_1-title" style:display-name="Thank You Option 1-title" style:family="presentation">
      <style:graphic-properties draw:stroke="none" draw:fill="none" draw:textarea-vertical-align="middle">
        <text:list-style style:name="Thank_20_You_20_Option_20_1-title" style:display-name="Thank You Option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ank_20_You_20__2b__20_Collaborator_20_Logos-background" style:display-name="Thank You + Collaborator Logos-background" style:family="presentation">
      <style:graphic-properties draw:stroke="none" draw:fill="solid" draw:fill-color="#000000"/>
      <style:text-properties style:letter-kerning="true"/>
    </style:style>
    <style:style style:name="Thank_20_You_20__2b__20_Collaborator_20_Logos-backgroundobjects" style:display-name="Thank You + Collaborator Logos-backgroundobjects" style:family="presentation">
      <style:graphic-properties draw:textarea-horizontal-align="justify" draw:shadow="hidden" draw:shadow-offset-x="0.2cm" draw:shadow-offset-y="0.2cm" draw:shadow-color="#808080"/>
      <style:text-properties style:letter-kerning="true"/>
    </style:style>
    <style:style style:name="Thank_20_You_20__2b__20_Collaborator_20_Logos-notes" style:display-name="Thank You + Collaborator Log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_20__2b__20_Collaborator_20_Logos-outline1" style:display-name="Thank You + Collaborator Logos-outline1" style:family="presentation">
      <style:graphic-properties draw:stroke="none" draw:fill="none" draw:auto-grow-height="false" draw:fit-to-size="shrink-to-fit">
        <text:list-style style:name="Thank_20_You_20__2b__20_Collaborator_20_Logos-outline1" style:display-name="Thank You + Collaborator Log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hank_20_You_20__2b__20_Collaborator_20_Logos-outline2" style:display-name="Thank You + Collaborator Logos-outline2" style:family="presentation" style:parent-style-name="Thank_20_You_20__2b__20_Collaborator_20_Logos-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ank_20_You_20__2b__20_Collaborator_20_Logos-outline3" style:display-name="Thank You + Collaborator Logos-outline3" style:family="presentation" style:parent-style-name="Thank_20_You_20__2b__20_Collaborator_20_Logos-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ank_20_You_20__2b__20_Collaborator_20_Logos-outline4" style:display-name="Thank You + Collaborator Logos-outline4" style:family="presentation" style:parent-style-name="Thank_20_You_20__2b__20_Collaborator_20_Logos-outline3">
      <style:paragraph-properties fo:margin-top="0.2cm" fo:margin-bottom="0cm" fo:line-height="90%" fo:text-align="start" style:punctuation-wrap="hanging" style:writing-mode="lr-tb"/>
      <style:text-properties fo:font-variant="normal" fo:text-transform="none" fo:color="#30b787"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ank_20_You_20__2b__20_Collaborator_20_Logos-outline5" style:display-name="Thank You + Collaborator Logos-outline5" style:family="presentation" style:parent-style-name="Thank_20_You_20__2b__20_Collaborator_20_Logos-outline4">
      <style:paragraph-properties fo:margin-top="0.1cm" fo:margin-bottom="0cm"/>
      <style:text-properties fo:font-size="20pt" style:font-size-asian="20pt" style:font-size-complex="20pt"/>
    </style:style>
    <style:style style:name="Thank_20_You_20__2b__20_Collaborator_20_Logos-outline6" style:display-name="Thank You + Collaborator Logos-outline6" style:family="presentation" style:parent-style-name="Thank_20_You_20__2b__20_Collaborator_20_Logos-outline5">
      <style:paragraph-properties fo:margin-top="0.1cm" fo:margin-bottom="0cm"/>
      <style:text-properties fo:font-size="20pt" style:font-size-asian="20pt" style:font-size-complex="20pt"/>
    </style:style>
    <style:style style:name="Thank_20_You_20__2b__20_Collaborator_20_Logos-outline7" style:display-name="Thank You + Collaborator Logos-outline7" style:family="presentation" style:parent-style-name="Thank_20_You_20__2b__20_Collaborator_20_Logos-outline6">
      <style:paragraph-properties fo:margin-top="0.1cm" fo:margin-bottom="0cm"/>
      <style:text-properties fo:font-size="20pt" style:font-size-asian="20pt" style:font-size-complex="20pt"/>
    </style:style>
    <style:style style:name="Thank_20_You_20__2b__20_Collaborator_20_Logos-outline8" style:display-name="Thank You + Collaborator Logos-outline8" style:family="presentation" style:parent-style-name="Thank_20_You_20__2b__20_Collaborator_20_Logos-outline7">
      <style:paragraph-properties fo:margin-top="0.1cm" fo:margin-bottom="0cm"/>
      <style:text-properties fo:font-size="20pt" style:font-size-asian="20pt" style:font-size-complex="20pt"/>
    </style:style>
    <style:style style:name="Thank_20_You_20__2b__20_Collaborator_20_Logos-outline9" style:display-name="Thank You + Collaborator Logos-outline9" style:family="presentation" style:parent-style-name="Thank_20_You_20__2b__20_Collaborator_20_Logos-outline8">
      <style:paragraph-properties fo:margin-top="0.1cm" fo:margin-bottom="0cm"/>
      <style:text-properties fo:font-size="20pt" style:font-size-asian="20pt" style:font-size-complex="20pt"/>
    </style:style>
    <style:style style:name="Thank_20_You_20__2b__20_Collaborator_20_Logos-subtitle" style:display-name="Thank You + Collaborator Logos-subtitle" style:family="presentation">
      <style:graphic-properties draw:stroke="none" draw:fill="none" draw:textarea-vertical-align="middle">
        <text:list-style style:name="Thank_20_You_20__2b__20_Collaborator_20_Logos-subtitle" style:display-name="Thank You + Collaborator Log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_20__2b__20_Collaborator_20_Logos-title" style:display-name="Thank You + Collaborator Logos-title" style:family="presentation">
      <style:graphic-properties draw:stroke="none" draw:fill="none" draw:textarea-vertical-align="middle">
        <text:list-style style:name="Thank_20_You_20__2b__20_Collaborator_20_Logos-title" style:display-name="Thank You + Collaborator Log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30b787"/>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30b787"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978cm, 0.192cm, 8.289cm, 9.686cm)" draw:image-opacity="100%" style:mirror="none"/>
    </style:style>
    <style:style style:name="Mgr6"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Mgr7" style:family="graphic" style:parent-style-name="standard">
      <style:graphic-properties draw:stroke="none" svg:stroke-width="0.071cm" draw:fill="solid" draw:fill-color="#ffffff" draw:textarea-vertical-align="middle" draw:auto-grow-height="false" draw:fit-to-size="false" fo:min-height="0cm" fo:min-width="0cm" fo:padding-top="0.125cm" fo:padding-bottom="0.125cm" fo:padding-left="0.25cm" fo:padding-right="0.25cm" fo:wrap-option="wrap"/>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3cm, 0.087cm, 0.981cm, 0.309cm)" draw:image-opacity="100%" style:mirror="none"/>
    </style:style>
    <style:style style:name="Mpr1" style:family="presentation" style:parent-style-name="Title_20_Slide-title">
      <style:graphic-properties draw:stroke="none" svg:stroke-width="0cm" draw:fill="none" draw:textarea-vertical-align="bottom" draw:auto-grow-height="false" draw:fit-to-size="shrink-to-fit" fo:min-height="2.386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Slide_20__2b__20_Collaborator_20_Logos-title">
      <style:graphic-properties draw:stroke="none" svg:stroke-width="0cm" draw:fill="none" draw:textarea-vertical-align="bottom" draw:auto-grow-height="false" draw:fit-to-size="shrink-to-fit" fo:min-height="2.386cm" fo:padding-top="0cm" fo:padding-bottom="0cm" fo:padding-left="0cm" fo:padding-right="0cm" fo:wrap-option="wrap"/>
    </style:style>
    <style:style style:name="Mpr5" style:family="presentation" style:parent-style-name="Title_20_Slide_20__2b__20_Collaborator_20_Logos-backgroundobjects">
      <style:graphic-properties draw:stroke="none" draw:fill="none" draw:fill-color="#ffffff" draw:auto-grow-height="false" fo:min-height="1.485cm"/>
    </style:style>
    <style:style style:name="Mpr6" style:family="presentation" style:parent-style-name="Title_20_Slide_20__2b__20_Collaborator_20_Logos-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8.287cm" fo:padding-top="0cm" fo:padding-bottom="0cm" fo:padding-left="0cm" fo:padding-right="0cm" fo:wrap-option="wrap"/>
    </style:style>
    <style:style style:name="Mpr9"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10" style:family="presentation" style:parent-style-name="Title_20_and_20_Content-backgroundobjects">
      <style:graphic-properties draw:stroke="none" draw:fill="none" draw:fill-color="#ffffff" draw:auto-grow-height="false" fo:min-height="1.485cm"/>
    </style:style>
    <style:style style:name="Mpr11" style:family="presentation" style:parent-style-name="Title_20_and_20_Content-backgroundobjects">
      <style:graphic-properties draw:stroke="none" draw:fill="none" draw:fill-color="#ffffff" draw:textarea-vertical-align="bottom" draw:auto-grow-height="false" fo:min-height="1.485cm"/>
    </style:style>
    <style:style style:name="Mpr12" style:family="presentation" style:parent-style-name="Title_2c__20_Subtitle_20_and_20_Content-outline1">
      <style:graphic-properties draw:stroke="none" svg:stroke-width="0cm" draw:fill="none" draw:textarea-vertical-align="top" draw:auto-grow-height="false" draw:fit-to-size="false" fo:min-height="8.287cm" fo:padding-top="0cm" fo:padding-bottom="0cm" fo:padding-left="0cm" fo:padding-right="0cm" fo:wrap-option="wrap"/>
    </style:style>
    <style:style style:name="Mpr13" style:family="presentation" style:parent-style-name="Title_2c__20_Subtitle_20_and_20_Content-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14" style:family="presentation" style:parent-style-name="Title_2c__20_Subtitle_20_and_20_Content-outline1">
      <style:graphic-properties draw:stroke="none" svg:stroke-width="0cm" draw:fill="none" draw:textarea-vertical-align="top" draw:auto-grow-height="false" draw:fit-to-size="shrink-to-fit" fo:min-height="8.287cm" fo:padding-top="0cm" fo:padding-bottom="0cm" fo:padding-left="0cm" fo:padding-right="0cm" fo:wrap-option="wrap"/>
    </style:style>
    <style:style style:name="Mpr15" style:family="presentation" style:parent-style-name="Title_2c__20_Subtitle_20_and_20_Content-backgroundobjects">
      <style:graphic-properties draw:stroke="none" draw:fill="none" draw:fill-color="#ffffff" draw:auto-grow-height="false" fo:min-height="1.485cm"/>
    </style:style>
    <style:style style:name="Mpr16" style:family="presentation" style:parent-style-name="Title_2c__20_Subtitle_20_and_20_Content-backgroundobjects">
      <style:graphic-properties draw:stroke="none" draw:fill="none" draw:fill-color="#ffffff" draw:textarea-vertical-align="bottom" draw:auto-grow-height="false" fo:min-height="1.485cm"/>
    </style:style>
    <style:style style:name="Mpr17" style:family="presentation" style:parent-style-name="Title_20_and_20_Content_20_Black_20_Background-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Mpr18" style:family="presentation" style:parent-style-name="Title_20_and_20_Content_20_Black_20_Background-outline1">
      <style:graphic-properties draw:stroke="none" svg:stroke-width="0cm" draw:fill="none" draw:textarea-vertical-align="top" draw:auto-grow-height="false" draw:fit-to-size="false" fo:min-height="8.287cm" fo:padding-top="0cm" fo:padding-bottom="0cm" fo:padding-left="0cm" fo:padding-right="0cm" fo:wrap-option="wrap"/>
    </style:style>
    <style:style style:name="Mpr19" style:family="presentation" style:parent-style-name="Title_20_and_20_Content_20_Black_20_Background-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20" style:family="presentation" style:parent-style-name="Title_20_and_20_Content_20_Black_20_Background-backgroundobjects">
      <style:graphic-properties draw:stroke="none" draw:fill="none" draw:fill-color="#ffffff" draw:auto-grow-height="false" fo:min-height="1.485cm"/>
    </style:style>
    <style:style style:name="Mpr21" style:family="presentation" style:parent-style-name="Title_20_and_20_Content_20_Black_20_Background-backgroundobjects">
      <style:graphic-properties draw:stroke="none" draw:fill="none" draw:fill-color="#ffffff" draw:textarea-vertical-align="bottom" draw:auto-grow-height="false" fo:min-height="1.485cm"/>
    </style:style>
    <style:style style:name="Mpr22" style:family="presentation" style:parent-style-name="Title_20_and_20_2_20_Column_20_Content-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Mpr23" style:family="presentation" style:parent-style-name="Title_20_and_20_2_20_Column_20_Content-outline1">
      <style:graphic-properties draw:stroke="none" svg:stroke-width="0cm" draw:fill="none" draw:textarea-vertical-align="top" draw:auto-grow-height="false" draw:fit-to-size="false" fo:min-height="8.287cm" fo:padding-top="0cm" fo:padding-bottom="0cm" fo:padding-left="0cm" fo:padding-right="0cm" fo:wrap-option="wrap"/>
    </style:style>
    <style:style style:name="Mpr24" style:family="presentation" style:parent-style-name="Title_20_and_20_2_20_Column_20_Content-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25" style:family="presentation" style:parent-style-name="Title_20_and_20_2_20_Column_20_Content-backgroundobjects">
      <style:graphic-properties draw:stroke="none" draw:fill="none" draw:fill-color="#ffffff" draw:auto-grow-height="false" fo:min-height="1.485cm"/>
    </style:style>
    <style:style style:name="Mpr26" style:family="presentation" style:parent-style-name="Title_20_and_20_2_20_Column_20_Content-backgroundobjects">
      <style:graphic-properties draw:stroke="none" draw:fill="none" draw:fill-color="#ffffff" draw:textarea-vertical-align="bottom" draw:auto-grow-height="false" fo:min-height="1.485cm"/>
    </style:style>
    <style:style style:name="Mpr27" style:family="presentation" style:parent-style-name="Title_20_Only-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Mpr28" style:family="presentation" style:parent-style-name="Title_20_Only-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29" style:family="presentation" style:parent-style-name="Title_20_Only-backgroundobjects">
      <style:graphic-properties draw:stroke="none" draw:fill="none" draw:fill-color="#ffffff" draw:auto-grow-height="false" fo:min-height="1.485cm"/>
    </style:style>
    <style:style style:name="Mpr30" style:family="presentation" style:parent-style-name="Title_20_Only-backgroundobjects">
      <style:graphic-properties draw:stroke="none" draw:fill="none" draw:fill-color="#ffffff" draw:textarea-vertical-align="bottom" draw:auto-grow-height="false" fo:min-height="1.485cm"/>
    </style:style>
    <style:style style:name="Mpr31" style:family="presentation" style:parent-style-name="Section_20_Header-outline1">
      <style:graphic-properties draw:stroke="none" svg:stroke-width="0cm" draw:fill="none" draw:textarea-vertical-align="top" draw:auto-grow-height="false" draw:fit-to-size="false" fo:min-height="8.287cm" fo:padding-top="0cm" fo:padding-bottom="0cm" fo:padding-left="0cm" fo:padding-right="0cm" fo:wrap-option="wrap"/>
    </style:style>
    <style:style style:name="Mpr32" style:family="presentation" style:parent-style-name="Section_20_Header-backgroundobjects">
      <style:graphic-properties draw:stroke="none" draw:fill="none" draw:fill-color="#ffffff" draw:auto-grow-height="false" fo:min-height="1.485cm"/>
    </style:style>
    <style:style style:name="Mpr33" style:family="presentation" style:parent-style-name="Section_20_Header-backgroundobjects">
      <style:graphic-properties draw:stroke="none" draw:fill="none" draw:fill-color="#ffffff" draw:textarea-vertical-align="bottom" draw:auto-grow-height="false" fo:min-height="1.485cm"/>
    </style:style>
    <style:style style:name="Mpr34" style:family="presentation" style:parent-style-name="Title_20_Only_20_Black_20_Background-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Mpr35" style:family="presentation" style:parent-style-name="Title_20_Only_20_Black_20_Background-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36" style:family="presentation" style:parent-style-name="Title_20_Only_20_Black_20_Background-backgroundobjects">
      <style:graphic-properties draw:stroke="none" draw:fill="none" draw:fill-color="#ffffff" draw:auto-grow-height="false" fo:min-height="1.485cm"/>
    </style:style>
    <style:style style:name="Mpr37" style:family="presentation" style:parent-style-name="Title_20_Only_20_Black_20_Background-backgroundobjects">
      <style:graphic-properties draw:stroke="none" draw:fill="none" draw:fill-color="#ffffff" draw:textarea-vertical-align="bottom" draw:auto-grow-height="false" fo:min-height="1.485cm"/>
    </style:style>
    <style:style style:name="Mpr38" style:family="presentation" style:parent-style-name="Blank-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39" style:family="presentation" style:parent-style-name="Blank-backgroundobjects">
      <style:graphic-properties draw:stroke="none" draw:fill="none" draw:fill-color="#ffffff" draw:auto-grow-height="false" fo:min-height="1.485cm"/>
    </style:style>
    <style:style style:name="Mpr40" style:family="presentation" style:parent-style-name="Blank-backgroundobjects">
      <style:graphic-properties draw:stroke="none" draw:fill="none" draw:fill-color="#ffffff" draw:textarea-vertical-align="bottom" draw:auto-grow-height="false" fo:min-height="1.485cm"/>
    </style:style>
    <style:style style:name="Mpr41" style:family="presentation" style:parent-style-name="Blank_20_Black_20_Background-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42" style:family="presentation" style:parent-style-name="Blank_20_Black_20_Background-backgroundobjects">
      <style:graphic-properties draw:stroke="none" draw:fill="none" draw:fill-color="#ffffff" draw:auto-grow-height="false" fo:min-height="1.485cm"/>
    </style:style>
    <style:style style:name="Mpr43" style:family="presentation" style:parent-style-name="Blank_20_Black_20_Background-backgroundobjects">
      <style:graphic-properties draw:stroke="none" draw:fill="none" draw:fill-color="#ffffff" draw:textarea-vertical-align="bottom" draw:auto-grow-height="false" fo:min-height="1.485cm"/>
    </style:style>
    <style:style style:name="Mpr44" style:family="presentation" style:parent-style-name="Thank_20_You_20_Option_20_1-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Mpr45" style:family="presentation" style:parent-style-name="Thank_20_You_20_Option_20_1-backgroundobjects">
      <style:graphic-properties draw:stroke="none" draw:fill="none" draw:fill-color="#ffffff" draw:auto-grow-height="false" fo:min-height="1.485cm"/>
    </style:style>
    <style:style style:name="Mpr46" style:family="presentation" style:parent-style-name="Thank_20_You_20_Option_20_1-backgroundobjects">
      <style:graphic-properties draw:stroke="none" draw:fill="none" draw:fill-color="#ffffff" draw:textarea-vertical-align="bottom" draw:auto-grow-height="false" fo:min-height="1.485cm"/>
    </style:style>
    <style:style style:name="Mpr47" style:family="presentation" style:parent-style-name="Thank_20_You_20__2b__20_Collaborator_20_Logos-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Mpr48" style:family="presentation" style:parent-style-name="Thank_20_You_20__2b__20_Collaborator_20_Logos-backgroundobjects">
      <style:graphic-properties draw:stroke="none" draw:fill="none" draw:fill-color="#ffffff" draw:auto-grow-height="false" fo:min-height="1.485cm"/>
    </style:style>
    <style:style style:name="Mpr49" style:family="presentation" style:parent-style-name="Thank_20_You_20__2b__20_Collaborator_20_Logo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0b787"/>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8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44pt"/>
    </style:style>
    <style:style style:name="M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18pt"/>
    </style:style>
    <style:style style:name="MP11" style:family="paragraph">
      <loext:graphic-properties draw:fill="solid" draw:fill-color="#ffffff"/>
      <style:paragraph-properties fo:text-align="start" style:font-independent-line-spacing="true"/>
      <style:text-properties fo:font-size="18pt"/>
    </style:style>
    <style:style style:name="MP12" style:family="paragraph">
      <style:paragraph-properties fo:margin-top="0cm" fo:margin-bottom="0cm" fo:line-height="10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36pt"/>
    </style:style>
    <style:style style:name="MP14" style:family="paragraph">
      <style:paragraph-properties fo:text-align="start"/>
      <style:text-properties fo:font-size="24pt"/>
    </style:style>
    <style:style style:name="MP15" style:family="paragraph">
      <style:paragraph-properties fo:margin-left="0cm" fo:margin-right="0cm" fo:margin-top="0.212cm" fo:margin-bottom="0cm" fo:line-height="100%" fo:text-align="start" fo:text-indent="0cm" style:punctuation-wrap="hanging" style:writing-mode="lr-tb"/>
      <style:text-properties fo:font-size="24pt" fo:hyphenate="false"/>
    </style:style>
    <style:style style:name="MP16" style:family="paragraph">
      <loext:graphic-properties draw:fill="none"/>
      <style:paragraph-properties fo:text-align="start" style:font-independent-line-spacing="true"/>
      <style:text-properties fo:font-size="24pt"/>
    </style:style>
    <style:style style:name="MP1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0" style:family="paragraph">
      <style:paragraph-properties fo:text-align="start"/>
      <style:text-properties fo:font-size="28pt"/>
    </style:style>
    <style:style style:name="MP2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8pt" fo:hyphenate="false"/>
    </style:style>
    <style:style style:name="MP22" style:family="paragraph">
      <style:paragraph-properties fo:margin-left="0cm" fo:margin-right="0cm" fo:margin-top="0cm" fo:margin-bottom="0cm" fo:text-align="start" fo:text-indent="0cm">
        <style:tab-stops>
          <style:tab-stop style:position="0cm"/>
        </style:tab-stops>
      </style:paragraph-properties>
    </style:style>
    <style:style style:name="MP23" style:family="paragraph">
      <loext:graphic-properties draw:fill="none"/>
      <style:paragraph-properties fo:text-align="start" style:font-independent-line-spacing="true"/>
      <style:text-properties fo:font-size="28pt"/>
    </style:style>
    <style:style style:name="MP24" style:family="paragraph">
      <style:paragraph-properties fo:text-align="start"/>
      <style:text-properties fo:font-size="44pt"/>
    </style:style>
    <style:style style:name="MP25" style:family="paragraph">
      <style:paragraph-properties fo:margin-left="0.6cm" fo:margin-right="0cm" fo:margin-top="0.212cm" fo:margin-bottom="0cm" fo:line-height="100%" fo:text-align="start" fo:text-indent="-0.599cm" style:punctuation-wrap="hanging" style:writing-mode="lr-tb">
        <style:tab-stops>
          <style:tab-stop style:position="0cm"/>
        </style:tab-stops>
      </style:paragraph-properties>
      <style:text-properties fo:font-size="44pt" fo:hyphenate="false"/>
    </style:style>
    <style:style style:name="MP26" style:family="paragraph">
      <style:paragraph-properties fo:margin-left="0cm" fo:margin-right="0cm" fo:margin-top="0.212cm" fo:margin-bottom="0.3cm" fo:text-align="start" fo:text-indent="0cm">
        <style:tab-stops>
          <style:tab-stop style:position="0cm"/>
        </style:tab-stops>
      </style:paragraph-properties>
    </style:style>
    <style:style style:name="MP27" style:family="paragraph">
      <style:paragraph-properties fo:margin-left="0cm" fo:margin-right="0cm" fo:margin-top="0.212cm" fo:margin-bottom="0cm" fo:text-align="start" fo:text-indent="0cm">
        <style:tab-stops>
          <style:tab-stop style:position="0cm"/>
        </style:tab-stops>
      </style:paragraph-properties>
    </style:style>
    <style:style style:name="MP28" style:family="paragraph">
      <loext:graphic-properties draw:fill="none"/>
      <style:paragraph-properties fo:text-align="start" style:font-independent-line-spacing="true"/>
      <style:text-properties fo:font-size="55pt"/>
    </style:style>
    <style:style style:name="MT1" style:family="text">
      <style:text-properties fo:font-variant="normal" fo:text-transform="none" fo:color="#ffffff"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2" style:family="text">
      <style:text-properties fo:font-variant="normal" fo:text-transform="none" fo:color="#30b787"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3"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30b787"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9" style:family="text">
      <style:text-properties fo:font-variant="normal" fo:text-transform="none" fo:color="#30b787"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MT10" style:family="text">
      <style:text-properties fo:font-variant="normal" fo:text-transform="none" fo:color="#30b787"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11"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14" style:family="text">
      <style:text-properties fo:font-variant="normal" fo:text-transform="none" fo:color="#ffffff"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MT15" style:family="text">
      <style:text-properties fo:font-variant="normal" fo:text-transform="none" fo:color="#ffffff" style:text-line-through-style="none" style:text-line-through-type="none" style:text-position="0% 100%" style:font-name="Calibri1" fo:font-size="55pt" fo:letter-spacing="normal" fo:font-style="normal" style:text-underline-style="none" fo:font-weight="bold" style:font-size-asian="55pt" style:font-style-asian="normal" style:font-weight-asian="bold" style:font-size-complex="55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30b78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2" fo:color="#000000" fo:font-size="100%"/>
      </text:list-level-style-bullet>
      <text:list-level-style-bullet text:level="3" text:bullet-char="–">
        <style:list-level-properties text:space-before="1.201cm" text:min-label-width="0.599cm"/>
        <style:text-properties style:font-name="Calibri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2" fo:color="#000000" fo:font-size="100%"/>
      </text:list-level-style-bullet>
      <text:list-level-style-bullet text:level="3" text:bullet-char="–">
        <style:list-level-properties text:space-before="1.201cm" text:min-label-width="0.599cm"/>
        <style:text-properties style:font-name="Calibri2" fo:color="#000000" fo:font-size="100%"/>
      </text:list-level-style-bullet>
      <text:list-level-style-bullet text:level="4" text:bullet-char="–">
        <style:list-level-properties text:space-before="1.801cm" text:min-label-width="0.599cm"/>
        <style:text-properties style:font-name="Calibri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2" fo:color="#000000" fo:font-size="100%"/>
      </text:list-level-style-bullet>
      <text:list-level-style-bullet text:level="3" text:bullet-char="–">
        <style:list-level-properties text:space-before="1.201cm" text:min-label-width="0.599cm"/>
        <style:text-properties style:font-name="Calibri2" fo:color="#000000" fo:font-size="100%"/>
      </text:list-level-style-bullet>
      <text:list-level-style-bullet text:level="4" text:bullet-char="–">
        <style:list-level-properties text:space-before="1.801cm" text:min-label-width="0.599cm"/>
        <style:text-properties style:font-name="Calibri2" fo:color="#000000" fo:font-size="100%"/>
      </text:list-level-style-bullet>
      <text:list-level-style-bullet text:level="5" text:bullet-char="•">
        <style:list-level-properties text:space-before="2.401cm" text:min-label-width="0.599cm"/>
        <style:text-properties style:font-name="Calibri2" fo:color="#30b787"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30b78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number text:level="1" style:num-format="">
        <style:list-level-properties text:min-label-width="0.6cm"/>
        <style:text-properties fo:color="#30b78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599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space-before="0.001cm" text:min-label-width="0.599cm"/>
        <style:text-properties fo:font-family="Arial" style:font-family-generic="swiss" style:font-pitch="variable" fo:color="#ffffff" fo:font-size="100%"/>
      </text:list-level-style-bullet>
      <text:list-level-style-bullet text:level="2" text:bullet-char="•">
        <style:list-level-properties text:space-before="0.601cm" text:min-label-width="0.599cm"/>
        <style:text-properties style:font-name="Calibri2"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bullet text:level="1" text:bullet-char="•">
        <style:list-level-properties text:space-before="0.001cm" text:min-label-width="0.599cm"/>
        <style:text-properties fo:font-family="Arial" style:font-family-generic="swiss" style:font-pitch="variable" fo:color="#ffffff" fo:font-size="100%"/>
      </text:list-level-style-bullet>
      <text:list-level-style-bullet text:level="2" text:bullet-char="•">
        <style:list-level-properties text:space-before="0.601cm" text:min-label-width="0.599cm"/>
        <style:text-properties style:font-name="Calibri2" fo:color="#ffffff" fo:font-size="100%"/>
      </text:list-level-style-bullet>
      <text:list-level-style-bullet text:level="3" text:bullet-char="–">
        <style:list-level-properties text:space-before="1.201cm" text:min-label-width="0.599cm"/>
        <style:text-properties style:font-name="Calibri2"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9">
      <text:list-level-style-bullet text:level="1" text:bullet-char="•">
        <style:list-level-properties text:space-before="0.001cm" text:min-label-width="0.599cm"/>
        <style:text-properties fo:font-family="Arial" style:font-family-generic="swiss" style:font-pitch="variable" fo:color="#ffffff" fo:font-size="100%"/>
      </text:list-level-style-bullet>
      <text:list-level-style-bullet text:level="2" text:bullet-char="•">
        <style:list-level-properties text:space-before="0.601cm" text:min-label-width="0.599cm"/>
        <style:text-properties style:font-name="Calibri2" fo:color="#ffffff" fo:font-size="100%"/>
      </text:list-level-style-bullet>
      <text:list-level-style-bullet text:level="3" text:bullet-char="–">
        <style:list-level-properties text:space-before="1.201cm" text:min-label-width="0.599cm"/>
        <style:text-properties style:font-name="Calibri2" fo:color="#ffffff" fo:font-size="100%"/>
      </text:list-level-style-bullet>
      <text:list-level-style-bullet text:level="4" text:bullet-char="–">
        <style:list-level-properties text:space-before="1.801cm" text:min-label-width="0.599cm"/>
        <style:text-properties style:font-name="Calibri2"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0">
      <text:list-level-style-bullet text:level="1" text:bullet-char="•">
        <style:list-level-properties text:space-before="0.001cm" text:min-label-width="0.599cm"/>
        <style:text-properties fo:font-family="Arial" style:font-family-generic="swiss" style:font-pitch="variable" fo:color="#ffffff" fo:font-size="100%"/>
      </text:list-level-style-bullet>
      <text:list-level-style-bullet text:level="2" text:bullet-char="•">
        <style:list-level-properties text:space-before="0.601cm" text:min-label-width="0.599cm"/>
        <style:text-properties style:font-name="Calibri2" fo:color="#ffffff" fo:font-size="100%"/>
      </text:list-level-style-bullet>
      <text:list-level-style-bullet text:level="3" text:bullet-char="–">
        <style:list-level-properties text:space-before="1.201cm" text:min-label-width="0.599cm"/>
        <style:text-properties style:font-name="Calibri2" fo:color="#ffffff" fo:font-size="100%"/>
      </text:list-level-style-bullet>
      <text:list-level-style-bullet text:level="4" text:bullet-char="–">
        <style:list-level-properties text:space-before="1.801cm" text:min-label-width="0.599cm"/>
        <style:text-properties style:font-name="Calibri2" fo:color="#ffffff" fo:font-size="100%"/>
      </text:list-level-style-bullet>
      <text:list-level-style-bullet text:level="5" text:bullet-char="•">
        <style:list-level-properties text:space-before="2.401cm" text:min-label-width="0.599cm"/>
        <style:text-properties style:font-name="Calibri2" fo:color="#30b787"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1">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2">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ffffff" fo:font-size="100%"/>
      </text:list-level-style-number>
      <text:list-level-style-number text:level="3" style:num-format="">
        <style:list-level-properties text:space-before="2.8cm" text:min-label-width="0.8cm"/>
        <style:text-properties fo:color="#ffffff"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20_Slide" style:display-name="Title Slide" style:page-layout-name="PM1" draw:style-name="Mdp1">
      <draw:custom-shape draw:name="Rectangle 21" draw:style-name="Mgr3" draw:text-style-name="MP5" draw:layer="backgroundobjects" drawooo:display="printer" svg:width="25.399cm" svg:height="1.142cm" svg:x="0cm" svg:y="13.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6" draw:layer="backgroundobjects" drawooo:display="printer" svg:width="2.877cm" svg:height="1.755cm" svg:x="21.623cm" svg:y="0.441cm">
        <draw:image xlink:href="Pictures/1000020100000136000000BD5872E0C725D9C5EF.png" xlink:type="simple" xlink:show="embed" xlink:actuate="onLoad">
          <text:p/>
        </draw:image>
      </draw:frame>
      <draw:frame draw:name="Picture 26" draw:style-name="Mgr5" draw:text-style-name="MP6" draw:layer="backgroundobjects" svg:width="16.765cm" svg:height="10.343cm" svg:x="8.634cm" svg:y="0cm">
        <draw:image xlink:href="Pictures/100002010000090400000750712162C63C73412B.png" xlink:type="simple" xlink:show="embed" xlink:actuate="onLoad">
          <text:p/>
        </draw:image>
      </draw:frame>
      <draw:frame draw:name="Title 1" presentation:style-name="Mpr1" draw:text-style-name="MP8" draw:layer="backgroundobjects" svg:width="17.743cm" svg:height="2.199cm" svg:x="0.957cm" svg:y="7.573cm" presentation:class="title" presentation:user-transformed="true">
        <draw:text-box>
          <text:p text:style-name="MP7"><text:span text:style-name="MT1">Click to edit Master title style</text:span></text:p>
        </draw:text-box>
      </draw:frame>
      <draw:frame draw:name="Picture 49" draw:style-name="Mgr4" draw:text-style-name="MP6" draw:layer="backgroundobjects" svg:width="1.747cm" svg:height="1.747cm" svg:x="22.752cm" svg:y="11.744cm">
        <draw:image xlink:href="Pictures/10000201000000CB000000CBAEAB33188B4590F6.png" xlink:type="simple" xlink:show="embed" xlink:actuate="onLoad">
          <text:p/>
        </draw:image>
      </draw:frame>
      <draw:frame draw:name="Picture 50" draw:style-name="Mgr4" draw:text-style-name="MP6" draw:layer="backgroundobjects" svg:width="5.302cm" svg:height="5.622cm" svg:x="0.997cm" svg:y="0.743cm">
        <draw:image xlink:href="Pictures/10000201000001FF0000021E2FDAC3DFE48F3732.png" xlink:type="simple" xlink:show="embed" xlink:actuate="onLoad">
          <text:p/>
        </draw:image>
      </draw:frame>
      <draw:custom-shape draw:name="TextBox 51" draw:style-name="Mgr6" draw:text-style-name="MP10" draw:layer="backgroundobjects" svg:width="11.702cm" svg:height="0.593cm" svg:x="0.997cm" svg:y="12.946cm">
        <text:p text:style-name="MP9"><text:span text:style-name="MT2">www.data61.csiro.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20_Slide_20__2b__20_Collaborator_20_Logos" style:display-name="Title Slide + Collaborator Logos" style:page-layout-name="PM1" draw:style-name="Mdp1">
      <draw:custom-shape draw:name="Rectangle 21" draw:style-name="Mgr3" draw:text-style-name="MP5" draw:layer="backgroundobjects" drawooo:display="printer" svg:width="25.399cm" svg:height="1.142cm" svg:x="0cm" svg:y="13.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6" draw:layer="backgroundobjects" drawooo:display="printer" svg:width="2.877cm" svg:height="1.755cm" svg:x="21.623cm" svg:y="0.441cm">
        <draw:image xlink:href="Pictures/1000020100000136000000BD5872E0C725D9C5EF.png" xlink:type="simple" xlink:show="embed" xlink:actuate="onLoad">
          <text:p/>
        </draw:image>
      </draw:frame>
      <draw:custom-shape draw:name="Rectangle 7" draw:style-name="Mgr7" draw:text-style-name="MP11" draw:layer="backgroundobjects" svg:width="25.399cm" svg:height="2.542cm" svg:x="0cm" svg:y="11.7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8" draw:layer="backgroundobjects" svg:width="16.543cm" svg:height="2.249cm" svg:x="0.957cm" svg:y="7.146cm" presentation:class="title" presentation:user-transformed="true">
        <draw:text-box>
          <text:p text:style-name="MP12"><text:span text:style-name="MT1">Click to edit Master title style</text:span></text:p>
        </draw:text-box>
      </draw:frame>
      <draw:custom-shape draw:name="TextBox 30" draw:style-name="Mgr6" draw:text-style-name="MP10" draw:layer="backgroundobjects" svg:width="11.702cm" svg:height="0.593cm" svg:x="0.997cm" svg:y="13.527cm">
        <text:p text:style-name="MP9"><text:span text:style-name="MT2">www.data61.csiro.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6" draw:layer="backgroundobjects" svg:width="16.099cm" svg:height="9.933cm" svg:x="9.3cm" svg:y="0cm">
        <draw:image xlink:href="Pictures/100002010000090400000750712162C63C73412B.png" xlink:type="simple" xlink:show="embed" xlink:actuate="onLoad">
          <text:p/>
        </draw:image>
      </draw:frame>
      <draw:frame draw:name="Picture 9" draw:style-name="Mgr4" draw:text-style-name="MP6" draw:layer="backgroundobjects" svg:width="4.526cm" svg:height="4.8cm" svg:x="0.997cm" svg:y="0.743cm">
        <draw:image xlink:href="Pictures/10000201000001FF0000021E2FDAC3DFE48F3732.png" xlink:type="simple" xlink:show="embed" xlink:actuate="onLoad">
          <text:p/>
        </draw:image>
      </draw:frame>
      <draw:frame draw:name="Picture 10" draw:style-name="Mgr4" draw:text-style-name="MP6" draw:layer="backgroundobjects" svg:width="1.747cm" svg:height="1.747cm" svg:x="22.752cm" svg:y="12.137cm">
        <draw:image xlink:href="Pictures/10000201000000970000009709FB2890574DA8D7.png" xlink:type="simple" xlink:show="embed" xlink:actuate="onLoad">
          <text:p/>
        </draw:image>
      </draw:frame>
      <draw:frame presentation:style-name="Title_20_Slide_20__2b__20_Collaborator_20_Logos-outline1" draw:layer="backgroundobjects" svg:width="22.859cm" svg:height="8.286cm" svg:x="1.27cm" svg:y="3.343cm" presentation:class="outline" presentation:placeholder="true">
        <draw:text-box/>
      </draw:frame>
      <presentation:notes style:page-layout-name="PM2">
        <draw:page-thumbnail presentation:style-name="Title_20_Slide_20__2b__20_Collaborator_20_Logos-title" draw:layer="backgroundobjects" svg:width="19.797cm" svg:height="11.136cm" svg:x="0.601cm" svg:y="2.257cm" presentation:class="page"/>
        <draw:frame presentation:style-name="Title_20_Slide_20__2b__20_Collaborator_20_Logos-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20_and_20_Content" style:display-name="Title and Content" style:page-layout-name="PM1" draw:style-name="Mdp2">
      <draw:custom-shape draw:name="Rectangle 21" draw:style-name="Mgr3" draw:text-style-name="MP5" draw:layer="backgroundobjects" svg:width="25.399cm" svg:height="1.142cm" svg:x="0cm" svg:y="13.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6" draw:layer="backgroundobjects" svg:width="2.877cm" svg:height="1.755cm" svg:x="21.623cm" svg:y="0.441cm">
        <draw:image xlink:href="Pictures/1000020100000136000000BD5872E0C725D9C5EF.png" xlink:type="simple" xlink:show="embed" xlink:actuate="onLoad">
          <text:p/>
        </draw:image>
      </draw:frame>
      <draw:frame draw:name="Title 1" presentation:style-name="Mpr7" draw:text-style-name="MP13" draw:layer="backgroundobjects" svg:width="20.303cm" svg:height="1.775cm" svg:x="0.997cm" svg:y="0.572cm" presentation:class="title" presentation:user-transformed="true">
        <draw:text-box>
          <text:p text:style-name="MP12"><text:span text:style-name="MT3">Click to edit Master title style</text:span></text:p>
        </draw:text-box>
      </draw:frame>
      <draw:frame draw:name="Content Placeholder 2" presentation:style-name="Mpr8" draw:text-style-name="MP16" draw:layer="backgroundobjects" svg:width="23.503cm" svg:height="9.526cm" svg:x="0.997cm" svg:y="2.643cm" presentation:class="outline" presentation:user-transformed="true">
        <draw:text-box>
          <text:list text:style-name="ML6">
            <text:list-item>
              <text:p text:style-name="MP14"><text:span text:style-name="MT4">Click to edit the outline text format</text:span></text:p>
              <text:list>
                <text:list-item>
                  <text:p text:style-name="MP14"><text:span text:style-name="MT4">Second Outline Level</text:span></text:p>
                  <text:list>
                    <text:list-item>
                      <text:p text:style-name="MP14"><text:span text:style-name="MT4">Third Outline Level</text:span></text:p>
                      <text:list>
                        <text:list-item>
                          <text:p text:style-name="MP14"><text:span text:style-name="MT4">Fourth Outline Level</text:span></text:p>
                          <text:list>
                            <text:list-item>
                              <text:p text:style-name="MP14"><text:span text:style-name="MT4">Fifth Outline Level</text:span></text:p>
                              <text:list>
                                <text:list-item>
                                  <text:p text:style-name="MP14"><text:span text:style-name="MT4">Sixth Outline Level</text:span></text:p>
                                </text:list-item>
                              </text:list>
                            </text:list-item>
                          </text:list>
                        </text:list-item>
                      </text:list>
                    </text:list-item>
                  </text:list>
                </text:list-item>
              </text:list>
            </text:list-item>
          </text:list>
          <text:list text:style-name="ML7">
            <text:list-item>
              <text:p text:style-name="MP15"><text:span text:style-name="MT4">Seventh Outline LevelClick to edit Master text styles</text:span></text:p>
            </text:list-item>
          </text:list>
          <text:list text:style-name="ML8">
            <text:list-item>
              <text:list>
                <text:list-item>
                  <text:p text:style-name="MP15"><text:span text:style-name="MT5">Second level</text:span></text:p>
                </text:list-item>
              </text:list>
            </text:list-item>
          </text:list>
          <text:list text:style-name="ML9">
            <text:list-item>
              <text:list>
                <text:list-item>
                  <text:list>
                    <text:list-item>
                      <text:p text:style-name="MP15"><text:span text:style-name="MT5">Third level</text:span></text:p>
                    </text:list-item>
                  </text:list>
                </text:list-item>
              </text:list>
            </text:list-item>
          </text:list>
          <text:list text:style-name="ML10">
            <text:list-item>
              <text:list>
                <text:list-item>
                  <text:list>
                    <text:list-item>
                      <text:list>
                        <text:list-item>
                          <text:p text:style-name="MP15"><text:span text:style-name="MT5">Fourth level</text:span></text:p>
                        </text:list-item>
                      </text:list>
                    </text:list-item>
                  </text:list>
                </text:list-item>
              </text:list>
            </text:list-item>
          </text:list>
          <text:list text:style-name="ML11">
            <text:list-item>
              <text:list>
                <text:list-item>
                  <text:list>
                    <text:list-item>
                      <text:list>
                        <text:list-item>
                          <text:list>
                            <text:list-item>
                              <text:p text:style-name="MP15"><text:span text:style-name="MT6">Fifth level</text:span></text:p>
                            </text:list-item>
                          </text:list>
                        </text:list-item>
                      </text:list>
                    </text:list-item>
                  </text:list>
                </text:list-item>
              </text:list>
            </text:list-item>
          </text:list>
        </draw:text-box>
      </draw:frame>
      <draw:frame draw:name="Footer Placeholder 4" presentation:style-name="Mpr9" draw:text-style-name="MP18" draw:layer="backgroundobjects" svg:width="16.899cm" svg:height="0.258cm" svg:x="1.883cm" svg:y="13.551cm" presentation:class="footer" presentation:user-transformed="true">
        <draw:text-box>
          <text:p text:style-name="MP17"><text:span text:style-name="MT7">Presentation title <text:s/>| <text:s/>Presenter name</text:span></text:p>
        </draw:text-box>
      </draw:frame>
      <draw:frame draw:name="Slide Number Placeholder 17" presentation:style-name="Mpr9" draw:text-style-name="MP18" draw:layer="backgroundobjects" svg:width="0.801cm" svg:height="0.264cm" svg:x="0.917cm" svg:y="13.551cm" presentation:class="page-number" presentation:user-transformed="true">
        <draw:text-box>
          <text:p text:style-name="MP19"><text:span text:style-name="MT7"><text:page-number>1</text:page-number></text:span><text:span text:style-name="MT7"> <text:s/>|</text:span></text:p>
        </draw:text-box>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2c__20_Subtitle_20_and_20_Content" style:display-name="Title, Subtitle and Content" style:page-layout-name="PM1" draw:style-name="Mdp2">
      <draw:custom-shape draw:name="Rectangle 21" draw:style-name="Mgr3" draw:text-style-name="MP5" draw:layer="backgroundobjects" svg:width="25.399cm" svg:height="1.142cm" svg:x="0cm" svg:y="13.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6" draw:layer="backgroundobjects" svg:width="2.877cm" svg:height="1.755cm" svg:x="21.623cm" svg:y="0.441cm">
        <draw:image xlink:href="Pictures/1000020100000136000000BD5872E0C725D9C5EF.png" xlink:type="simple" xlink:show="embed" xlink:actuate="onLoad">
          <text:p/>
        </draw:image>
      </draw:frame>
      <draw:frame draw:name="Content Placeholder 2" presentation:style-name="Mpr12" draw:text-style-name="MP16" draw:layer="backgroundobjects" svg:width="23.503cm" svg:height="9.526cm" svg:x="0.997cm" svg:y="2.643cm" presentation:class="outline" presentation:user-transformed="true">
        <draw:text-box>
          <text:list text:style-name="ML6">
            <text:list-item>
              <text:p text:style-name="MP14"><text:span text:style-name="MT4">Click to edit the outline text format</text:span></text:p>
              <text:list>
                <text:list-item>
                  <text:p text:style-name="MP14"><text:span text:style-name="MT4">Second Outline Level</text:span></text:p>
                  <text:list>
                    <text:list-item>
                      <text:p text:style-name="MP14"><text:span text:style-name="MT4">Third Outline Level</text:span></text:p>
                      <text:list>
                        <text:list-item>
                          <text:p text:style-name="MP14"><text:span text:style-name="MT4">Fourth Outline Level</text:span></text:p>
                          <text:list>
                            <text:list-item>
                              <text:p text:style-name="MP14"><text:span text:style-name="MT4">Fifth Outline Level</text:span></text:p>
                              <text:list>
                                <text:list-item>
                                  <text:p text:style-name="MP14"><text:span text:style-name="MT4">Sixth Outline Level</text:span></text:p>
                                </text:list-item>
                              </text:list>
                            </text:list-item>
                          </text:list>
                        </text:list-item>
                      </text:list>
                    </text:list-item>
                  </text:list>
                </text:list-item>
              </text:list>
            </text:list-item>
          </text:list>
          <text:list text:style-name="ML7">
            <text:list-item>
              <text:p text:style-name="MP15"><text:span text:style-name="MT4">Seventh Outline LevelClick to edit Master text styles</text:span></text:p>
            </text:list-item>
          </text:list>
          <text:list text:style-name="ML8">
            <text:list-item>
              <text:list>
                <text:list-item>
                  <text:p text:style-name="MP15"><text:span text:style-name="MT5">Second level</text:span></text:p>
                </text:list-item>
              </text:list>
            </text:list-item>
          </text:list>
          <text:list text:style-name="ML9">
            <text:list-item>
              <text:list>
                <text:list-item>
                  <text:list>
                    <text:list-item>
                      <text:p text:style-name="MP15"><text:span text:style-name="MT5">Third level</text:span></text:p>
                    </text:list-item>
                  </text:list>
                </text:list-item>
              </text:list>
            </text:list-item>
          </text:list>
          <text:list text:style-name="ML10">
            <text:list-item>
              <text:list>
                <text:list-item>
                  <text:list>
                    <text:list-item>
                      <text:list>
                        <text:list-item>
                          <text:p text:style-name="MP15"><text:span text:style-name="MT5">Fourth level</text:span></text:p>
                        </text:list-item>
                      </text:list>
                    </text:list-item>
                  </text:list>
                </text:list-item>
              </text:list>
            </text:list-item>
          </text:list>
          <text:list text:style-name="ML11">
            <text:list-item>
              <text:list>
                <text:list-item>
                  <text:list>
                    <text:list-item>
                      <text:list>
                        <text:list-item>
                          <text:list>
                            <text:list-item>
                              <text:p text:style-name="MP15"><text:span text:style-name="MT6">Fifth level</text:span></text:p>
                            </text:list-item>
                          </text:list>
                        </text:list-item>
                      </text:list>
                    </text:list-item>
                  </text:list>
                </text:list-item>
              </text:list>
            </text:list-item>
          </text:list>
        </draw:text-box>
      </draw:frame>
      <draw:frame draw:name="Footer Placeholder 4" presentation:style-name="Mpr13" draw:text-style-name="MP18" draw:layer="backgroundobjects" svg:width="16.899cm" svg:height="0.258cm" svg:x="1.883cm" svg:y="13.551cm" presentation:class="footer" presentation:user-transformed="true">
        <draw:text-box>
          <text:p text:style-name="MP17"><text:span text:style-name="MT7">Presentation title <text:s/>| <text:s/>Presenter name</text:span></text:p>
        </draw:text-box>
      </draw:frame>
      <draw:frame draw:name="Text Placeholder 7" presentation:style-name="Mpr14" draw:text-style-name="MP23" draw:layer="backgroundobjects" svg:width="23.499cm" svg:height="1.777cm" svg:x="1.001cm" svg:y="0.563cm" presentation:class="outline" presentation:user-transformed="true">
        <draw:text-box>
          <text:list text:style-name="ML6">
            <text:list-item>
              <text:p text:style-name="MP20"><text:span text:style-name="MT8">Click to edit the outline text format</text:span></text:p>
              <text:list>
                <text:list-item>
                  <text:p text:style-name="MP20"><text:span text:style-name="MT8">Second Outline Level</text:span></text:p>
                  <text:list>
                    <text:list-item>
                      <text:p text:style-name="MP20"><text:span text:style-name="MT8">Third Outline Level</text:span></text:p>
                      <text:list>
                        <text:list-item>
                          <text:p text:style-name="MP20"><text:span text:style-name="MT8">Fourth Outline Level</text:span></text:p>
                          <text:list>
                            <text:list-item>
                              <text:p text:style-name="MP20"><text:span text:style-name="MT8">Fifth Outline Level</text:span></text:p>
                              <text:list>
                                <text:list-item>
                                  <text:p text:style-name="MP20"><text:span text:style-name="MT8">Sixth Outline Level</text:span></text:p>
                                </text:list-item>
                              </text:list>
                            </text:list-item>
                          </text:list>
                        </text:list-item>
                      </text:list>
                    </text:list-item>
                  </text:list>
                </text:list-item>
              </text:list>
            </text:list-item>
          </text:list>
          <text:p text:style-name="MP21"><text:span text:style-name="MT8">Seventh Outline LevelClick to edit Master title style</text:span></text:p>
          <text:p text:style-name="MP22"><text:span text:style-name="MT9">Second level</text:span></text:p>
        </draw:text-box>
      </draw:frame>
      <draw:frame draw:name="Slide Number Placeholder 17" presentation:style-name="Mpr13" draw:text-style-name="MP18" draw:layer="backgroundobjects" svg:width="0.801cm" svg:height="0.264cm" svg:x="0.917cm" svg:y="13.551cm" presentation:class="page-number" presentation:user-transformed="true">
        <draw:text-box>
          <text:p text:style-name="MP19"><text:span text:style-name="MT7"><text:page-number>1</text:page-number></text:span><text:span text:style-name="MT7"> <text:s/>|</text:span></text:p>
        </draw:text-box>
      </draw:frame>
      <draw:frame presentation:style-name="Title_2c__20_Subtitle_20_and_20_Content-title" draw:layer="backgroundobjects" svg:width="22.859cm" svg:height="2.385cm" svg:x="1.27cm" svg:y="0.57cm" presentation:class="title" presentation:placeholder="true">
        <draw:text-box/>
      </draw:frame>
      <presentation:notes style:page-layout-name="PM2">
        <draw:page-thumbnail presentation:style-name="Title_2c__20_Subtitle_20_and_20_Content-title" draw:layer="backgroundobjects" svg:width="19.797cm" svg:height="11.136cm" svg:x="0.601cm" svg:y="2.257cm" presentation:class="page"/>
        <draw:frame presentation:style-name="Title_2c__20_Subtitle_20_and_20_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20_and_20_Content_20_Black_20_Background" style:display-name="Title and Content Black Background" style:page-layout-name="PM1" draw:style-name="Mdp1">
      <draw:custom-shape draw:name="Rectangle 21" draw:style-name="Mgr3" draw:text-style-name="MP5" draw:layer="backgroundobjects" svg:width="25.399cm" svg:height="1.142cm" svg:x="0cm" svg:y="13.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6" draw:layer="backgroundobjects" svg:width="2.877cm" svg:height="1.755cm" svg:x="21.623cm" svg:y="0.441cm">
        <draw:image xlink:href="Pictures/1000020100000136000000BD5872E0C725D9C5EF.png" xlink:type="simple" xlink:show="embed" xlink:actuate="onLoad">
          <text:p/>
        </draw:image>
      </draw:frame>
      <draw:frame draw:name="Title 1" presentation:style-name="Mpr17" draw:text-style-name="MP13" draw:layer="backgroundobjects" svg:width="20.303cm" svg:height="1.775cm" svg:x="0.997cm" svg:y="0.572cm" presentation:class="title" presentation:user-transformed="true">
        <draw:text-box>
          <text:p text:style-name="MP12"><text:span text:style-name="MT10">Click to edit Master title style</text:span></text:p>
        </draw:text-box>
      </draw:frame>
      <draw:frame draw:name="Content Placeholder 2" presentation:style-name="Mpr18" draw:text-style-name="MP16" draw:layer="backgroundobjects" svg:width="23.503cm" svg:height="9.526cm" svg:x="0.997cm" svg:y="2.643cm" presentation:class="outline" presentation:user-transformed="true">
        <draw:text-box>
          <text:list text:style-name="ML6">
            <text:list-item>
              <text:p text:style-name="MP14"><text:span text:style-name="MT11">Click to edit the outline text format</text:span></text:p>
              <text:list>
                <text:list-item>
                  <text:p text:style-name="MP14"><text:span text:style-name="MT11">Second Outline Level</text:span></text:p>
                  <text:list>
                    <text:list-item>
                      <text:p text:style-name="MP14"><text:span text:style-name="MT11">Third Outline Level</text:span></text:p>
                      <text:list>
                        <text:list-item>
                          <text:p text:style-name="MP14"><text:span text:style-name="MT11">Fourth Outline Level</text:span></text:p>
                          <text:list>
                            <text:list-item>
                              <text:p text:style-name="MP14"><text:span text:style-name="MT11">Fifth Outline Level</text:span></text:p>
                              <text:list>
                                <text:list-item>
                                  <text:p text:style-name="MP14"><text:span text:style-name="MT11">Sixth Outline Level</text:span></text:p>
                                </text:list-item>
                              </text:list>
                            </text:list-item>
                          </text:list>
                        </text:list-item>
                      </text:list>
                    </text:list-item>
                  </text:list>
                </text:list-item>
              </text:list>
            </text:list-item>
          </text:list>
          <text:list text:style-name="ML16">
            <text:list-item>
              <text:p text:style-name="MP15"><text:span text:style-name="MT11">Seventh Outline LevelClick to edit Master text styles</text:span></text:p>
            </text:list-item>
          </text:list>
          <text:list text:style-name="ML17">
            <text:list-item>
              <text:list>
                <text:list-item>
                  <text:p text:style-name="MP15"><text:span text:style-name="MT12">Second level</text:span></text:p>
                </text:list-item>
              </text:list>
            </text:list-item>
          </text:list>
          <text:list text:style-name="ML18">
            <text:list-item>
              <text:list>
                <text:list-item>
                  <text:list>
                    <text:list-item>
                      <text:p text:style-name="MP15"><text:span text:style-name="MT12">Third level</text:span></text:p>
                    </text:list-item>
                  </text:list>
                </text:list-item>
              </text:list>
            </text:list-item>
          </text:list>
          <text:list text:style-name="ML19">
            <text:list-item>
              <text:list>
                <text:list-item>
                  <text:list>
                    <text:list-item>
                      <text:list>
                        <text:list-item>
                          <text:p text:style-name="MP15"><text:span text:style-name="MT12">Fourth level</text:span></text:p>
                        </text:list-item>
                      </text:list>
                    </text:list-item>
                  </text:list>
                </text:list-item>
              </text:list>
            </text:list-item>
          </text:list>
          <text:list text:style-name="ML20">
            <text:list-item>
              <text:list>
                <text:list-item>
                  <text:list>
                    <text:list-item>
                      <text:list>
                        <text:list-item>
                          <text:list>
                            <text:list-item>
                              <text:p text:style-name="MP15"><text:span text:style-name="MT6">Fifth level</text:span></text:p>
                            </text:list-item>
                          </text:list>
                        </text:list-item>
                      </text:list>
                    </text:list-item>
                  </text:list>
                </text:list-item>
              </text:list>
            </text:list-item>
          </text:list>
        </draw:text-box>
      </draw:frame>
      <draw:frame draw:name="Footer Placeholder 4" presentation:style-name="Mpr19" draw:text-style-name="MP18" draw:layer="backgroundobjects" svg:width="16.899cm" svg:height="0.258cm" svg:x="1.883cm" svg:y="13.551cm" presentation:class="footer" presentation:user-transformed="true">
        <draw:text-box>
          <text:p text:style-name="MP17"><text:span text:style-name="MT7">Presentation title <text:s/>| <text:s/>Presenter name</text:span></text:p>
        </draw:text-box>
      </draw:frame>
      <draw:frame draw:name="Slide Number Placeholder 17" presentation:style-name="Mpr19" draw:text-style-name="MP18" draw:layer="backgroundobjects" svg:width="0.801cm" svg:height="0.264cm" svg:x="0.917cm" svg:y="13.551cm" presentation:class="page-number" presentation:user-transformed="true">
        <draw:text-box>
          <text:p text:style-name="MP19"><text:span text:style-name="MT7"><text:page-number>1</text:page-number></text:span><text:span text:style-name="MT7"> <text:s/>|</text:span></text:p>
        </draw:text-box>
      </draw:frame>
      <draw:frame draw:name="Picture 5" draw:style-name="Mgr4" draw:text-style-name="MP6" draw:layer="backgroundobjects" svg:width="2.876cm" svg:height="1.755cm" svg:x="21.623cm" svg:y="0.441cm">
        <draw:image xlink:href="Pictures/10000201000000F900000098BAEB855208FA3672.png" xlink:type="simple" xlink:show="embed" xlink:actuate="onLoad">
          <text:p/>
        </draw:image>
      </draw:frame>
      <presentation:notes style:page-layout-name="PM2">
        <draw:page-thumbnail presentation:style-name="Title_20_and_20_Content_20_Black_20_Background-title" draw:layer="backgroundobjects" svg:width="19.797cm" svg:height="11.136cm" svg:x="0.601cm" svg:y="2.257cm" presentation:class="page"/>
        <draw:frame presentation:style-name="Title_20_and_20_Content_20_Black_20_Background-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20_and_20_2_20_Column_20_Content" style:display-name="Title and 2 Column Content" style:page-layout-name="PM1" draw:style-name="Mdp2">
      <draw:custom-shape draw:name="Rectangle 21" draw:style-name="Mgr3" draw:text-style-name="MP5" draw:layer="backgroundobjects" svg:width="25.399cm" svg:height="1.142cm" svg:x="0cm" svg:y="13.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6" draw:layer="backgroundobjects" svg:width="2.877cm" svg:height="1.755cm" svg:x="21.623cm" svg:y="0.441cm">
        <draw:image xlink:href="Pictures/1000020100000136000000BD5872E0C725D9C5EF.png" xlink:type="simple" xlink:show="embed" xlink:actuate="onLoad">
          <text:p/>
        </draw:image>
      </draw:frame>
      <draw:frame draw:name="Title 1" presentation:style-name="Mpr22" draw:text-style-name="MP13" draw:layer="backgroundobjects" svg:width="20.303cm" svg:height="1.775cm" svg:x="0.997cm" svg:y="0.572cm" presentation:class="title" presentation:user-transformed="true">
        <draw:text-box>
          <text:p text:style-name="MP12"><text:span text:style-name="MT3">Click to edit Master title style</text:span></text:p>
        </draw:text-box>
      </draw:frame>
      <draw:frame draw:name="Content Placeholder 2" presentation:style-name="Mpr23" draw:text-style-name="MP16" draw:layer="backgroundobjects" svg:width="23.503cm" svg:height="9.526cm" svg:x="0.997cm" svg:y="2.643cm" presentation:class="outline" presentation:user-transformed="true">
        <draw:text-box>
          <text:list text:style-name="ML6">
            <text:list-item>
              <text:p text:style-name="MP14"><text:span text:style-name="MT4">Click to edit the outline text format</text:span></text:p>
              <text:list>
                <text:list-item>
                  <text:p text:style-name="MP14"><text:span text:style-name="MT4">Second Outline Level</text:span></text:p>
                  <text:list>
                    <text:list-item>
                      <text:p text:style-name="MP14"><text:span text:style-name="MT4">Third Outline Level</text:span></text:p>
                      <text:list>
                        <text:list-item>
                          <text:p text:style-name="MP14"><text:span text:style-name="MT4">Fourth Outline Level</text:span></text:p>
                          <text:list>
                            <text:list-item>
                              <text:p text:style-name="MP14"><text:span text:style-name="MT4">Fifth Outline Level</text:span></text:p>
                              <text:list>
                                <text:list-item>
                                  <text:p text:style-name="MP14"><text:span text:style-name="MT4">Sixth Outline Level</text:span></text:p>
                                </text:list-item>
                              </text:list>
                            </text:list-item>
                          </text:list>
                        </text:list-item>
                      </text:list>
                    </text:list-item>
                  </text:list>
                </text:list-item>
              </text:list>
            </text:list-item>
          </text:list>
          <text:list text:style-name="ML7">
            <text:list-item>
              <text:p text:style-name="MP15"><text:span text:style-name="MT4">Seventh Outline LevelClick to edit Master text styles</text:span></text:p>
            </text:list-item>
          </text:list>
          <text:list text:style-name="ML8">
            <text:list-item>
              <text:list>
                <text:list-item>
                  <text:p text:style-name="MP15"><text:span text:style-name="MT5">Second level</text:span></text:p>
                </text:list-item>
              </text:list>
            </text:list-item>
          </text:list>
          <text:list text:style-name="ML9">
            <text:list-item>
              <text:list>
                <text:list-item>
                  <text:list>
                    <text:list-item>
                      <text:p text:style-name="MP15"><text:span text:style-name="MT5">Third level</text:span></text:p>
                    </text:list-item>
                  </text:list>
                </text:list-item>
              </text:list>
            </text:list-item>
          </text:list>
          <text:list text:style-name="ML10">
            <text:list-item>
              <text:list>
                <text:list-item>
                  <text:list>
                    <text:list-item>
                      <text:list>
                        <text:list-item>
                          <text:p text:style-name="MP15"><text:span text:style-name="MT5">Fourth level</text:span></text:p>
                        </text:list-item>
                      </text:list>
                    </text:list-item>
                  </text:list>
                </text:list-item>
              </text:list>
            </text:list-item>
          </text:list>
          <text:list text:style-name="ML11">
            <text:list-item>
              <text:list>
                <text:list-item>
                  <text:list>
                    <text:list-item>
                      <text:list>
                        <text:list-item>
                          <text:list>
                            <text:list-item>
                              <text:p text:style-name="MP15"><text:span text:style-name="MT6">Fifth level</text:span></text:p>
                            </text:list-item>
                          </text:list>
                        </text:list-item>
                      </text:list>
                    </text:list-item>
                  </text:list>
                </text:list-item>
              </text:list>
            </text:list-item>
          </text:list>
        </draw:text-box>
      </draw:frame>
      <draw:frame draw:name="Footer Placeholder 4" presentation:style-name="Mpr24" draw:text-style-name="MP18" draw:layer="backgroundobjects" svg:width="16.899cm" svg:height="0.258cm" svg:x="1.883cm" svg:y="13.551cm" presentation:class="footer" presentation:user-transformed="true">
        <draw:text-box>
          <text:p text:style-name="MP17"><text:span text:style-name="MT7">Presentation title <text:s/>| <text:s/>Presenter name</text:span></text:p>
        </draw:text-box>
      </draw:frame>
      <draw:frame draw:name="Slide Number Placeholder 17" presentation:style-name="Mpr24" draw:text-style-name="MP18" draw:layer="backgroundobjects" svg:width="0.801cm" svg:height="0.264cm" svg:x="0.917cm" svg:y="13.551cm" presentation:class="page-number" presentation:user-transformed="true">
        <draw:text-box>
          <text:p text:style-name="MP19"><text:span text:style-name="MT7"><text:page-number>1</text:page-number></text:span><text:span text:style-name="MT7"> <text:s/>|</text:span></text:p>
        </draw:text-box>
      </draw:frame>
      <presentation:notes style:page-layout-name="PM2">
        <draw:page-thumbnail presentation:style-name="Title_20_and_20_2_20_Column_20_Content-title" draw:layer="backgroundobjects" svg:width="19.797cm" svg:height="11.136cm" svg:x="0.601cm" svg:y="2.257cm" presentation:class="page"/>
        <draw:frame presentation:style-name="Title_20_and_20_2_20_Column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20_Only" style:display-name="Title Only" style:page-layout-name="PM1" draw:style-name="Mdp2">
      <draw:custom-shape draw:name="Rectangle 21" draw:style-name="Mgr3" draw:text-style-name="MP5" draw:layer="backgroundobjects" svg:width="25.399cm" svg:height="1.142cm" svg:x="0cm" svg:y="13.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6" draw:layer="backgroundobjects" svg:width="2.877cm" svg:height="1.755cm" svg:x="21.623cm" svg:y="0.441cm">
        <draw:image xlink:href="Pictures/1000020100000136000000BD5872E0C725D9C5EF.png" xlink:type="simple" xlink:show="embed" xlink:actuate="onLoad">
          <text:p/>
        </draw:image>
      </draw:frame>
      <draw:frame draw:name="Title 1" presentation:style-name="Mpr27" draw:text-style-name="MP13" draw:layer="backgroundobjects" svg:width="20.303cm" svg:height="1.775cm" svg:x="0.997cm" svg:y="0.572cm" presentation:class="title" presentation:user-transformed="true">
        <draw:text-box>
          <text:p text:style-name="MP12"><text:span text:style-name="MT3">Click to edit Master title style</text:span></text:p>
        </draw:text-box>
      </draw:frame>
      <draw:frame draw:name="Footer Placeholder 3" presentation:style-name="Mpr28" draw:text-style-name="MP18" draw:layer="backgroundobjects" svg:width="16.899cm" svg:height="0.258cm" svg:x="1.883cm" svg:y="13.551cm" presentation:class="footer" presentation:user-transformed="true">
        <draw:text-box>
          <text:p text:style-name="MP17"><text:span text:style-name="MT7">Presentation title <text:s/>| <text:s/>Presenter name</text:span></text:p>
        </draw:text-box>
      </draw:frame>
      <draw:frame draw:name="Slide Number Placeholder 17" presentation:style-name="Mpr28" draw:text-style-name="MP18" draw:layer="backgroundobjects" svg:width="0.801cm" svg:height="0.264cm" svg:x="0.917cm" svg:y="13.551cm" presentation:class="page-number" presentation:user-transformed="true">
        <draw:text-box>
          <text:p text:style-name="MP19"><text:span text:style-name="MT7"><text:page-number>1</text:page-number></text:span><text:span text:style-name="MT7"> <text:s/>|</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9.797cm" svg:height="11.136cm" svg:x="0.601cm" svg:y="2.257cm" presentation:class="page"/>
        <draw:frame presentation:style-name="Title_20_Only-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Section_20_Header" style:display-name="Section Header" style:page-layout-name="PM1" draw:style-name="Mdp3">
      <draw:custom-shape draw:name="Rectangle 21" draw:style-name="Mgr3" draw:text-style-name="MP5" draw:layer="backgroundobjects" drawooo:display="printer" svg:width="25.399cm" svg:height="1.142cm" svg:x="0cm" svg:y="13.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6" draw:layer="backgroundobjects" drawooo:display="printer" svg:width="2.877cm" svg:height="1.755cm" svg:x="21.623cm" svg:y="0.441cm">
        <draw:image xlink:href="Pictures/1000020100000136000000BD5872E0C725D9C5EF.png" xlink:type="simple" xlink:show="embed" xlink:actuate="onLoad">
          <text:p/>
        </draw:image>
      </draw:frame>
      <draw:frame draw:name="Text Placeholder 8" presentation:style-name="Mpr31" draw:text-style-name="MP8" draw:layer="backgroundobjects" svg:width="20.769cm" svg:height="6.2cm" svg:x="1cm" svg:y="7.144cm" presentation:class="outline" presentation:user-transformed="true">
        <draw:text-box>
          <text:list text:style-name="ML6">
            <text:list-item>
              <text:p text:style-name="MP24"><text:span text:style-name="MT13">Click to edit the outline text format</text:span></text:p>
              <text:list>
                <text:list-item>
                  <text:p text:style-name="MP24"><text:span text:style-name="MT13">Second Outline Level</text:span></text:p>
                  <text:list>
                    <text:list-item>
                      <text:p text:style-name="MP24"><text:span text:style-name="MT13">Third Outline Level</text:span></text:p>
                      <text:list>
                        <text:list-item>
                          <text:p text:style-name="MP24"><text:span text:style-name="MT13">Fourth Outline Level</text:span></text:p>
                          <text:list>
                            <text:list-item>
                              <text:p text:style-name="MP24"><text:span text:style-name="MT13">Fifth Outline Level</text:span></text:p>
                              <text:list>
                                <text:list-item>
                                  <text:p text:style-name="MP24"><text:span text:style-name="MT13">Sixth Outline Level</text:span></text:p>
                                </text:list-item>
                              </text:list>
                            </text:list-item>
                          </text:list>
                        </text:list-item>
                      </text:list>
                    </text:list-item>
                  </text:list>
                </text:list-item>
              </text:list>
            </text:list-item>
          </text:list>
          <text:p text:style-name="MP25"><text:span text:style-name="MT13">Seventh Outline LevelClick to edit Master text styles</text:span></text:p>
          <text:p text:style-name="MP26"><text:span text:style-name="MT1">Second level</text:span></text:p>
          <text:p text:style-name="MP27"><text:span text:style-name="MT14">Third level</text:span></text:p>
        </draw:text-box>
      </draw:frame>
      <draw:frame draw:name="Picture 18" draw:style-name="Mgr8" draw:text-style-name="MP6" draw:layer="backgroundobjects" svg:width="25.399cm" svg:height="6.343cm" svg:x="0cm" svg:y="0cm">
        <draw:image xlink:href="Pictures/10000201000008BA00000297B73437AD1BD0D967.png" xlink:type="simple" xlink:show="embed" xlink:actuate="onLoad">
          <text:p/>
        </draw:image>
      </draw:frame>
      <draw:frame presentation:style-name="Section_20_Header-title" draw:layer="backgroundobjects" svg:width="22.859cm" svg:height="2.385cm" svg:x="1.27cm" svg:y="0.57cm" presentation:class="title" presentation:placeholder="true">
        <draw:text-box/>
      </draw:frame>
      <presentation:notes style:page-layout-name="PM2">
        <draw:page-thumbnail presentation:style-name="Section_20_Header-title" draw:layer="backgroundobjects" svg:width="19.797cm" svg:height="11.136cm" svg:x="0.601cm" svg:y="2.257cm" presentation:class="page"/>
        <draw:frame presentation:style-name="Section_20_Header-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20_Only_20_Black_20_Background" style:display-name="Title Only Black Background" style:page-layout-name="PM1" draw:style-name="Mdp1">
      <draw:custom-shape draw:name="Rectangle 21" draw:style-name="Mgr3" draw:text-style-name="MP5" draw:layer="backgroundobjects" svg:width="25.399cm" svg:height="1.142cm" svg:x="0cm" svg:y="13.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6" draw:layer="backgroundobjects" svg:width="2.877cm" svg:height="1.755cm" svg:x="21.623cm" svg:y="0.441cm">
        <draw:image xlink:href="Pictures/1000020100000136000000BD5872E0C725D9C5EF.png" xlink:type="simple" xlink:show="embed" xlink:actuate="onLoad">
          <text:p/>
        </draw:image>
      </draw:frame>
      <draw:frame draw:name="Title 1" presentation:style-name="Mpr34" draw:text-style-name="MP13" draw:layer="backgroundobjects" svg:width="20.303cm" svg:height="1.775cm" svg:x="0.997cm" svg:y="0.572cm" presentation:class="title" presentation:user-transformed="true">
        <draw:text-box>
          <text:p text:style-name="MP12"><text:span text:style-name="MT10">Click to edit Master title style</text:span></text:p>
        </draw:text-box>
      </draw:frame>
      <draw:frame draw:name="Footer Placeholder 3" presentation:style-name="Mpr35" draw:text-style-name="MP18" draw:layer="backgroundobjects" svg:width="16.899cm" svg:height="0.258cm" svg:x="1.883cm" svg:y="13.551cm" presentation:class="footer" presentation:user-transformed="true">
        <draw:text-box>
          <text:p text:style-name="MP17"><text:span text:style-name="MT7">Presentation title <text:s/>| <text:s/>Presenter name</text:span></text:p>
        </draw:text-box>
      </draw:frame>
      <draw:frame draw:name="Slide Number Placeholder 17" presentation:style-name="Mpr35" draw:text-style-name="MP18" draw:layer="backgroundobjects" svg:width="0.801cm" svg:height="0.264cm" svg:x="0.917cm" svg:y="13.551cm" presentation:class="page-number" presentation:user-transformed="true">
        <draw:text-box>
          <text:p text:style-name="MP19"><text:span text:style-name="MT7"><text:page-number>1</text:page-number></text:span><text:span text:style-name="MT7"> <text:s/>|</text:span></text:p>
        </draw:text-box>
      </draw:frame>
      <draw:frame draw:name="Picture 4" draw:style-name="Mgr4" draw:text-style-name="MP6" draw:layer="backgroundobjects" svg:width="2.876cm" svg:height="1.755cm" svg:x="21.623cm" svg:y="0.441cm">
        <draw:image xlink:href="Pictures/10000201000000F900000098BAEB855208FA3672.png" xlink:type="simple" xlink:show="embed" xlink:actuate="onLoad">
          <text:p/>
        </draw:image>
      </draw:frame>
      <draw:frame presentation:style-name="Title_20_Only_20_Black_20_Background-outline1" draw:layer="backgroundobjects" svg:width="22.859cm" svg:height="8.286cm" svg:x="1.27cm" svg:y="3.343cm" presentation:class="outline" presentation:placeholder="true">
        <draw:text-box/>
      </draw:frame>
      <presentation:notes style:page-layout-name="PM2">
        <draw:page-thumbnail presentation:style-name="Title_20_Only_20_Black_20_Background-title" draw:layer="backgroundobjects" svg:width="19.797cm" svg:height="11.136cm" svg:x="0.601cm" svg:y="2.257cm" presentation:class="page"/>
        <draw:frame presentation:style-name="Title_20_Only_20_Black_20_Background-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presentation:header/></text:p>
          </draw:text-box>
        </draw:frame>
        <draw:frame presentation:style-name="Mpr36" draw:text-style-name="MP4" draw:layer="backgroundobjects" svg:width="9.113cm" svg:height="1.484cm" svg:x="11.886cm" svg:y="0cm" presentation:class="date-time">
          <draw:text-box>
            <text:p text:style-name="MP3"><presentation:date-time/></text:p>
          </draw:text-box>
        </draw:frame>
        <draw:frame presentation:style-name="Mpr37" draw:text-style-name="MP2" draw:layer="backgroundobjects" svg:width="9.113cm" svg:height="1.484cm" svg:x="0cm" svg:y="28.215cm" presentation:class="footer">
          <draw:text-box>
            <text:p text:style-name="MP1"><presentation:footer/></text:p>
          </draw:text-box>
        </draw:frame>
        <draw:frame presentation:style-name="Mpr37"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Blank" style:page-layout-name="PM1" draw:style-name="Mdp2">
      <draw:custom-shape draw:name="Rectangle 21" draw:style-name="Mgr3" draw:text-style-name="MP5" draw:layer="backgroundobjects" drawooo:display="printer" svg:width="25.399cm" svg:height="1.142cm" svg:x="0cm" svg:y="13.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6" draw:layer="backgroundobjects" drawooo:display="printer" svg:width="2.877cm" svg:height="1.755cm" svg:x="21.623cm" svg:y="0.441cm">
        <draw:image xlink:href="Pictures/1000020100000136000000BD5872E0C725D9C5EF.png" xlink:type="simple" xlink:show="embed" xlink:actuate="onLoad">
          <text:p/>
        </draw:image>
      </draw:frame>
      <draw:custom-shape draw:name="Rectangle 3" draw:style-name="Mgr3" draw:text-style-name="MP5" draw:layer="backgroundobjects" svg:width="25.399cm" svg:height="1.142cm" svg:x="0cm" svg:y="13.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Mpr38" draw:text-style-name="MP18" draw:layer="backgroundobjects" svg:width="16.899cm" svg:height="0.258cm" svg:x="1.883cm" svg:y="13.551cm" presentation:class="footer" presentation:user-transformed="true">
        <draw:text-box>
          <text:p text:style-name="MP17"><text:span text:style-name="MT7">Presentation title <text:s/>| <text:s/>Presenter name</text:span></text:p>
        </draw:text-box>
      </draw:frame>
      <draw:frame draw:name="Slide Number Placeholder 17" presentation:style-name="Mpr38" draw:text-style-name="MP18" draw:layer="backgroundobjects" svg:width="0.801cm" svg:height="0.264cm" svg:x="0.917cm" svg:y="13.551cm" presentation:class="page-number" presentation:user-transformed="true">
        <draw:text-box>
          <text:p text:style-name="MP19"><text:span text:style-name="MT7"><text:page-number>1</text:page-number></text:span><text:span text:style-name="MT7"> <text:s/>|</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presentation:header/></text:p>
          </draw:text-box>
        </draw:frame>
        <draw:frame presentation:style-name="Mpr39" draw:text-style-name="MP4" draw:layer="backgroundobjects" svg:width="9.113cm" svg:height="1.484cm" svg:x="11.886cm" svg:y="0cm" presentation:class="date-time">
          <draw:text-box>
            <text:p text:style-name="MP3"><presentation:date-time/></text:p>
          </draw:text-box>
        </draw:frame>
        <draw:frame presentation:style-name="Mpr40" draw:text-style-name="MP2" draw:layer="backgroundobjects" svg:width="9.113cm" svg:height="1.484cm" svg:x="0cm" svg:y="28.215cm" presentation:class="footer">
          <draw:text-box>
            <text:p text:style-name="MP1"><presentation:footer/></text:p>
          </draw:text-box>
        </draw:frame>
        <draw:frame presentation:style-name="Mpr40"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Blank_20_Black_20_Background" style:display-name="Blank Black Background" style:page-layout-name="PM1" draw:style-name="Mdp1">
      <draw:custom-shape draw:name="Rectangle 21" draw:style-name="Mgr3" draw:text-style-name="MP5" draw:layer="backgroundobjects" drawooo:display="printer" svg:width="25.399cm" svg:height="1.142cm" svg:x="0cm" svg:y="13.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6" draw:layer="backgroundobjects" drawooo:display="printer" svg:width="2.877cm" svg:height="1.755cm" svg:x="21.623cm" svg:y="0.441cm">
        <draw:image xlink:href="Pictures/1000020100000136000000BD5872E0C725D9C5EF.png" xlink:type="simple" xlink:show="embed" xlink:actuate="onLoad">
          <text:p/>
        </draw:image>
      </draw:frame>
      <draw:custom-shape draw:name="Rectangle 3" draw:style-name="Mgr3" draw:text-style-name="MP5" draw:layer="backgroundobjects" svg:width="25.399cm" svg:height="1.142cm" svg:x="0cm" svg:y="13.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Mpr41" draw:text-style-name="MP18" draw:layer="backgroundobjects" svg:width="16.899cm" svg:height="0.258cm" svg:x="1.883cm" svg:y="13.551cm" presentation:class="footer" presentation:user-transformed="true">
        <draw:text-box>
          <text:p text:style-name="MP17"><text:span text:style-name="MT7">Presentation title <text:s/>| <text:s/>Presenter name</text:span></text:p>
        </draw:text-box>
      </draw:frame>
      <draw:frame draw:name="Slide Number Placeholder 17" presentation:style-name="Mpr41" draw:text-style-name="MP18" draw:layer="backgroundobjects" svg:width="0.801cm" svg:height="0.264cm" svg:x="0.917cm" svg:y="13.551cm" presentation:class="page-number" presentation:user-transformed="true">
        <draw:text-box>
          <text:p text:style-name="MP19"><text:span text:style-name="MT7"><text:page-number>1</text:page-number></text:span><text:span text:style-name="MT7"> <text:s/>|</text:span></text:p>
        </draw:text-box>
      </draw:frame>
      <draw:frame presentation:style-name="Blank_20_Black_20_Background-title" draw:layer="backgroundobjects" svg:width="22.859cm" svg:height="2.385cm" svg:x="1.27cm" svg:y="0.57cm" presentation:class="title" presentation:placeholder="true">
        <draw:text-box/>
      </draw:frame>
      <draw:frame presentation:style-name="Blank_20_Black_20_Background-outline1" draw:layer="backgroundobjects" svg:width="22.859cm" svg:height="8.286cm" svg:x="1.27cm" svg:y="3.343cm" presentation:class="outline" presentation:placeholder="true">
        <draw:text-box/>
      </draw:frame>
      <presentation:notes style:page-layout-name="PM2">
        <draw:page-thumbnail presentation:style-name="Blank_20_Black_20_Background-title" draw:layer="backgroundobjects" svg:width="19.797cm" svg:height="11.136cm" svg:x="0.601cm" svg:y="2.257cm" presentation:class="page"/>
        <draw:frame presentation:style-name="Blank_20_Black_20_Background-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presentation:header/></text:p>
          </draw:text-box>
        </draw:frame>
        <draw:frame presentation:style-name="Mpr42" draw:text-style-name="MP4" draw:layer="backgroundobjects" svg:width="9.113cm" svg:height="1.484cm" svg:x="11.886cm" svg:y="0cm" presentation:class="date-time">
          <draw:text-box>
            <text:p text:style-name="MP3"><presentation:date-time/></text:p>
          </draw:text-box>
        </draw:frame>
        <draw:frame presentation:style-name="Mpr43" draw:text-style-name="MP2" draw:layer="backgroundobjects" svg:width="9.113cm" svg:height="1.484cm" svg:x="0cm" svg:y="28.215cm" presentation:class="footer">
          <draw:text-box>
            <text:p text:style-name="MP1"><presentation:footer/></text:p>
          </draw:text-box>
        </draw:frame>
        <draw:frame presentation:style-name="Mpr43"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hank_20_You_20_Option_20_1" style:display-name="Thank You Option 1" style:page-layout-name="PM1" draw:style-name="Mdp1">
      <draw:custom-shape draw:name="Rectangle 21" draw:style-name="Mgr3" draw:text-style-name="MP5" draw:layer="backgroundobjects" drawooo:display="printer" svg:width="25.399cm" svg:height="1.142cm" svg:x="0cm" svg:y="13.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6" draw:layer="backgroundobjects" drawooo:display="printer" svg:width="2.877cm" svg:height="1.755cm" svg:x="21.623cm" svg:y="0.441cm">
        <draw:image xlink:href="Pictures/1000020100000136000000BD5872E0C725D9C5EF.png" xlink:type="simple" xlink:show="embed" xlink:actuate="onLoad">
          <text:p/>
        </draw:image>
      </draw:frame>
      <draw:frame draw:name="Picture 26" draw:style-name="Mgr5" draw:text-style-name="MP6" draw:layer="backgroundobjects" svg:width="16.765cm" svg:height="10.343cm" svg:x="8.634cm" svg:y="0cm">
        <draw:image xlink:href="Pictures/100002010000090400000750712162C63C73412B.png" xlink:type="simple" xlink:show="embed" xlink:actuate="onLoad">
          <text:p/>
        </draw:image>
      </draw:frame>
      <draw:frame draw:name="Picture 43" draw:style-name="Mgr4" draw:text-style-name="MP6" draw:layer="backgroundobjects" svg:width="1.747cm" svg:height="1.747cm" svg:x="22.752cm" svg:y="11.744cm">
        <draw:image xlink:href="Pictures/10000201000000CB000000CBAEAB33188B4590F6.png" xlink:type="simple" xlink:show="embed" xlink:actuate="onLoad">
          <text:p/>
        </draw:image>
      </draw:frame>
      <draw:frame draw:name="Picture 45" draw:style-name="Mgr4" draw:text-style-name="MP6" draw:layer="backgroundobjects" svg:width="5.302cm" svg:height="5.622cm" svg:x="0.997cm" svg:y="0.743cm">
        <draw:image xlink:href="Pictures/10000201000001FF0000021E2FDAC3DFE48F3732.png" xlink:type="simple" xlink:show="embed" xlink:actuate="onLoad">
          <text:p/>
        </draw:image>
      </draw:frame>
      <draw:custom-shape draw:name="TextBox 46" draw:style-name="Mgr6" draw:text-style-name="MP10" draw:layer="backgroundobjects" svg:width="11.702cm" svg:height="0.593cm" svg:x="0.997cm" svg:y="12.946cm">
        <text:p text:style-name="MP9"><text:span text:style-name="MT2">www.data61.csiro.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2" presentation:style-name="Mpr44" draw:text-style-name="MP28" draw:layer="backgroundobjects" svg:width="15.703cm" svg:height="1.775cm" svg:x="0.997cm" svg:y="6.744cm" presentation:class="title" presentation:user-transformed="true">
        <draw:text-box>
          <text:p text:style-name="MP12"><text:span text:style-name="MT15">Click to edit Master title style</text:span></text:p>
        </draw:text-box>
      </draw:frame>
      <draw:frame presentation:style-name="Thank_20_You_20_Option_20_1-outline1" draw:layer="backgroundobjects" svg:width="22.859cm" svg:height="8.286cm" svg:x="1.27cm" svg:y="3.343cm" presentation:class="outline" presentation:placeholder="true">
        <draw:text-box/>
      </draw:frame>
      <presentation:notes style:page-layout-name="PM2">
        <draw:page-thumbnail presentation:style-name="Thank_20_You_20_Option_20_1-title" draw:layer="backgroundobjects" svg:width="19.797cm" svg:height="11.136cm" svg:x="0.601cm" svg:y="2.257cm" presentation:class="page"/>
        <draw:frame presentation:style-name="Thank_20_You_20_Option_20_1-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presentation:header/></text:p>
          </draw:text-box>
        </draw:frame>
        <draw:frame presentation:style-name="Mpr45" draw:text-style-name="MP4" draw:layer="backgroundobjects" svg:width="9.113cm" svg:height="1.484cm" svg:x="11.886cm" svg:y="0cm" presentation:class="date-time">
          <draw:text-box>
            <text:p text:style-name="MP3"><presentation:date-time/></text:p>
          </draw:text-box>
        </draw:frame>
        <draw:frame presentation:style-name="Mpr46" draw:text-style-name="MP2" draw:layer="backgroundobjects" svg:width="9.113cm" svg:height="1.484cm" svg:x="0cm" svg:y="28.215cm" presentation:class="footer">
          <draw:text-box>
            <text:p text:style-name="MP1"><presentation:footer/></text:p>
          </draw:text-box>
        </draw:frame>
        <draw:frame presentation:style-name="Mpr46"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hank_20_You_20__2b__20_Collaborator_20_Logos" style:display-name="Thank You + Collaborator Logos" style:page-layout-name="PM1" draw:style-name="Mdp1">
      <draw:custom-shape draw:name="Rectangle 21" draw:style-name="Mgr3" draw:text-style-name="MP5" draw:layer="backgroundobjects" drawooo:display="printer" svg:width="25.399cm" svg:height="1.142cm" svg:x="0cm" svg:y="13.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6" draw:layer="backgroundobjects" drawooo:display="printer" svg:width="2.877cm" svg:height="1.755cm" svg:x="21.623cm" svg:y="0.441cm">
        <draw:image xlink:href="Pictures/1000020100000136000000BD5872E0C725D9C5EF.png" xlink:type="simple" xlink:show="embed" xlink:actuate="onLoad">
          <text:p/>
        </draw:image>
      </draw:frame>
      <draw:custom-shape draw:name="Rectangle 10" draw:style-name="Mgr7" draw:text-style-name="MP11" draw:layer="backgroundobjects" svg:width="25.399cm" svg:height="2.542cm" svg:x="0cm" svg:y="11.7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6" draw:text-style-name="MP10" draw:layer="backgroundobjects" svg:width="11.702cm" svg:height="0.593cm" svg:x="0.997cm" svg:y="13.527cm">
        <text:p text:style-name="MP9"><text:span text:style-name="MT2">www.data61.csiro.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Mgr5" draw:text-style-name="MP6" draw:layer="backgroundobjects" svg:width="16.099cm" svg:height="9.933cm" svg:x="9.3cm" svg:y="0cm">
        <draw:image xlink:href="Pictures/100002010000090400000750712162C63C73412B.png" xlink:type="simple" xlink:show="embed" xlink:actuate="onLoad">
          <text:p/>
        </draw:image>
      </draw:frame>
      <draw:frame draw:name="Picture 13" draw:style-name="Mgr4" draw:text-style-name="MP6" draw:layer="backgroundobjects" svg:width="4.526cm" svg:height="4.8cm" svg:x="0.997cm" svg:y="0.743cm">
        <draw:image xlink:href="Pictures/10000201000001FF0000021E2FDAC3DFE48F3732.png" xlink:type="simple" xlink:show="embed" xlink:actuate="onLoad">
          <text:p/>
        </draw:image>
      </draw:frame>
      <draw:frame draw:name="Picture 14" draw:style-name="Mgr4" draw:text-style-name="MP6" draw:layer="backgroundobjects" svg:width="1.747cm" svg:height="1.747cm" svg:x="22.752cm" svg:y="12.137cm">
        <draw:image xlink:href="Pictures/10000201000000970000009709FB2890574DA8D7.png" xlink:type="simple" xlink:show="embed" xlink:actuate="onLoad">
          <text:p/>
        </draw:image>
      </draw:frame>
      <draw:frame draw:name="Title 22" presentation:style-name="Mpr47" draw:text-style-name="MP28" draw:layer="backgroundobjects" svg:width="14.903cm" svg:height="1.775cm" svg:x="0.997cm" svg:y="5.802cm" presentation:class="title" presentation:user-transformed="true">
        <draw:text-box>
          <text:p text:style-name="MP12"><text:span text:style-name="MT15">Click to edit Master title style</text:span></text:p>
        </draw:text-box>
      </draw:frame>
      <draw:frame presentation:style-name="Thank_20_You_20__2b__20_Collaborator_20_Logos-outline1" draw:layer="backgroundobjects" svg:width="22.859cm" svg:height="8.286cm" svg:x="1.27cm" svg:y="3.343cm" presentation:class="outline" presentation:placeholder="true">
        <draw:text-box/>
      </draw:frame>
      <presentation:notes style:page-layout-name="PM2">
        <draw:page-thumbnail presentation:style-name="Thank_20_You_20__2b__20_Collaborator_20_Logos-title" draw:layer="backgroundobjects" svg:width="19.797cm" svg:height="11.136cm" svg:x="0.601cm" svg:y="2.257cm" presentation:class="page"/>
        <draw:frame presentation:style-name="Thank_20_You_20__2b__20_Collaborator_20_Logos-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presentation:header/></text:p>
          </draw:text-box>
        </draw:frame>
        <draw:frame presentation:style-name="Mpr48" draw:text-style-name="MP4" draw:layer="backgroundobjects" svg:width="9.113cm" svg:height="1.484cm" svg:x="11.886cm" svg:y="0cm" presentation:class="date-time">
          <draw:text-box>
            <text:p text:style-name="MP3"><presentation:date-time/></text:p>
          </draw:text-box>
        </draw:frame>
        <draw:frame presentation:style-name="Mpr49" draw:text-style-name="MP2" draw:layer="backgroundobjects" svg:width="9.113cm" svg:height="1.484cm" svg:x="0cm" svg:y="28.215cm" presentation:class="footer">
          <draw:text-box>
            <text:p text:style-name="MP1"><presentation:footer/></text:p>
          </draw:text-box>
        </draw:frame>
        <draw:frame presentation:style-name="Mpr49" draw:text-style-name="MP4" draw:layer="backgroundobjects" svg:width="9.113cm" svg:height="1.484cm" svg:x="11.886cm" svg:y="28.215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Russell, Gabby (Comms, North Ryde)</meta:initial-creator>
    <meta:editing-cycles>2</meta:editing-cycles>
    <meta:creation-date>2016-01-27T22:40:33</meta:creation-date>
    <dc:date>2016-10-07T13:48:03.916433123</dc:date>
    <meta:editing-duration>PT3M41S</meta:editing-duration>
    <meta:generator>LibreOffice/5.1.4.2$Linux_X86_64 LibreOffice_project/10m0$Build-2</meta:generator>
    <meta:document-statistic meta:object-count="376"/>
    <meta:user-defined meta:name="AppVersion">15.0000</meta:user-defined>
    <meta:user-defined meta:name="Company">CSIRO</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7</meta:user-defined>
    <meta:template xlink:type="simple" xlink:actuate="onRequest" xlink:title="Data61 PowerPoint Widescreen" xlink:href=""/>
  </office:meta>
</office:document-meta>
</file>